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6" style:family="table" style:master-page-name="">
      <style:table-properties style:width="17cm" style:rel-width="100%" fo:margin-left="0cm" style:page-number="auto" table:align="left"/>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6.F1" style:family="table-cell">
      <style:table-cell-properties style:vertical-align="middle" style:border-line-width="0.002cm 0.004cm 0.002cm" fo:padding="0.049cm" fo:border="0.15pt double #808080"/>
    </style:style>
    <style:style style:name="Таблица6.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Таблица7" style:family="table">
      <style:table-properties style:width="17cm" style:rel-width="100%" table:align="left" style:shadow="none" style:may-break-between-rows="true"/>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Таблица7.F1" style:family="table-cell">
      <style:table-cell-properties style:vertical-align="middle" style:border-line-width="0.002cm 0.004cm 0.002cm" fo:padding="0.049cm" fo:border="0.15pt double #808080"/>
    </style:style>
    <style:style style:name="Таблица7.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color="#ff9900" fo:background-color="transparent"/>
    </style:style>
    <style:style style:name="P4" style:family="paragraph" style:parent-style-name="Standard">
      <style:paragraph-properties fo:text-align="center" style:justify-single-word="false"/>
      <style:text-properties fo:color="#ff9900" officeooo:rsid="001e7d02" officeooo:paragraph-rsid="018a46ad"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rsid="00fc9c3d" officeooo:paragraph-rsid="00fdc413" fo:background-color="transparent"/>
    </style:style>
    <style:style style:name="P7" style:family="paragraph" style:parent-style-name="Standard">
      <style:text-properties fo:color="#006600" fo:background-color="transparent"/>
    </style:style>
    <style:style style:name="P8" style:family="paragraph" style:parent-style-name="Standard">
      <style:text-properties fo:color="#006600" fo:language="en" fo:country="US" fo:font-weight="bold" fo:background-color="transparent" style:font-weight-asian="bold"/>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7f7053"/>
    </style:style>
    <style:style style:name="P12" style:family="paragraph" style:parent-style-name="Standard">
      <style:paragraph-properties fo:text-align="end" style:justify-single-word="false"/>
      <style:text-properties officeooo:rsid="001e7d02" officeooo:paragraph-rsid="018a46ad"/>
    </style:style>
    <style:style style:name="P13" style:family="paragraph" style:parent-style-name="Standard">
      <style:paragraph-properties fo:text-align="center" style:justify-single-word="false"/>
      <style:text-properties officeooo:rsid="001e7d02" officeooo:paragraph-rsid="016be641"/>
    </style:style>
    <style:style style:name="P14" style:family="paragraph" style:parent-style-name="Standard">
      <style:paragraph-properties fo:text-align="center" style:justify-single-word="false"/>
      <style:text-properties officeooo:rsid="001e7d02" officeooo:paragraph-rsid="018a46ad"/>
    </style:style>
    <style:style style:name="P15" style:family="paragraph" style:parent-style-name="Standard">
      <style:text-properties officeooo:rsid="001e7d02" officeooo:paragraph-rsid="018a46ad"/>
    </style:style>
    <style:style style:name="P16"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7"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18"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19" style:family="paragraph" style:parent-style-name="Standard">
      <style:paragraph-properties fo:text-align="justify" style:justify-single-word="false"/>
      <style:text-properties officeooo:rsid="016d3088" officeooo:paragraph-rsid="0175b838"/>
    </style:style>
    <style:style style:name="P20" style:family="paragraph" style:parent-style-name="Standard">
      <style:paragraph-properties fo:text-align="center" style:justify-single-word="false"/>
      <style:text-properties officeooo:rsid="017ea1f5" officeooo:paragraph-rsid="017ea1f5"/>
    </style:style>
    <style:style style:name="P21" style:family="paragraph" style:parent-style-name="Standard">
      <style:paragraph-properties fo:text-align="center" style:justify-single-word="false"/>
      <style:text-properties officeooo:rsid="017ea1f5" officeooo:paragraph-rsid="017f7053"/>
    </style:style>
    <style:style style:name="P22" style:family="paragraph" style:parent-style-name="Standard">
      <style:paragraph-properties fo:text-align="end" style:justify-single-word="false"/>
      <style:text-properties officeooo:rsid="017ea1f5" officeooo:paragraph-rsid="017ea1f5"/>
    </style:style>
    <style:style style:name="P2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4" style:family="paragraph" style:parent-style-name="Standard">
      <style:paragraph-properties fo:margin-left="0cm" fo:margin-right="0cm" fo:text-indent="0cm" style:auto-text-indent="false"/>
      <style:text-properties fo:color="#006600" fo:background-color="transparent"/>
    </style:style>
    <style:style style:name="P25" style:family="paragraph" style:parent-style-name="Text_20_body">
      <style:paragraph-properties fo:margin-left="0cm" fo:margin-right="0cm" fo:text-indent="0cm" style:auto-text-indent="false"/>
      <style:text-properties fo:color="#ff9900" fo:language="en" fo:country="US" fo:background-color="transparent"/>
    </style:style>
    <style:style style:name="P26"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27"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28"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56"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58"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5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72"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73"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74"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75"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76"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77"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78"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79"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22"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23"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24"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25"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26"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27"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28"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2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3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31"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32"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33"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34" style:family="paragraph" style:parent-style-name="Text_20_body">
      <style:text-properties fo:color="#ff9900" officeooo:rsid="00c893ee" officeooo:paragraph-rsid="016be641" fo:background-color="transparent"/>
    </style:style>
    <style:style style:name="P135" style:family="paragraph" style:parent-style-name="Text_20_body">
      <style:text-properties fo:color="#ff9900" officeooo:rsid="00f17241" officeooo:paragraph-rsid="00f17241" fo:background-color="transparent"/>
    </style:style>
    <style:style style:name="P136"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37"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38"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39"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4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4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42"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43"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44" style:family="paragraph" style:parent-style-name="Standard">
      <style:paragraph-properties fo:text-align="end" style:justify-single-word="false"/>
      <style:text-properties officeooo:rsid="001e7d02" officeooo:paragraph-rsid="01982598"/>
    </style:style>
    <style:style style:name="P145" style:family="paragraph" style:parent-style-name="Standard">
      <style:paragraph-properties fo:text-align="end" style:justify-single-word="false"/>
      <style:text-properties officeooo:rsid="001e7d02" officeooo:paragraph-rsid="019bec58"/>
    </style:style>
    <style:style style:name="P146" style:family="paragraph" style:parent-style-name="Standard">
      <style:paragraph-properties fo:text-align="center" style:justify-single-word="false"/>
      <style:text-properties officeooo:rsid="0198d0d3" officeooo:paragraph-rsid="019e56b0"/>
    </style:style>
    <style:style style:name="P147"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14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4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5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5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5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5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1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157" style:family="paragraph" style:parent-style-name="Standard" style:master-page-name="">
      <style:paragraph-properties fo:text-align="end" style:justify-single-word="false" style:page-number="auto"/>
      <style:text-properties officeooo:rsid="001e7d02" officeooo:paragraph-rsid="019bec58"/>
    </style:style>
    <style:style style:name="P158" style:family="paragraph" style:parent-style-name="Text_20_body" style:list-style-name="WWNum1">
      <style:text-properties fo:color="#ff9900" fo:background-color="transparent"/>
    </style:style>
    <style:style style:name="P15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6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6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6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63"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64"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65" style:family="paragraph" style:parent-style-name="Text_20_body" style:list-style-name="WWNum1" style:master-page-name="">
      <loext:graphic-properties draw:fill="none"/>
      <style:paragraph-properties fo:margin-left="0cm" fo:margin-right="0cm" fo:margin-top="0.423cm" fo:margin-bottom="0.212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fo:color="#ff9900" officeooo:rsid="00c893ee" officeooo:paragraph-rsid="0169a678" fo:background-color="transparent" fo:hyphenate="false" fo:hyphenation-remain-char-count="2" fo:hyphenation-push-char-count="2"/>
    </style:style>
    <style:style style:name="P16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6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6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6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7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73"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7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75"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7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7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7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79" style:family="paragraph" style:parent-style-name="Table_20_Contents">
      <style:paragraph-properties fo:margin-left="0cm" fo:margin-right="0cm" fo:text-indent="0cm" style:auto-text-indent="false" style:writing-mode="lr-tb"/>
      <style:text-properties fo:font-size="9pt" officeooo:rsid="002fc08f" officeooo:paragraph-rsid="018b6e2f" style:font-size-asian="9pt" style:font-size-complex="9pt"/>
    </style:style>
    <style:style style:name="P1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18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18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8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8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85" style:family="paragraph" style:parent-style-name="Table_20_Contents">
      <style:paragraph-properties fo:margin-left="0cm" fo:margin-right="0cm" fo:text-align="center" style:justify-single-word="false" fo:text-indent="0cm" style:auto-text-indent="false" style:writing-mode="lr-tb"/>
      <style:text-properties officeooo:paragraph-rsid="0197e0de"/>
    </style:style>
    <style:style style:name="P186" style:family="paragraph" style:parent-style-name="Table_20_Contents">
      <style:paragraph-properties fo:margin-left="0cm" fo:margin-right="0cm" fo:text-indent="0cm" style:auto-text-indent="false" style:writing-mode="lr-tb"/>
      <style:text-properties officeooo:paragraph-rsid="019c5755"/>
    </style:style>
    <style:style style:name="P187" style:family="paragraph" style:parent-style-name="Table_20_Contents">
      <style:paragraph-properties fo:margin-left="0cm" fo:margin-right="0cm" fo:text-indent="0cm" style:auto-text-indent="false" style:writing-mode="lr-tb"/>
      <style:text-properties officeooo:rsid="019c5755" officeooo:paragraph-rsid="019c5755"/>
    </style:style>
    <style:style style:name="P188"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9" style:family="paragraph" style:parent-style-name="Table_20_Contents">
      <style:paragraph-properties fo:margin-left="0cm" fo:margin-right="0cm" fo:text-align="start" style:justify-single-word="false" fo:text-indent="0cm" style:auto-text-indent="false" style:writing-mode="lr-tb"/>
      <style:text-properties officeooo:paragraph-rsid="019c5755"/>
    </style:style>
    <style:style style:name="P190"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9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92"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93" style:family="paragraph" style:parent-style-name="List_20_Paragraph" style:list-style-name="WWNum1">
      <style:text-properties fo:color="#ff9900" fo:background-color="transparent"/>
    </style:style>
    <style:style style:name="P19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07b20f" fo:background-color="transparent" fo:hyphenate="false" fo:hyphenation-remain-char-count="2" fo:hyphenation-push-char-count="2"/>
    </style:style>
    <style:style style:name="P195"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e31d6f" officeooo:paragraph-rsid="015e96a2" fo:background-color="transparent" fo:hyphenate="false" fo:hyphenation-remain-char-count="2" fo:hyphenation-push-char-count="2"/>
    </style:style>
    <style:style style:name="P19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9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9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9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0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201"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02"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style:font-name-complex="Times New Roman1"/>
    </style:style>
    <style:style style:name="T13" style:family="text">
      <style:text-properties style:text-position="super 58%" style:font-name="Times New Roman" officeooo:rsid="0110af44" style:font-name-complex="Times New Roman1"/>
    </style:style>
    <style:style style:name="T14" style:family="text">
      <style:text-properties style:text-position="super 58%" style:font-name-asian="Times New Roman1" style:font-name-complex="Times New Roman1"/>
    </style:style>
    <style:style style:name="T15" style:family="text">
      <style:text-properties style:text-position="super 58%" officeooo:rsid="001e7d02"/>
    </style:style>
    <style:style style:name="T16" style:family="text">
      <style:text-properties style:text-position="super 58%" officeooo:rsid="0030fc2f"/>
    </style:style>
    <style:style style:name="T17" style:family="text">
      <style:text-properties style:text-position="super 58%" officeooo:rsid="016e39b8"/>
    </style:style>
    <style:style style:name="T18" style:family="text">
      <style:text-properties style:text-position="super 58%" fo:font-size="12pt" officeooo:rsid="016e39b8" style:font-size-asian="12pt" style:font-size-complex="12pt"/>
    </style:style>
    <style:style style:name="T19" style:family="text">
      <style:text-properties style:text-position="super 58%" fo:font-size="10pt" style:font-size-asian="10pt" style:font-size-complex="10pt"/>
    </style:style>
    <style:style style:name="T20" style:family="text">
      <style:text-properties style:text-position="super 58%" fo:font-size="10pt" officeooo:rsid="019ce56a" style:font-size-asian="10pt" style:font-size-complex="10pt"/>
    </style:style>
    <style:style style:name="T21" style:family="text">
      <style:text-properties style:text-position="super 58%" fo:font-size="11pt" style:font-size-asian="11pt" style:font-size-complex="11pt"/>
    </style:style>
    <style:style style:name="T22" style:family="text">
      <style:text-properties style:text-position="super 58%" officeooo:rsid="003e92d3"/>
    </style:style>
    <style:style style:name="T23" style:family="text">
      <style:text-properties style:text-position="super 58%" officeooo:rsid="002d0d1d"/>
    </style:style>
    <style:style style:name="T24" style:family="text">
      <style:text-properties style:text-position="super 58%" officeooo:rsid="002fc08f"/>
    </style:style>
    <style:style style:name="T25" style:family="text">
      <style:text-properties style:text-position="super 58%" officeooo:rsid="01943ac3"/>
    </style:style>
    <style:style style:name="T26" style:family="text">
      <style:text-properties style:font-name="Times New Roman" style:font-name-complex="Times New Roman1"/>
    </style:style>
    <style:style style:name="T27" style:family="text">
      <style:text-properties style:font-name="Times New Roman" officeooo:rsid="00d8908f" style:font-name-complex="Times New Roman1"/>
    </style:style>
    <style:style style:name="T28" style:family="text">
      <style:text-properties style:font-name="Times New Roman" officeooo:rsid="00dd1e71" style:font-name-complex="Times New Roman1"/>
    </style:style>
    <style:style style:name="T29" style:family="text">
      <style:text-properties style:font-name="Times New Roman" officeooo:rsid="00dd5dc9" style:font-name-complex="Times New Roman1"/>
    </style:style>
    <style:style style:name="T30" style:family="text">
      <style:text-properties style:font-name="Times New Roman" officeooo:rsid="00de3dc5" style:font-name-complex="Times New Roman1"/>
    </style:style>
    <style:style style:name="T31" style:family="text">
      <style:text-properties style:font-name="Times New Roman" officeooo:rsid="00df973f" style:font-name-complex="Times New Roman1"/>
    </style:style>
    <style:style style:name="T32" style:family="text">
      <style:text-properties style:font-name="Times New Roman" officeooo:rsid="00e0e886" style:font-name-complex="Times New Roman1"/>
    </style:style>
    <style:style style:name="T33" style:family="text">
      <style:text-properties style:font-name="Times New Roman" officeooo:rsid="00e17f99" style:font-name-complex="Times New Roman1"/>
    </style:style>
    <style:style style:name="T34" style:family="text">
      <style:text-properties style:font-name="Times New Roman" officeooo:rsid="00e3e48c" style:font-name-complex="Times New Roman1"/>
    </style:style>
    <style:style style:name="T35" style:family="text">
      <style:text-properties style:font-name="Times New Roman" officeooo:rsid="00e41873"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5e96a2" style:font-name-complex="Times New Roman1"/>
    </style:style>
    <style:style style:name="T48" style:family="text">
      <style:text-properties style:font-name="Times New Roman" officeooo:rsid="0160c6d4" style:font-name-complex="Times New Roman1"/>
    </style:style>
    <style:style style:name="T49" style:family="text">
      <style:text-properties style:font-name="Times New Roman" officeooo:rsid="0162a69a" style:font-name-complex="Times New Roman1"/>
    </style:style>
    <style:style style:name="T50" style:family="text">
      <style:text-properties style:font-name="Times New Roman" officeooo:rsid="0162b6fe" style:font-name-complex="Times New Roman1"/>
    </style:style>
    <style:style style:name="T51" style:family="text">
      <style:text-properties style:font-name="Times New Roman" officeooo:rsid="0164218c"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style>
    <style:style style:name="T55" style:family="text">
      <style:text-properties style:font-name="Times New Roman" fo:language="en" fo:country="US" fo:font-weight="bold" style:font-weight-asian="bold" style:font-name-complex="Times New Roman1" style:font-weight-complex="bold"/>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fo:font-style="italic" style:font-style-asian="italic" style:font-name-complex="Times New Roman1"/>
    </style:style>
    <style:style style:name="T58" style:family="text">
      <style:text-properties style:font-name="Times New Roman" fo:language="en" fo:country="US" fo:font-style="italic" style:font-style-asian="italic" style:font-name-complex="Times New Roman1" style:font-weight-complex="bold"/>
    </style:style>
    <style:style style:name="T59"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0" style:family="text">
      <style:text-properties style:font-name="Times New Roman" fo:language="en" fo:country="US" style:font-name-asian="Times New Roman1" style:language-asian="ru" style:country-asian="RU" style:font-name-complex="Times New Roman1"/>
    </style:style>
    <style:style style:name="T61" style:family="text">
      <style:text-properties style:text-position="sub 58%"/>
    </style:style>
    <style:style style:name="T62" style:family="text">
      <style:text-properties style:text-position="sub 58%" style:font-name="Times New Roman" style:font-name-complex="Times New Roman1"/>
    </style:style>
    <style:style style:name="T63" style:family="text">
      <style:text-properties style:text-position="sub 58%" style:font-name-asian="Times New Roman1" style:font-name-complex="Times New Roman1"/>
    </style:style>
    <style:style style:name="T64" style:family="text">
      <style:text-properties style:text-position="sub 58%" fo:language="en" fo:country="US"/>
    </style:style>
    <style:style style:name="T65" style:family="text">
      <style:text-properties style:text-position="sub 58%" fo:language="en" fo:country="US" style:font-name-asian="Times New Roman1" style:font-name-complex="Times New Roman1"/>
    </style:style>
    <style:style style:name="T66" style:family="text">
      <style:text-properties style:text-position="sub 58%" officeooo:rsid="002fc08f"/>
    </style:style>
    <style:style style:name="T67" style:family="text">
      <style:text-properties style:text-position="sub 58%" officeooo:rsid="0030fc2f"/>
    </style:style>
    <style:style style:name="T68" style:family="text">
      <style:text-properties style:text-position="sub 58%" officeooo:rsid="016e39b8"/>
    </style:style>
    <style:style style:name="T69" style:family="text">
      <style:text-properties style:text-position="sub 58%" officeooo:rsid="0174070f"/>
    </style:style>
    <style:style style:name="T70" style:family="text">
      <style:text-properties style:text-position="sub 58%" fo:font-size="12pt" officeooo:rsid="0175b838" style:font-size-asian="12pt" style:font-size-complex="12pt"/>
    </style:style>
    <style:style style:name="T71" style:family="text">
      <style:text-properties style:text-position="sub 58%" fo:font-size="11pt" style:font-size-asian="11pt" style:font-size-complex="11pt"/>
    </style:style>
    <style:style style:name="T72" style:family="text">
      <style:text-properties style:text-position="sub 58%" officeooo:rsid="003e92d3"/>
    </style:style>
    <style:style style:name="T73" style:family="text">
      <style:text-properties style:text-position="sub 58%" officeooo:rsid="002d0d1d"/>
    </style:style>
    <style:style style:name="T74" style:family="text">
      <style:text-properties style:text-position="sub 58%" officeooo:rsid="018d2535"/>
    </style:style>
    <style:style style:name="T75" style:family="text">
      <style:text-properties style:text-position="sub 58%" officeooo:rsid="01943ac3"/>
    </style:style>
    <style:style style:name="T76" style:family="text">
      <style:text-properties style:font-name="Symbol" style:font-name-complex="Times New Roman1"/>
    </style:style>
    <style:style style:name="T77" style:family="text">
      <style:text-properties style:font-name="Symbol" fo:language="en" fo:country="US" style:font-name-asian="Times New Roman1" style:font-name-complex="Times New Roman1"/>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weight-complex="bold"/>
    </style:style>
    <style:style style:name="T81" style:family="text">
      <style:text-properties style:font-name-asian="Times New Roman1" style:font-name-complex="Times New Roman1"/>
    </style:style>
    <style:style style:name="T82" style:family="text">
      <style:text-properties officeooo:rsid="00beaaeb"/>
    </style:style>
    <style:style style:name="T83" style:family="text">
      <style:text-properties fo:language="ru" fo:country="RU" fo:font-weight="bold" officeooo:rsid="002fcf29" style:language-asian="zh" style:country-asian="CN" style:font-weight-asian="bold" style:language-complex="hi" style:country-complex="IN" style:font-weight-complex="bold"/>
    </style:style>
    <style:style style:name="T84" style:family="text">
      <style:text-properties fo:language="ru" fo:country="RU" fo:font-weight="bold" officeooo:rsid="0096af40" style:language-asian="zh" style:country-asian="CN" style:font-weight-asian="bold" style:language-complex="hi" style:country-complex="IN" style:font-weight-complex="bold"/>
    </style:style>
    <style:style style:name="T85" style:family="text">
      <style:text-properties fo:language="ru" fo:country="RU" fo:font-weight="bold" officeooo:rsid="00cab126" style:language-asian="zh" style:country-asian="CN" style:font-weight-asian="bold" style:language-complex="hi" style:country-complex="IN" style:font-weight-complex="bold"/>
    </style:style>
    <style:style style:name="T86" style:family="text">
      <style:text-properties fo:language="ru" fo:country="RU" fo:font-weight="bold" officeooo:rsid="01795b09" style:language-asian="zh" style:country-asian="CN" style:font-weight-asian="bold" style:language-complex="hi" style:country-complex="IN" style:font-weight-complex="bold"/>
    </style:style>
    <style:style style:name="T87" style:family="text">
      <style:text-properties fo:language="ru" fo:country="RU" fo:font-weight="bold" officeooo:rsid="017b2c0f" style:language-asian="zh" style:country-asian="CN" style:font-weight-asian="bold" style:language-complex="hi" style:country-complex="IN" style:font-weight-complex="bold"/>
    </style:style>
    <style:style style:name="T88" style:family="text">
      <style:text-properties officeooo:rsid="00c4c6fe"/>
    </style:style>
    <style:style style:name="T89" style:family="text">
      <style:text-properties officeooo:rsid="00c60e52"/>
    </style:style>
    <style:style style:name="T90" style:family="text">
      <style:text-properties officeooo:rsid="00c893ee"/>
    </style:style>
    <style:style style:name="T91" style:family="text">
      <style:text-properties officeooo:rsid="00cab126"/>
    </style:style>
    <style:style style:name="T92" style:family="text">
      <style:text-properties officeooo:rsid="00d489aa"/>
    </style:style>
    <style:style style:name="T93" style:family="text">
      <style:text-properties officeooo:rsid="00dd1e71"/>
    </style:style>
    <style:style style:name="T94" style:family="text">
      <style:text-properties officeooo:rsid="00e430b5"/>
    </style:style>
    <style:style style:name="T95" style:family="text">
      <style:text-properties officeooo:rsid="00e9415b"/>
    </style:style>
    <style:style style:name="T96" style:family="text">
      <style:text-properties officeooo:rsid="00e99952"/>
    </style:style>
    <style:style style:name="T97" style:family="text">
      <style:text-properties officeooo:rsid="00f4aca7"/>
    </style:style>
    <style:style style:name="T98" style:family="text">
      <style:text-properties officeooo:rsid="00f51784"/>
    </style:style>
    <style:style style:name="T99" style:family="text">
      <style:text-properties officeooo:rsid="00f53977"/>
    </style:style>
    <style:style style:name="T100" style:family="text">
      <style:text-properties officeooo:rsid="00f69757"/>
    </style:style>
    <style:style style:name="T101" style:family="text">
      <style:text-properties officeooo:rsid="00f8fee9"/>
    </style:style>
    <style:style style:name="T102" style:family="text">
      <style:text-properties officeooo:rsid="00f93d19"/>
    </style:style>
    <style:style style:name="T103" style:family="text">
      <style:text-properties officeooo:rsid="00fdc413"/>
    </style:style>
    <style:style style:name="T104" style:family="text">
      <style:text-properties style:text-underline-style="none" officeooo:rsid="00feb35d"/>
    </style:style>
    <style:style style:name="T105" style:family="text">
      <style:text-properties style:text-underline-style="none" officeooo:rsid="004cf82b"/>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officeooo:rsid="0165eacf"/>
    </style:style>
    <style:style style:name="T136" style:family="text">
      <style:text-properties officeooo:rsid="01675aa6"/>
    </style:style>
    <style:style style:name="T137" style:family="text">
      <style:text-properties officeooo:rsid="0169a678"/>
    </style:style>
    <style:style style:name="T138" style:family="text">
      <style:text-properties officeooo:rsid="016be641"/>
    </style:style>
    <style:style style:name="T139" style:family="text">
      <style:text-properties officeooo:rsid="0026f8e6"/>
    </style:style>
    <style:style style:name="T140" style:family="text">
      <style:text-properties officeooo:rsid="00238102"/>
    </style:style>
    <style:style style:name="T141" style:family="text">
      <style:text-properties officeooo:rsid="002564b6"/>
    </style:style>
    <style:style style:name="T142" style:family="text">
      <style:text-properties officeooo:rsid="002d0d1d"/>
    </style:style>
    <style:style style:name="T143" style:family="text">
      <style:text-properties officeooo:rsid="002b1cfc"/>
    </style:style>
    <style:style style:name="T144" style:family="text">
      <style:text-properties officeooo:rsid="002d46ac"/>
    </style:style>
    <style:style style:name="T145" style:family="text">
      <style:text-properties officeooo:rsid="002dfdf9"/>
    </style:style>
    <style:style style:name="T146" style:family="text">
      <style:text-properties officeooo:rsid="002fc08f"/>
    </style:style>
    <style:style style:name="T147" style:family="text">
      <style:text-properties officeooo:rsid="0032938d"/>
    </style:style>
    <style:style style:name="T148" style:family="text">
      <style:text-properties officeooo:rsid="00352ba6"/>
    </style:style>
    <style:style style:name="T149" style:family="text">
      <style:text-properties officeooo:rsid="0036cacf"/>
    </style:style>
    <style:style style:name="T150" style:family="text">
      <style:text-properties officeooo:rsid="00377a60"/>
    </style:style>
    <style:style style:name="T151" style:family="text">
      <style:text-properties officeooo:rsid="00384d84"/>
    </style:style>
    <style:style style:name="T152" style:family="text">
      <style:text-properties officeooo:rsid="0039052a"/>
    </style:style>
    <style:style style:name="T153" style:family="text">
      <style:text-properties officeooo:rsid="003b005e"/>
    </style:style>
    <style:style style:name="T154" style:family="text">
      <style:text-properties officeooo:rsid="003c1d96"/>
    </style:style>
    <style:style style:name="T155" style:family="text">
      <style:text-properties officeooo:rsid="003e5bd2"/>
    </style:style>
    <style:style style:name="T156" style:family="text">
      <style:text-properties officeooo:rsid="016e39b8"/>
    </style:style>
    <style:style style:name="T157" style:family="text">
      <style:text-properties fo:font-size="10pt" style:font-size-asian="10pt" style:font-size-complex="10pt"/>
    </style:style>
    <style:style style:name="T158" style:family="text">
      <style:text-properties fo:font-size="10pt" officeooo:rsid="0177a07b" style:font-size-asian="10pt" style:font-size-complex="10pt"/>
    </style:style>
    <style:style style:name="T159" style:family="text">
      <style:text-properties fo:font-size="10pt" officeooo:rsid="017b2c0f" style:font-size-asian="10pt" style:font-size-complex="10pt"/>
    </style:style>
    <style:style style:name="T160" style:family="text">
      <style:text-properties fo:font-size="10pt" officeooo:rsid="01833508" style:font-size-asian="10pt" style:font-size-complex="10pt"/>
    </style:style>
    <style:style style:name="T161" style:family="text">
      <style:text-properties fo:font-size="10pt" officeooo:rsid="019c5755" style:font-size-asian="10pt" style:font-size-complex="10pt"/>
    </style:style>
    <style:style style:name="T162" style:family="text">
      <style:text-properties fo:font-size="10pt" officeooo:rsid="019ce56a" style:font-size-asian="10pt" style:font-size-complex="10pt"/>
    </style:style>
    <style:style style:name="T163" style:family="text">
      <style:text-properties fo:font-size="12pt" officeooo:rsid="00293f6a" style:font-size-asian="12pt" style:font-size-complex="12pt"/>
    </style:style>
    <style:style style:name="T164" style:family="text">
      <style:text-properties fo:font-size="12pt" officeooo:rsid="0175b838" style:font-size-asian="12pt" style:font-size-complex="12pt"/>
    </style:style>
    <style:style style:name="T165" style:family="text">
      <style:text-properties fo:font-size="12pt" officeooo:rsid="016e39b8" style:font-size-asian="12pt" style:font-size-complex="12pt"/>
    </style:style>
    <style:style style:name="T166" style:family="text">
      <style:text-properties style:text-position="0% 100%" fo:font-size="12pt" officeooo:rsid="0175b838" style:font-size-asian="12pt" style:font-size-complex="12pt"/>
    </style:style>
    <style:style style:name="T167" style:family="text">
      <style:text-properties style:text-position="0% 100%" fo:font-size="10pt" officeooo:rsid="019ce56a" style:font-size-asian="10pt" style:font-size-complex="10pt"/>
    </style:style>
    <style:style style:name="T168" style:family="text">
      <style:text-properties style:text-position="-33% 80%" fo:font-size="10pt" style:font-size-asian="10pt" style:font-size-complex="10pt"/>
    </style:style>
    <style:style style:name="T169" style:family="text">
      <style:text-properties style:text-position="-33% 80%" fo:font-size="10pt" officeooo:rsid="019ce56a" style:font-size-asian="10pt" style:font-size-complex="10pt"/>
    </style:style>
    <style:style style:name="T170" style:family="text">
      <style:text-properties style:font-name="Standard Symbols L" fo:font-size="8pt" style:font-size-asian="8pt" style:font-size-complex="8pt"/>
    </style:style>
    <style:style style:name="T171" style:family="text">
      <style:text-properties style:font-name="Standard Symbols L" fo:font-size="8pt" officeooo:rsid="0177a07b" style:font-size-asian="8pt" style:font-size-complex="8pt"/>
    </style:style>
    <style:style style:name="T172" style:family="text">
      <style:text-properties style:font-name="Liberation Serif1" officeooo:rsid="017dc129" style:font-name-asian="Noto Sans CJK SC Regular" style:font-name-complex="FreeSans"/>
    </style:style>
    <style:style style:name="T173" style:family="text">
      <style:text-properties officeooo:rsid="017f7053"/>
    </style:style>
    <style:style style:name="T174" style:family="text">
      <style:text-properties officeooo:rsid="01826665"/>
    </style:style>
    <style:style style:name="T175" style:family="text">
      <style:text-properties officeooo:rsid="01876454"/>
    </style:style>
    <style:style style:name="T176" style:family="text">
      <style:text-properties officeooo:rsid="003e92d3"/>
    </style:style>
    <style:style style:name="T177" style:family="text">
      <style:text-properties officeooo:rsid="00414331"/>
    </style:style>
    <style:style style:name="T178" style:family="text">
      <style:text-properties officeooo:rsid="0041d6b6"/>
    </style:style>
    <style:style style:name="T179" style:family="text">
      <style:text-properties officeooo:rsid="0044d9e5"/>
    </style:style>
    <style:style style:name="T180" style:family="text">
      <style:text-properties officeooo:rsid="004623c9"/>
    </style:style>
    <style:style style:name="T181" style:family="text">
      <style:text-properties officeooo:rsid="004817dc"/>
    </style:style>
    <style:style style:name="T182" style:family="text">
      <style:text-properties officeooo:rsid="0048650c"/>
    </style:style>
    <style:style style:name="T183" style:family="text">
      <style:text-properties officeooo:rsid="00486546"/>
    </style:style>
    <style:style style:name="T184" style:family="text">
      <style:text-properties officeooo:rsid="004b429b"/>
    </style:style>
    <style:style style:name="T185" style:family="text">
      <style:text-properties officeooo:rsid="004cf82b"/>
    </style:style>
    <style:style style:name="T186" style:family="text">
      <style:text-properties officeooo:rsid="004de4eb"/>
    </style:style>
    <style:style style:name="T187" style:family="text">
      <style:text-properties officeooo:rsid="004fc0c1"/>
    </style:style>
    <style:style style:name="T188" style:family="text">
      <style:text-properties officeooo:rsid="0050b2be"/>
    </style:style>
    <style:style style:name="T189" style:family="text">
      <style:text-properties officeooo:rsid="00529992"/>
    </style:style>
    <style:style style:name="T190" style:family="text">
      <style:text-properties officeooo:rsid="00531a27"/>
    </style:style>
    <style:style style:name="T191" style:family="text">
      <style:text-properties officeooo:rsid="00539887"/>
    </style:style>
    <style:style style:name="T192" style:family="text">
      <style:text-properties officeooo:rsid="0053f9c8"/>
    </style:style>
    <style:style style:name="T193" style:family="text">
      <style:text-properties officeooo:rsid="0054d602"/>
    </style:style>
    <style:style style:name="T194" style:family="text">
      <style:text-properties officeooo:rsid="0056ad60"/>
    </style:style>
    <style:style style:name="T195" style:family="text">
      <style:text-properties officeooo:rsid="005b8221"/>
    </style:style>
    <style:style style:name="T196" style:family="text">
      <style:text-properties officeooo:rsid="005c60a6"/>
    </style:style>
    <style:style style:name="T197" style:family="text">
      <style:text-properties officeooo:rsid="005ce344"/>
    </style:style>
    <style:style style:name="T198" style:family="text">
      <style:text-properties officeooo:rsid="005df2d9"/>
    </style:style>
    <style:style style:name="T199" style:family="text">
      <style:text-properties officeooo:rsid="005f8660"/>
    </style:style>
    <style:style style:name="T200" style:family="text">
      <style:text-properties officeooo:rsid="00621a6a"/>
    </style:style>
    <style:style style:name="T201" style:family="text">
      <style:text-properties officeooo:rsid="0063b21b"/>
    </style:style>
    <style:style style:name="T202" style:family="text">
      <style:text-properties officeooo:rsid="00659be7"/>
    </style:style>
    <style:style style:name="T203" style:family="text">
      <style:text-properties officeooo:rsid="00684bb7"/>
    </style:style>
    <style:style style:name="T204" style:family="text">
      <style:text-properties officeooo:rsid="006b5a2d"/>
    </style:style>
    <style:style style:name="T205" style:family="text">
      <style:text-properties officeooo:rsid="006be5ba"/>
    </style:style>
    <style:style style:name="T206" style:family="text">
      <style:text-properties officeooo:rsid="0074b4b8"/>
    </style:style>
    <style:style style:name="T207" style:family="text">
      <style:text-properties officeooo:rsid="006fda49"/>
    </style:style>
    <style:style style:name="T208" style:family="text">
      <style:text-properties fo:font-size="11pt" style:font-size-asian="11pt" style:font-size-complex="11pt"/>
    </style:style>
    <style:style style:name="T209" style:family="text">
      <style:text-properties fo:font-size="11pt" officeooo:rsid="002d0d1d" style:font-size-asian="11pt" style:font-size-complex="11pt"/>
    </style:style>
    <style:style style:name="T210" style:family="text">
      <style:text-properties officeooo:rsid="001e7d02"/>
    </style:style>
    <style:style style:name="T211" style:family="text">
      <style:text-properties officeooo:rsid="018a46ad"/>
    </style:style>
    <style:style style:name="T212" style:family="text">
      <style:text-properties officeooo:rsid="018d2535"/>
    </style:style>
    <style:style style:name="T213" style:family="text">
      <style:text-properties officeooo:rsid="018d64ab"/>
    </style:style>
    <style:style style:name="T214" style:family="text">
      <style:text-properties officeooo:rsid="01943ac3"/>
    </style:style>
    <style:style style:name="T215" style:family="text">
      <style:text-properties style:text-position="33% 80%" fo:font-size="10pt" style:font-size-asian="10pt" style:font-size-complex="10pt"/>
    </style:style>
    <style:style style:name="T216" style:family="text">
      <style:text-properties officeooo:rsid="0197e0de"/>
    </style:style>
    <style:style style:name="T217" style:family="text">
      <style:text-properties officeooo:rsid="01982598"/>
    </style:style>
    <style:style style:name="T218" style:family="text">
      <style:text-properties officeooo:rsid="019bec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39848932767566513" text:style-name="WWNum1">
        <text:list-item>
          <text:list>
            <text:list-item>
              <text:h text:style-name="P173" text:outline-level="2">Масс спектро<text:span text:style-name="T82">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43515076327143" text:continue-numbering="true" text:style-name="WWNum1">
        <text:list-item>
          <text:list>
            <text:list-item>
              <text:list>
                <text:list-item>
                  <text:h text:style-name="P174" text:outline-level="3">Abstract</text:h>
                </text:list-item>
                <text:list-item>
                  <text:p text:style-name="P148">Впервые были получены масс спектры трифлатных и тозилатных солей <text:s text:c="2"/>фенилдиазония <text:span text:style-name="T93">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2">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74" text:outline-level="3">1. Introduction</text:h>
                  <text:list>
                    <text:list-item>
                      <text:p text:style-name="P194"><text:span text:style-name="T26">Ароматические диазониевые соли (DS) являются важнейшими и широко применяемыми реагентами в органическом синтезе и промышленности </text:span><text:span text:style-name="T28">[1]</text:span><text:span text:style-name="T26">. <text:s/></text:span><text:span text:style-name="T37">DS и</text:span><text:span text:style-name="T26">спользуются для получения сложных продуктов органического синтеза, </text:span><text:span text:style-name="T27">инициации полимеризации, </text:span><text:span text:style-name="T26">модификации поверхностей и наноматериалов </text:span><text:span text:style-name="T28">[2]</text:span><text:span text:style-name="T26">.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text:span><text:span text:style-name="T37">[</text:span><text:span text:style-name="T38">7,8</text:span><text:span text:style-name="T37">].</text:span><text:span text:style-name="T26"> </text:span><text:span text:style-name="T38">Эти недостатки сдерживают масштабы и ограничивают </text:span><text:span text:style-name="T28">сферы применения </text:span><text:span text:style-name="T38">DS.</text:span><text:span text:style-name="T28"> </text:span><text:span text:style-name="T38">Многие из этих </text:span><text:span text:style-name="T28">веществ </text:span><text:span text:style-name="T38">опасны </text:span><text:span text:style-name="T28">при хранении и транспортировке. </text:span><text:span text:style-name="T46">С</text:span><text:span text:style-name="T28">табильность </text:span><text:span text:style-name="T38">DS</text:span><text:span text:style-name="T28"> связана с </text:span><text:span text:style-name="T46">как </text:span><text:span text:style-name="T28">электронным строением и свойствами самого диазониевого катиона, </text:span><text:span text:style-name="T46">так</text:span><text:span text:style-name="T28"> </text:span><text:span text:style-name="T46">и </text:span><text:span text:style-name="T28">природой противо</text:span><text:span text:style-name="T29">-</text:span><text:span text:style-name="T28">иона и характером их взаимодействия. </text:span><text:span text:style-name="T38">В настоящее время вопрос </text:span><text:span text:style-name="T48">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95"><text:span text:style-name="T28">Х</text:span><text:span text:style-name="T26">орошо известно явление стабилизации растворов солей диазония при </text:span><text:span text:style-name="T46">добавлении нафтилсульфокислоты. Предполагалось, что стабилизация происходит при </text:span><text:span text:style-name="T26">образовании <text:s/>арендиазоний нафтилсульфонатов </text:span><text:span text:style-name="T46">в растворе в результате ионного обмена [1a], </text:span><text:span text:style-name="T47">однако этот механизм не доказан</text:span><text:span text:style-name="T46">.</text:span><text:span text:style-name="T26"> </text:span><text:span text:style-name="T47">Ранее нам впервые удалось получить</text:span><text:span text:style-name="T26"> тозилатны</text:span><text:span text:style-name="T47">е</text:span><text:span text:style-name="T26"> и трифлатны</text:span><text:span text:style-name="T47">е</text:span><text:span text:style-name="T26"> сол</text:span><text:span text:style-name="T47">и более стабильные </text:span><text:span text:style-name="T26">твердом состоянии </text:span><text:span text:style-name="T47">[3], чем тетрафторборатные</text:span><text:span text:style-name="T26">. </text:span><text:span text:style-name="T47">Доказана их высокая диазониевая активность в ряде реакций [3,4a-e,4g,5a-d]. Т</text:span><text:span text:style-name="T34">озилатные и трифлатные соли более удобны в вследствие хорошей растворимости в органических растворителях, </text:span><text:span text:style-name="T35">что значительно </text:span><text:soft-page-break/><text:span text:style-name="T35">расширяет сферу их применения</text:span><text:span text:style-name="T34">. </text:span><text:span text:style-name="T47">Арендиазоний тозилаты тозилаты являются удобными реагентами для модификации поверхностей карбонизированых наночастиц [5e] и графена [5f].</text:span><text:span text:style-name="T34"> </text:span><text:span text:style-name="T47">Однако в </text:span><text:span text:style-name="T26">настоящее время влияние противо</text:span><text:span text:style-name="T34">-</text:span><text:span text:style-name="T26">иона и механизм повышения стабильности оста</text:span><text:span text:style-name="T47">ю</text:span><text:span text:style-name="T26">тся недостаточно изученным</text:span><text:span text:style-name="T47">и</text:span><text:span text:style-name="T26">. </text:span></text:p>
                    </text:list-item>
                    <text:list-item>
                      <text:p text:style-name="P201"><text:span text:style-name="T28">М</text:span><text:span text:style-name="T26">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0">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1">н</text:span><text:span text:style-name="T30">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02"><text:span text:style-name="T39">В </text:span><text:span text:style-name="T26">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6">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3">15</text:span><text:span text:style-name="T44"> []. </text:span><text:span text:style-name="T51">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196"><text:span text:style-name="T30">В </text:span><text:span text:style-name="T26">работе [3] </text:span><text:span text:style-name="T31">подробно изучены состояни</text:span><text:span text:style-name="T40">я</text:span><text:span text:style-name="T31"> тетрафторборатных пара замещенных производных фенилдиазония в экспериментах с использованием ионизации электроспреем. </text:span><text:span text:style-name="T49">Авторами п</text:span><text:span text:style-name="T31">роведен анализ взаимодействий и превращений, происходящих между молекулами нуклеофилов и фенильными катионами в газовой фазе. </text:span><text:span text:style-name="T32">В статье рассматривается </text:span><text:span text:style-name="T33">явление</text:span><text:span text:style-name="T32"> </text:span><text:span text:style-name="T33">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50">-</text:span><text:span text:style-name="T36">нитро</text:span><text:span text:style-name="T50">фенилдиазоний тетрафторбората</text:span><text:span text:style-name="T36">.</text:span></text:p>
                    </text:list-item>
                    <text:list-item>
                      <text:p text:style-name="P197">В нашей работе мы ставили целью изучить свойства перспективных тозилатных и трифлатных солей в экспериментах по масс <text:span text:style-name="T95">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96">Выявить влияние природы и положения заместителей на прочность катионов.</text:span> <text:span text:style-name="T96">Также мы планировали провести подробное квантовохимическое исследование процесса перегруппировки происходящего при отщеплении азота от 2-</text:span><text:soft-page-break/><text:span text:style-name="T96">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99">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98"><text:span text:style-name="T94">Другой</text:span> <text:span text:style-name="T132">задачей</text:span> было изучение <text:span text:style-name="T94">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00">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7">повышенной </text:span>стабильности трифлатных и тозилатных солей диазония.</text:p>
                    </text:list-item>
                    <text:list-item>
                      <text:p text:style-name="P199">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
            </text:list-item>
          </text:list>
        </text:list-item>
      </text:list>
      <text:p text:style-name="P3">Вместе с тем, для многих <text:span text:style-name="T1">DS</text:span>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 text:style-name="T1">a</text:span>],<text:span text:style-name="T9"> </text:span>что затрудняет их получение и использование особенно в промышленном масштабе.</text:p>
      <text:p text:style-name="P3"><text:span text:style-name="T26">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52">a</text:span><text:span text:style-name="T26">]. Ранее нам впервые удалось получить в индивидуальном состоянии арендиазоний тозилаты ArN</text:span><text:span text:style-name="T62">2</text:span><text:span text:style-name="T12">+ </text:span><text:span text:style-name="T26">TsO</text:span><text:span text:style-name="T12">-</text:span><text:span text:style-name="T26">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52">a</text:span><text:span text:style-name="T26">-</text:span><text:span text:style-name="T52">e</text:span><text:span text:style-name="T26">] и введение в арены изотопа </text:span><text:span text:style-name="T12">18</text:span><text:span text:style-name="T26">F [4</text:span><text:span text:style-name="T52">f</text:span><text:span text:style-name="T26">], для получения ароматических азидов [4</text:span><text:span text:style-name="T52">g</text:span><text:span text:style-name="T26">], проведения azo-coupling с этил </text:span><text:span text:style-name="T76"></text:span><text:span text:style-name="T26">-метилацетоацетатом [5</text:span><text:span text:style-name="T52">a</text:span><text:span text:style-name="T26">], замещении диазониевой группы на триэтоксисилильную [5</text:span><text:span text:style-name="T52">b</text:span><text:span text:style-name="T26">], Cu- и Pd-catalyzed арилирования 5</text:span><text:span text:style-name="T52">c</text:span><text:span text:style-name="T26">,</text:span><text:span text:style-name="T52">d</text:span><text:span text:style-name="T26">].</text:span><text:span text:style-name="T12"> </text:span><text:span text:style-name="T2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52">e</text:span><text:span text:style-name="T26">] и графену [5</text:span><text:span text:style-name="T52">f</text:span><text:span text:style-name="T26">].</text:span> </text:p>
      <text:p text:style-name="P3"/>
      <text:p text:style-name="P3"/>
      <text:list xml:id="list143513760585880" text:continue-numbering="true" text:style-name="WWNum1">
        <text:list-item>
          <text:list>
            <text:list-item>
              <text:list>
                <text:list-item>
                  <text:h text:style-name="P175" text:outline-level="3"><text:soft-page-break/>2. Experimental section</text:h>
                </text:list-item>
                <text:list-item>
                  <text:p text:style-name="P166">2.1. <text:span text:style-name="T88">Получение диазониевых солей</text:span></text:p>
                </text:list-item>
              </text:list>
            </text:list-item>
          </text:list>
        </text:list-item>
      </text:list>
      <text:p text:style-name="P7"><text:span text:style-name="T4">General synthesis of arenediazonium trflates (1a-d)</text:span><text:span text:style-name="T2"> </text:span></text:p>
      <text:p text:style-name="P7">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8">1</text:span>, промывали эфиром и высушивали в вакууме при комнатной температуре 48 часов.</text:p>
      <text:p text:style-name="P7"><text:span text:style-name="T79">2-</text:span><text:span text:style-name="T3">Nitrobenzenediazonium</text:span><text:span text:style-name="T79"> </text:span><text:span text:style-name="T3">trifluoromethanesulfonate</text:span><text:span text:style-name="T79"> (1</text:span><text:span text:style-name="T3">a</text:span><text:span text:style-name="T79">). </text:span><text:span text:style-name="T5">Yeild</text:span><text:span text:style-name="T80"> 94%, </text:span><text:span text:style-name="T5">mp</text:span><text:span text:style-name="T80"> 110 </text:span><text:span text:style-name="T11">o</text:span><text:span text:style-name="T5">C</text:span><text:span text:style-name="T80">. </text:span><text:span text:style-name="T14">1</text:span><text:span text:style-name="T6">H</text:span><text:span text:style-name="T81"> ЯМР (300 МГц, </text:span><text:span text:style-name="T6">DMSO</text:span><text:span text:style-name="T81">-</text:span><text:span text:style-name="T6">d</text:span><text:span text:style-name="T63">6</text:span><text:span text:style-name="T81">), </text:span><text:span text:style-name="T77"></text:span><text:span text:style-name="T81">, </text:span><text:span text:style-name="T6">ppm</text:span><text:span text:style-name="T8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1">6</text:span> ) <text:span text:style-name="T1">δ</text:span>: 120.6 (<text:span text:style-name="T1">t</text:span>, <text:span text:style-name="T1">CF</text:span><text:span text:style-name="T61">3</text:span>, <text:span text:style-name="T1">J</text:span>=320 Гц), 111.1, 118.5, 122.8, 128.1, 136.6, 142.3, 144.5. <text:span text:style-name="T1">IR (KBr): 2359 см</text:span><text:span text:style-name="T10">-1</text:span><text:span text:style-name="T1"> . </text:span></text:p>
      <text:p text:style-name="P24"><text:span text:style-name="T1">Calc.: C</text:span><text:span text:style-name="T64">7</text:span><text:span text:style-name="T1">H</text:span><text:span text:style-name="T64">4</text:span><text:span text:style-name="T1">F</text:span><text:span text:style-name="T64">3</text:span><text:span text:style-name="T1">N</text:span><text:span text:style-name="T64">3</text:span><text:span text:style-name="T1">O</text:span><text:span text:style-name="T64">5</text:span><text:span text:style-name="T1">S, C, 28.10; H, 1.35; N, 14.04; S, 10.72, F, 19.05. Found: C, 28.09; H, 1.32; N, 13.89; S, 10.85; F, 19.40.</text:span></text:p>
      <text:p text:style-name="P7"><text:span text:style-name="T3">3-Nitrobenzenediazonium trifluoromethanesulfonate (1b).</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7"><text:span text:style-name="T3">4-Nitrobenzenediazonium trifluoromethanesulfonate (1c).</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7"><text:span text:style-name="T3">4-Methoxybenzenediazonium trifluoromethanesulfonate (1d).</text:span><text:span text:style-name="T1"> </text:span><text:span text:style-name="T10">1</text:span><text:span text:style-name="T1">H NMR (300MHz, </text:span><text:span text:style-name="T6">DMSO-d</text:span><text:span text:style-name="T65">6</text:span><text:span text:style-name="T6">)</text:span><text:span text:style-name="T1">,</text:span></text:p>
      <text:p text:style-name="P8">4-Nitrobenzenediazonium tosylate (2)</text:p>
      <text:p text:style-name="P7">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7"><text:span text:style-name="T14">1</text:span><text:span text:style-name="T6">H</text:span><text:span text:style-name="T81"> ЯМР (300 МГц, </text:span><text:span text:style-name="T6">DMSO</text:span><text:span text:style-name="T81">-</text:span><text:span text:style-name="T6">d</text:span><text:span text:style-name="T63">6</text:span><text:span text:style-name="T81">), </text:span><text:span text:style-name="T77"></text:span><text:span text:style-name="T81">, </text:span><text:span text:style-name="T6">ppm</text:span><text:span text:style-name="T81">: 2.28 (</text:span><text:span text:style-name="T6">s</text:span><text:span text:style-name="T81">, 3</text:span><text:span text:style-name="T6">H</text:span><text:span text:style-name="T81">), 7.09 (</text:span><text:span text:style-name="T6">d</text:span><text:span text:style-name="T81">, 2</text:span><text:span text:style-name="T6">H</text:span><text:span text:style-name="T81">, </text:span><text:span text:style-name="T8">J</text:span><text:span text:style-name="T81">=7.8 Гц), 7.45 (</text:span><text:span text:style-name="T6">d</text:span><text:span text:style-name="T81">, 2</text:span><text:span text:style-name="T6">H</text:span><text:span text:style-name="T81">, </text:span><text:span text:style-name="T6">J</text:span><text:span text:style-name="T81">=7.8 Гц), 8.68 (</text:span><text:span text:style-name="T6">d</text:span><text:span text:style-name="T81">, 2</text:span><text:span text:style-name="T6">H</text:span><text:span text:style-name="T81">, </text:span><text:span text:style-name="T8">J</text:span><text:span text:style-name="T81">=9.3 Гц), 8.92 (</text:span><text:span text:style-name="T6">d</text:span><text:span text:style-name="T81">, 2</text:span><text:span text:style-name="T6">H</text:span><text:span text:style-name="T81">, </text:span><text:span text:style-name="T8">J</text:span><text:span text:style-name="T81">=9.0 Гц). </text:span><text:span text:style-name="T14">13</text:span><text:span text:style-name="T6">C</text:span><text:span text:style-name="T81"> ЯМР (75 МГц, ДМСО), </text:span><text:span text:style-name="T77"></text:span><text:span text:style-name="T81">, </text:span><text:span text:style-name="T6">ppm</text:span><text:span text:style-name="T81">: 20.84, 121.96, 125.57, 126.05, 128.18, 134.59, 137.85, 145.55, 153.22.</text:span></text:p>
      <text:p text:style-name="P7"><text:span text:style-name="T78">4-</text:span><text:span text:style-name="T2">Nitrobenzenediazonium</text:span><text:span text:style-name="T78"> </text:span><text:span text:style-name="T2">tetrafluoroborate</text:span><text:span text:style-name="T78"> (3)</text:span> получен по методу [9].</text:p>
      <text:list xml:id="list143514593250931" text:continue-numbering="true" text:style-name="WWNum1">
        <text:list-item>
          <text:list>
            <text:list-item>
              <text:list>
                <text:list-item>
                  <text:p text:style-name="P167">2.<text:span text:style-name="T89">2</text:span>. <text:span text:style-name="T89">Масс спектрометрия растворов солей</text:span></text:p>
                </text:list-item>
              </text:list>
            </text:list-item>
          </text:list>
        </text:list-item>
      </text:list>
      <text:p text:style-name="P6">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103">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text:span><text:soft-page-break/><text:span text:style-name="T103">0.01, 0.1, 1, 10, 20, 40 электрон вольт. Для исследования готовили 1% растворы диазониевых солей в смеси вода:ацетонитрил 50:50. Инжекция 1 мкл.</text:span></text:p>
      <text:p text:style-name="P5">Для <text:span text:style-name="T102">обработки и интегрирования </text:span><text:span text:style-name="T104">масс спектро и</text:span><text:span text:style-name="T102">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43513876200432" text:continue-numbering="true" text:style-name="WWNum1">
        <text:list-item>
          <text:list>
            <text:list-item>
              <text:list>
                <text:list-item>
                  <text:p text:style-name="P168">2.<text:span text:style-name="T89">3</text:span>. <text:span text:style-name="T89">Квантовохимические расчеты</text:span></text:p>
                </text:list-item>
                <text:list-item>
                  <text:p text:style-name="P159">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9">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60"><text:span text:style-name="T98">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61">Для расчета оптимизированных структур и <text:span text:style-name="T10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62">Для обработки данных и построения графических зависимостей было использовано открытое программное обеспечение <text:span text:style-name="T101">-</text:span> gnuplot 5.0 [???].</text:p>
                </text:list-item>
                <text:list-item>
                  <text:h text:style-name="P176" text:outline-level="3">3. Results and discussion</text:h>
                </text:list-item>
                <text:list-item>
                  <text:p text:style-name="P169"><text:span text:style-name="T90">3</text:span>.<text:span text:style-name="T90">1</text:span>. <text:span text:style-name="T89">Масс спектры растворов солей диазония</text:span></text:p>
                </text:list-item>
              </text:list>
            </text:list-item>
          </text:list>
        </text:list-item>
      </text:list>
      <text:p text:style-name="P135">?</text:p>
      <text:list xml:id="list143515042571911" text:continue-numbering="true" text:style-name="WWNum1">
        <text:list-item>
          <text:list>
            <text:list-item>
              <text:list>
                <text:list-item>
                  <text:p text:style-name="P169"><text:span text:style-name="T90">3</text:span>.<text:span text:style-name="T90">2</text:span>. <text:span text:style-name="T90">Фрагментация диазониевых катионов</text:span></text:p>
                </text:list-item>
              </text:list>
            </text:list-item>
          </text:list>
        </text:list-item>
      </text:list>
      <text:p text:style-name="P19"><text:span text:style-name="T156">Спектры MS2 получены при ф</text:span>рагментаци<text:span text:style-name="T156">и</text:span> <text:span text:style-name="T156">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text:span><text:soft-page-break/><text:span text:style-name="T156">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8">6</text:span><text:span text:style-name="T156">H</text:span><text:span text:style-name="T68">4</text:span><text:span text:style-name="T17">+</text:span><text:span text:style-name="T156">), 75.02 (C</text:span><text:span text:style-name="T68">6</text:span><text:span text:style-name="T156">H</text:span><text:span text:style-name="T69">3</text:span><text:span text:style-name="T17">+</text:span><text:span text:style-name="T156">), 65.04 (C</text:span><text:span text:style-name="T69">5</text:span><text:span text:style-name="T156">H</text:span><text:span text:style-name="T69">5</text:span><text:span text:style-name="T17">+</text:span><text:span text:style-name="T156">), 64.03 (C</text:span><text:span text:style-name="T69">5</text:span><text:span text:style-name="T156">H</text:span><text:span text:style-name="T68">4</text:span><text:span text:style-name="T17">+</text:span><text:span text:style-name="T156">), 51.02 (C</text:span><text:span text:style-name="T69">4</text:span><text:span text:style-name="T156">H</text:span><text:span text:style-name="T69">3</text:span><text:span text:style-name="T17">+</text:span><text:span text:style-name="T156">), 39.02 (C</text:span><text:span text:style-name="T69">3</text:span><text:span text:style-name="T156">H</text:span><text:span text:style-name="T69">3</text:span><text:span text:style-name="T17">+</text:span><text:span text:style-name="T156">)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3">92.03 </text:span><text:span text:style-name="T164">соответствует брутто формуле </text:span><text:span text:style-name="T165">C</text:span><text:span text:style-name="T70">6</text:span><text:span text:style-name="T165">H</text:span><text:span text:style-name="T70">4</text:span><text:span text:style-name="T166">O</text:span><text:span text:style-name="T18">+</text:span><text:span text:style-name="T165">, </text:span><text:span text:style-name="T164">по данным работы вероятно является продуктом присоединения молекулы воды к фенильному катиону с последующим отщеплением водорода.</text:span></text:p>
      <text:p text:style-name="P9">Таблица <text:span text:style-name="T138">1</text:span>. </text:p>
      <text:p text:style-name="P13">Спектр MS2 <text:span text:style-name="T139">диазониевых ионов [X-Ar-N2]+ </text:span>при различных энергиях столкновений</text:p>
      <text:p text:style-name="P16"/>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27">Соединение</text:p>
            </table:table-cell>
            <table:table-cell table:style-name="Таблица1.A1" table:number-rows-spanned="2" office:value-type="string">
              <text:p text:style-name="P128">Прекурсор</text:p>
            </table:table-cell>
            <table:table-cell table:style-name="Таблица1.C1" table:number-columns-spanned="7" office:value-type="string">
              <text:p text:style-name="P128"><text:span text:style-name="T211">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20">0 <text:span text:style-name="T211">eV</text:span></text:p>
            </table:table-cell>
            <table:table-cell table:style-name="Таблица1.C2" office:value-type="string">
              <text:p text:style-name="P121">0.01 <text:span text:style-name="T211">eV</text:span></text:p>
            </table:table-cell>
            <table:table-cell table:style-name="Таблица1.C2" office:value-type="string">
              <text:p text:style-name="P121">0.1 <text:span text:style-name="T211">eV</text:span></text:p>
            </table:table-cell>
            <table:table-cell table:style-name="Таблица1.C2" office:value-type="string">
              <text:p text:style-name="P121">1 <text:span text:style-name="T211">eV</text:span></text:p>
            </table:table-cell>
            <table:table-cell table:style-name="Таблица1.C2" office:value-type="string">
              <text:p text:style-name="P121">10 <text:span text:style-name="T211">eV</text:span></text:p>
            </table:table-cell>
            <table:table-cell table:style-name="Таблица1.C2" office:value-type="string">
              <text:p text:style-name="P121">20 <text:span text:style-name="T211">eV</text:span></text:p>
            </table:table-cell>
            <table:table-cell table:style-name="Таблица1.I2" office:value-type="string">
              <text:p text:style-name="P121">40 <text:span text:style-name="T211">eV</text:span></text:p>
            </table:table-cell>
          </table:table-row>
        </table:table-header-rows>
        <table:table-row table:style-name="Таблица1.1">
          <table:table-cell table:style-name="Таблица1.C2" office:value-type="string">
            <text:p text:style-name="P72">2-NO<text:span text:style-name="T61">2</text:span>-Ph-N<text:span text:style-name="T61">2</text:span><text:span text:style-name="T9">+</text:span> OTf<text:span text:style-name="T9">-</text:span></text:p>
          </table:table-cell>
          <table:table-cell table:style-name="Таблица1.C2" office:value-type="string">
            <text:p text:style-name="P101">150.03</text:p>
          </table:table-cell>
          <table:table-cell table:style-name="Таблица1.C2" office:value-type="string">
            <text:p text:style-name="P102">150.03 (100)</text:p>
            <text:p text:style-name="P102">94.03 (15)</text:p>
            <text:p text:style-name="P102">92.03 (14)</text:p>
            <text:p text:style-name="P102">51.02 (12)</text:p>
          </table:table-cell>
          <table:table-cell table:style-name="Таблица1.C2" office:value-type="string">
            <text:p text:style-name="P102">150.03 (100)</text:p>
            <text:p text:style-name="P102">94.03 (16)</text:p>
            <text:p text:style-name="P102">92.03 (14)</text:p>
            <text:p text:style-name="P102">51.02 (11)</text:p>
          </table:table-cell>
          <table:table-cell table:style-name="Таблица1.C2" office:value-type="string">
            <text:p text:style-name="P103">150.03 (100)</text:p>
            <text:p text:style-name="P103">94.03 (17)</text:p>
            <text:p text:style-name="P103">92.03 (15)</text:p>
            <text:p text:style-name="P103">51.03 (12)</text:p>
          </table:table-cell>
          <table:table-cell table:style-name="Таблица1.C2" office:value-type="string">
            <text:p text:style-name="P103">150.03 (1<text:span text:style-name="T140">00</text:span>)</text:p>
            <text:p text:style-name="P103">94.03 (<text:span text:style-name="T140">24</text:span>)</text:p>
            <text:p text:style-name="P103">92.03 (<text:span text:style-name="T140">22</text:span>)</text:p>
            <text:p text:style-name="P103">78.03 (1<text:span text:style-name="T140">2</text:span>)</text:p>
            <text:p text:style-name="P103">51.02 (<text:span text:style-name="T140">19</text:span>)</text:p>
            <text:p text:style-name="P103"/>
          </table:table-cell>
          <table:table-cell table:style-name="Таблица1.C2" office:value-type="string">
            <text:p text:style-name="P103">150.03 (1)</text:p>
            <text:p text:style-name="P103">94.03 (60)</text:p>
            <text:p text:style-name="P103">92.03 (96)</text:p>
            <text:p text:style-name="P103">78.03 (14)</text:p>
            <text:p text:style-name="P103">64.03 (24)</text:p>
            <text:p text:style-name="P103">53.00 (55)</text:p>
            <text:p text:style-name="P103">51.02 (100)</text:p>
            <text:p text:style-name="P103">39.02 (34)</text:p>
          </table:table-cell>
          <table:table-cell table:style-name="Таблица1.C2" office:value-type="string">
            <text:p text:style-name="P103">150.03 (<text:span text:style-name="T141">0</text:span>)</text:p>
            <text:p text:style-name="P103">94.03 (<text:span text:style-name="T141">3</text:span>)</text:p>
            <text:p text:style-name="P103">92.03 (<text:span text:style-name="T141">20</text:span>)</text:p>
            <text:p text:style-name="P103"><text:span text:style-name="T141">64</text:span>.03 (<text:span text:style-name="T141">75</text:span>)</text:p>
            <text:p text:style-name="P103">6<text:span text:style-name="T141">3</text:span>.0<text:span text:style-name="T141">2</text:span> (<text:span text:style-name="T141">58</text:span>)</text:p>
            <text:p text:style-name="P103">53.00 (<text:span text:style-name="T141">100</text:span>)</text:p>
            <text:p text:style-name="P103">51.02 (<text:span text:style-name="T141">80</text:span>)</text:p>
            <text:p text:style-name="P103">39.02 (<text:span text:style-name="T141">40</text:span>)</text:p>
          </table:table-cell>
          <table:table-cell table:style-name="Таблица1.I2" office:value-type="string">
            <text:p text:style-name="P103">150.03 (<text:span text:style-name="T141">0</text:span>)</text:p>
            <text:p text:style-name="P103"><text:span text:style-name="T141">64</text:span>.03 (<text:span text:style-name="T141">12</text:span>)</text:p>
            <text:p text:style-name="P104">63.11 (15)</text:p>
            <text:p text:style-name="P103">6<text:span text:style-name="T141">3</text:span>.0<text:span text:style-name="T141">2</text:span> (<text:span text:style-name="T141">100</text:span>)</text:p>
            <text:p text:style-name="P103">53.00 (<text:span text:style-name="T141">43</text:span>)</text:p>
            <text:p text:style-name="P103">51.02 (<text:span text:style-name="T141">19</text:span>)</text:p>
            <text:p text:style-name="P104">50.02 (17)</text:p>
            <text:p text:style-name="P103">39.02 (<text:span text:style-name="T141">12</text:span>)</text:p>
          </table:table-cell>
        </table:table-row>
        <table:table-row table:style-name="Таблица1.1">
          <table:table-cell table:style-name="Таблица1.C2" office:value-type="string">
            <text:p text:style-name="P73"><text:span text:style-name="T139">3</text:span>-NO2-Ph-N<text:span text:style-name="T67">2</text:span><text:span text:style-name="T16">+</text:span> OTf<text:span text:style-name="T9">-</text:span></text:p>
          </table:table-cell>
          <table:table-cell table:style-name="Таблица1.C2" office:value-type="string">
            <text:p text:style-name="P105">150.03</text:p>
          </table:table-cell>
          <table:table-cell table:style-name="Таблица1.C2" office:value-type="string">
            <text:p text:style-name="P105">-</text:p>
          </table:table-cell>
          <table:table-cell table:style-name="Таблица1.C2" office:value-type="string">
            <text:p text:style-name="P105">-</text:p>
          </table:table-cell>
          <table:table-cell table:style-name="Таблица1.C2" office:value-type="string">
            <text:p text:style-name="P105">-</text:p>
          </table:table-cell>
          <table:table-cell table:style-name="Таблица1.C2" office:value-type="string">
            <text:p text:style-name="P105">-</text:p>
          </table:table-cell>
          <table:table-cell table:style-name="Таблица1.C2" office:value-type="string">
            <text:p text:style-name="P105">-</text:p>
          </table:table-cell>
          <table:table-cell table:style-name="Таблица1.C2" office:value-type="string">
            <text:p text:style-name="P105">-</text:p>
          </table:table-cell>
          <table:table-cell table:style-name="Таблица1.I2" office:value-type="string">
            <text:p text:style-name="P105">-</text:p>
          </table:table-cell>
        </table:table-row>
        <table:table-row table:style-name="Таблица1.1">
          <table:table-cell table:style-name="Таблица1.C2" office:value-type="string">
            <text:p text:style-name="P73"><text:span text:style-name="T142">4</text:span>-NO2-Ph-N<text:span text:style-name="T67">2</text:span><text:span text:style-name="T16">+</text:span> OTf<text:span text:style-name="T9">-</text:span></text:p>
          </table:table-cell>
          <table:table-cell table:style-name="Таблица1.C2" office:value-type="string">
            <text:p text:style-name="P106">150.03</text:p>
          </table:table-cell>
          <table:table-cell table:style-name="Таблица1.C2" office:value-type="string">
            <text:p text:style-name="P106">150.03 (26)</text:p>
            <text:p text:style-name="P106">122.02 (100)</text:p>
          </table:table-cell>
          <table:table-cell table:style-name="Таблица1.C2" office:value-type="string">
            <text:p text:style-name="P106">150.03 (26)</text:p>
            <text:p text:style-name="P106">122.02 (100)</text:p>
          </table:table-cell>
          <table:table-cell table:style-name="Таблица1.C2" office:value-type="string">
            <text:p text:style-name="P106">150.03 (24)</text:p>
            <text:p text:style-name="P106">122.02 (100)</text:p>
          </table:table-cell>
          <table:table-cell table:style-name="Таблица1.C2" office:value-type="string">
            <text:p text:style-name="P106">150.03 (15)</text:p>
            <text:p text:style-name="P106">122.02 (100)</text:p>
          </table:table-cell>
          <table:table-cell table:style-name="Таблица1.C2" office:value-type="string">
            <text:p text:style-name="P106">150.03 (0)</text:p>
            <text:p text:style-name="P106">122.02 (62)</text:p>
            <text:p text:style-name="P106">92.03 (74)</text:p>
            <text:p text:style-name="P106">75.02 (100)</text:p>
            <text:p text:style-name="P106">64.03 (13)</text:p>
          </table:table-cell>
          <table:table-cell table:style-name="Таблица1.C2" office:value-type="string">
            <text:p text:style-name="P106">150.03 (0)</text:p>
            <text:p text:style-name="P106">122.02 (0)</text:p>
            <text:p text:style-name="P106">92.03 (12)</text:p>
            <text:p text:style-name="P107">76.03 (11)</text:p>
            <text:p text:style-name="P106">75.02 (100)</text:p>
            <text:p text:style-name="P106">64.03 (12)</text:p>
          </table:table-cell>
          <table:table-cell table:style-name="Таблица1.I2" office:value-type="string">
            <text:p text:style-name="P106">150.03 (0)</text:p>
            <text:p text:style-name="P106">122.02 (0)</text:p>
            <text:p text:style-name="P106">7<text:span text:style-name="T143">6</text:span>.0<text:span text:style-name="T143">3</text:span> (<text:span text:style-name="T143">13</text:span>)</text:p>
            <text:p text:style-name="P106">75.02 (100)</text:p>
            <text:p text:style-name="P108">74.02 (41)</text:p>
            <text:p text:style-name="P106">64.03 (1<text:span text:style-name="T143">6</text:span>)</text:p>
            <text:p text:style-name="P108">50.02 (20)</text:p>
          </table:table-cell>
        </table:table-row>
        <table:table-row table:style-name="Таблица1.1">
          <table:table-cell table:style-name="Таблица1.C2" office:value-type="string">
            <text:p text:style-name="P73"><text:span text:style-name="T142">4</text:span>-<text:span text:style-name="T144">CH3O</text:span>-Ph-N<text:span text:style-name="T67">2</text:span><text:span text:style-name="T16">+</text:span> OTf<text:span text:style-name="T9">-</text:span></text:p>
          </table:table-cell>
          <table:table-cell table:style-name="Таблица1.C2" office:value-type="string">
            <text:p text:style-name="P109">135.05</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I2" office:value-type="string">
            <text:p text:style-name="P110">-</text:p>
          </table:table-cell>
        </table:table-row>
        <table:table-row table:style-name="Таблица1.1">
          <table:table-cell table:style-name="Таблица1.C2" office:value-type="string">
            <text:p text:style-name="P73"><text:span text:style-name="T142">4</text:span>-NO2-Ph-N<text:span text:style-name="T67">2</text:span><text:span text:style-name="T16">+</text:span> OT<text:span text:style-name="T145">s</text:span><text:span text:style-name="T9">-</text:span></text:p>
          </table:table-cell>
          <table:table-cell table:style-name="Таблица1.C2" office:value-type="string">
            <text:p text:style-name="P111">150.03</text:p>
          </table:table-cell>
          <table:table-cell table:style-name="Таблица1.C2" office:value-type="string">
            <text:p text:style-name="P111">-</text:p>
          </table:table-cell>
          <table:table-cell table:style-name="Таблица1.C2" office:value-type="string">
            <text:p text:style-name="P111">-</text:p>
          </table:table-cell>
          <table:table-cell table:style-name="Таблица1.C2" office:value-type="string">
            <text:p text:style-name="P111">-</text:p>
          </table:table-cell>
          <table:table-cell table:style-name="Таблица1.C2" office:value-type="string">
            <text:p text:style-name="P111">-</text:p>
          </table:table-cell>
          <table:table-cell table:style-name="Таблица1.C2" office:value-type="string">
            <text:p text:style-name="P111">-</text:p>
          </table:table-cell>
          <table:table-cell table:style-name="Таблица1.C2" office:value-type="string">
            <text:p text:style-name="P111">-</text:p>
          </table:table-cell>
          <table:table-cell table:style-name="Таблица1.I2" office:value-type="string">
            <text:p text:style-name="P111">-</text:p>
          </table:table-cell>
        </table:table-row>
        <table:table-row table:style-name="Таблица1.1">
          <table:table-cell table:style-name="Таблица1.C2" office:value-type="string">
            <text:p text:style-name="P73"><text:span text:style-name="T142">4</text:span>-NO2-Ph-N<text:span text:style-name="T67">2</text:span><text:span text:style-name="T16">+</text:span> <text:span text:style-name="T146">BF</text:span><text:span text:style-name="T66">4</text:span><text:span text:style-name="T9">-</text:span></text:p>
          </table:table-cell>
          <table:table-cell table:style-name="Таблица1.C2" office:value-type="string">
            <text:p text:style-name="P112">150.03</text:p>
          </table:table-cell>
          <table:table-cell table:style-name="Таблица1.C2" office:value-type="string">
            <text:p text:style-name="P91">-</text:p>
          </table:table-cell>
          <table:table-cell table:style-name="Таблица1.C2" office:value-type="string">
            <text:p text:style-name="P91">-</text:p>
          </table:table-cell>
          <table:table-cell table:style-name="Таблица1.C2" office:value-type="string">
            <text:p text:style-name="P91">-</text:p>
          </table:table-cell>
          <table:table-cell table:style-name="Таблица1.C2" office:value-type="string">
            <text:p text:style-name="P91">-</text:p>
          </table:table-cell>
          <table:table-cell table:style-name="Таблица1.C2" office:value-type="string">
            <text:p text:style-name="P91">-</text:p>
          </table:table-cell>
          <table:table-cell table:style-name="Таблица1.C2" office:value-type="string">
            <text:p text:style-name="P91">-</text:p>
          </table:table-cell>
          <table:table-cell table:style-name="Таблица1.I2" office:value-type="string">
            <text:p text:style-name="P91">-</text:p>
          </table:table-cell>
        </table:table-row>
        <table:table-row table:style-name="Таблица1.1">
          <table:table-cell table:style-name="Таблица1.C2" office:value-type="string">
            <text:p text:style-name="P92">2-HOOC-Ph-N<text:span text:style-name="T61">2</text:span><text:span text:style-name="T9">+</text:span> OTf<text:span text:style-name="T15">-</text:span></text:p>
          </table:table-cell>
          <table:table-cell table:style-name="Таблица1.C2" office:value-type="string">
            <text:p text:style-name="P101">149.02</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C2" office:value-type="string">
            <text:p text:style-name="P101">-</text:p>
          </table:table-cell>
          <table:table-cell table:style-name="Таблица1.I2" office:value-type="string">
            <text:p text:style-name="P101">-</text:p>
          </table:table-cell>
        </table:table-row>
        <table:table-row table:style-name="Таблица1.1">
          <table:table-cell table:style-name="Таблица1.C2" office:value-type="string">
            <text:p text:style-name="P93"><text:span text:style-name="T147">4</text:span>-<text:span text:style-name="T147">Br-</text:span>Ph-N<text:span text:style-name="T61">2</text:span><text:span text:style-name="T9">+</text:span> </text:p>
            <text:p text:style-name="P93">OTf<text:span text:style-name="T15">-</text:span></text:p>
          </table:table-cell>
          <table:table-cell table:style-name="Таблица1.C2" office:value-type="string">
            <text:p text:style-name="P113">183.00</text:p>
          </table:table-cell>
          <table:table-cell table:style-name="Таблица1.C2" office:value-type="string">
            <text:p text:style-name="P113">-</text:p>
          </table:table-cell>
          <table:table-cell table:style-name="Таблица1.C2" office:value-type="string">
            <text:p text:style-name="P113">184.99 (<text:span text:style-name="T148">58</text:span>)</text:p>
            <text:p text:style-name="P114">183.00 (52)</text:p>
            <text:p text:style-name="P114">156.99 (<text:span text:style-name="T149">88</text:span>)</text:p>
            <text:p text:style-name="P115">155.00 (100)</text:p>
          </table:table-cell>
          <table:table-cell table:style-name="Таблица1.C2" office:value-type="string">
            <text:p text:style-name="P113">184.99 (<text:span text:style-name="T150">40</text:span>)</text:p>
            <text:p text:style-name="P114">183.00 (<text:span text:style-name="T150">58</text:span>)</text:p>
            <text:p text:style-name="P114">156.99 (<text:span text:style-name="T150">100</text:span>)</text:p>
            <text:p text:style-name="P115">155.00 (<text:span text:style-name="T150">89</text:span>)</text:p>
          </table:table-cell>
          <table:table-cell table:style-name="Таблица1.C2" office:value-type="string">
            <text:p text:style-name="P113">184.99 (<text:span text:style-name="T151">30</text:span>)</text:p>
            <text:p text:style-name="P114">183.00 (<text:span text:style-name="T151">42</text:span>)</text:p>
            <text:p text:style-name="P114">156.99 (<text:span text:style-name="T151">100</text:span>)</text:p>
            <text:p text:style-name="P115">155.00 (<text:span text:style-name="T151">95</text:span>)</text:p>
          </table:table-cell>
          <table:table-cell table:style-name="Таблица1.C2" office:value-type="string">
            <text:p text:style-name="P113">184.99 (<text:span text:style-name="T151">0</text:span>)</text:p>
            <text:p text:style-name="P114">183.00 (<text:span text:style-name="T152">0</text:span>)</text:p>
            <text:p text:style-name="P114">156.99 (<text:span text:style-name="T153">100</text:span>)</text:p>
            <text:p text:style-name="P115">155.00 (<text:span text:style-name="T153">65</text:span>)</text:p>
          </table:table-cell>
          <table:table-cell table:style-name="Таблица1.C2" office:value-type="string">
            <text:p text:style-name="P113">184.99 (<text:span text:style-name="T151">0</text:span>)</text:p>
            <text:p text:style-name="P114">183.00 (<text:span text:style-name="T152">0</text:span>)</text:p>
            <text:p text:style-name="P114">156.99 (<text:span text:style-name="T152">97</text:span>)</text:p>
            <text:p text:style-name="P115">155.00 (<text:span text:style-name="T152">100</text:span>)</text:p>
          </table:table-cell>
          <table:table-cell table:style-name="Таблица1.I2" office:value-type="string">
            <text:p text:style-name="P116">76.08 (100)</text:p>
            <text:p text:style-name="P116">50.06 (56)</text:p>
          </table:table-cell>
        </table:table-row>
        <table:table-row table:style-name="Таблица1.1">
          <table:table-cell table:style-name="Таблица1.C2" office:value-type="string">
            <text:p text:style-name="P92">Ph-N<text:span text:style-name="T61">2</text:span><text:span text:style-name="T9">+</text:span> OTf<text:span text:style-name="T15">-</text:span></text:p>
          </table:table-cell>
          <table:table-cell table:style-name="Таблица1.C2" office:value-type="string">
            <text:p text:style-name="P116">105.05</text:p>
          </table:table-cell>
          <table:table-cell table:style-name="Таблица1.C2" office:value-type="string">
            <text:p text:style-name="P116">105.05 (20)</text:p>
            <text:p text:style-name="P116">77.06 (100)</text:p>
          </table:table-cell>
          <table:table-cell table:style-name="Таблица1.C2" office:value-type="string">
            <text:p text:style-name="P116">105.05 (22)</text:p>
            <text:p text:style-name="P116">77.06 (100)</text:p>
          </table:table-cell>
          <table:table-cell table:style-name="Таблица1.C2" office:value-type="string">
            <text:p text:style-name="P116">105.05 (17)</text:p>
            <text:p text:style-name="P116">77.06 (100)</text:p>
          </table:table-cell>
          <table:table-cell table:style-name="Таблица1.C2" office:value-type="string">
            <text:p text:style-name="P116">105.05 (<text:span text:style-name="T154">9</text:span>)</text:p>
            <text:p text:style-name="P116">77.06 (100)</text:p>
          </table:table-cell>
          <table:table-cell table:style-name="Таблица1.C2" office:value-type="string">
            <text:p text:style-name="P116">105.05 (0)</text:p>
            <text:p text:style-name="P116">77.06 (100)</text:p>
          </table:table-cell>
          <table:table-cell table:style-name="Таблица1.C2" office:value-type="string">
            <text:p text:style-name="P116">105.05 (0)</text:p>
            <text:p text:style-name="P116">77.06 (100)</text:p>
            <text:p text:style-name="P117">51.06 (47)</text:p>
          </table:table-cell>
          <table:table-cell table:style-name="Таблица1.I2" office:value-type="string">
            <text:p text:style-name="P117">51.06 (100)</text:p>
            <text:p text:style-name="P117">42.07 (38)</text:p>
          </table:table-cell>
        </table:table-row>
        <table:table-row table:style-name="Таблица1.1">
          <table:table-cell table:style-name="Таблица1.C2" office:value-type="string">
            <text:p text:style-name="P92"><text:span text:style-name="T216">4-HOOC-</text:span>Ph-N<text:span text:style-name="T61">2</text:span><text:span text:style-name="T9">+</text:span> OTf<text:span text:style-name="T15">-</text:span></text:p>
          </table:table-cell>
          <table:table-cell table:style-name="Таблица1.C2" office:value-type="string">
            <text:p text:style-name="P118">149.05</text:p>
          </table:table-cell>
          <table:table-cell table:style-name="Таблица1.C2" office:value-type="string">
            <text:p text:style-name="P118">149.05 (16)</text:p>
            <text:p text:style-name="P118">121.02 (100)</text:p>
          </table:table-cell>
          <table:table-cell table:style-name="Таблица1.C2" office:value-type="string">
            <text:p text:style-name="P118">149.05 (1<text:span text:style-name="T155">1</text:span>)</text:p>
            <text:p text:style-name="P118">121.02 (100)</text:p>
          </table:table-cell>
          <table:table-cell table:style-name="Таблица1.C2" office:value-type="string">
            <text:p text:style-name="P118">149.05 (16)</text:p>
            <text:p text:style-name="P118">121.02 (100)</text:p>
          </table:table-cell>
          <table:table-cell table:style-name="Таблица1.C2" office:value-type="string">
            <text:p text:style-name="P118">149.05 (1<text:span text:style-name="T155">1</text:span>)</text:p>
            <text:p text:style-name="P118">121.02 (100)</text:p>
          </table:table-cell>
          <table:table-cell table:style-name="Таблица1.C2" office:value-type="string">
            <text:p text:style-name="P118">149.05 (<text:span text:style-name="T155">0</text:span>)</text:p>
            <text:p text:style-name="P118">121.02 (100)</text:p>
          </table:table-cell>
          <table:table-cell table:style-name="Таблица1.C2" office:value-type="string">
            <text:p text:style-name="P119">65.07 (100)</text:p>
          </table:table-cell>
          <table:table-cell table:style-name="Таблица1.I2" office:value-type="string">
            <text:p text:style-name="P119">65.07 (27)</text:p>
            <text:p text:style-name="P119">39.06 (100)</text:p>
          </table:table-cell>
        </table:table-row>
      </table:table>
      <text:p text:style-name="P134"/>
      <text:list xml:id="list143514097104012" text:continue-numbering="true" text:style-name="WWNum1">
        <text:list-item>
          <text:list>
            <text:list-item>
              <text:list>
                <text:list-item>
                  <text:p text:style-name="P171"><text:soft-page-break/><text:span text:style-name="T90">3</text:span>.<text:span text:style-name="T90">3</text:span>. <text:span text:style-name="T90">Квантовохимический расчет энергии отщепления азота при фрагментации диазониевых катионов</text:span></text:p>
                </text:list-item>
              </text:list>
            </text:list-item>
          </text:list>
        </text:list-item>
      </text:list>
      <text:p text:style-name="P11">Таблица <text:span text:style-name="T173">2</text:span>. </text:p>
      <text:p text:style-name="P21">Термодинамика <text:span text:style-name="T174">отцепления азота диазониевых катионов</text:span></text:p>
      <text:p text:style-name="P18"/>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60">№</text:p>
          </table:table-cell>
          <table:table-cell table:style-name="Таблица3.A1" office:value-type="string">
            <text:p text:style-name="P140">Process</text:p>
          </table:table-cell>
          <table:table-cell table:style-name="Таблица3.A1" office:value-type="string">
            <text:p text:style-name="P59"><text:span text:style-name="T171">D</text:span>E<text:span text:style-name="T61">0</text:span>, </text:p>
            <text:p text:style-name="P61">kJ/mol</text:p>
          </table:table-cell>
          <table:table-cell table:style-name="Таблица3.A1" office:value-type="string">
            <text:p text:style-name="P59"><text:span text:style-name="T170">D</text:span>G<text:span text:style-name="T61">298</text:span>,</text:p>
            <text:p text:style-name="P61">kJ/mol</text:p>
          </table:table-cell>
          <table:table-cell table:style-name="Таблица3.A1" office:value-type="string">
            <text:p text:style-name="P59"><text:span text:style-name="T170">D</text:span>H<text:span text:style-name="T61">298</text:span>,</text:p>
            <text:p text:style-name="P61">kJ/mol</text:p>
          </table:table-cell>
          <table:table-cell table:style-name="Таблица3.F1" office:value-type="string">
            <text:p text:style-name="P59"><text:span text:style-name="T170">D</text:span>S<text:span text:style-name="T61">298</text:span><text:span text:style-name="T172">·</text:span>T,</text:p>
            <text:p text:style-name="P61">kJ/mol</text:p>
          </table:table-cell>
        </table:table-row>
        <table:table-row>
          <table:table-cell table:style-name="Таблица3.A2" office:value-type="string">
            <text:p text:style-name="P58">1</text:p>
          </table:table-cell>
          <table:table-cell table:style-name="Таблица3.A2" office:value-type="string">
            <text:p text:style-name="P142"><text:span text:style-name="T157">Ph-N</text:span><text:span text:style-name="T168">2</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46.51</text:p>
          </table:table-cell>
          <table:table-cell table:style-name="Таблица3.A2" office:value-type="string">
            <text:p text:style-name="P143">82.64</text:p>
          </table:table-cell>
          <table:table-cell table:style-name="Таблица3.A2" office:value-type="string">
            <text:p text:style-name="P143">129.36</text:p>
          </table:table-cell>
          <table:table-cell table:style-name="Таблица3.F2" office:value-type="string">
            <text:p text:style-name="P143">46.75</text:p>
          </table:table-cell>
        </table:table-row>
        <table:table-row>
          <table:table-cell table:style-name="Таблица3.A2" office:value-type="string">
            <text:p text:style-name="P58">2</text:p>
          </table:table-cell>
          <table:table-cell table:style-name="Таблица3.A2" office:value-type="string">
            <text:p text:style-name="P142"><text:span text:style-name="T157">Ph-N</text:span><text:span text:style-name="T168">2</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26.20</text:p>
          </table:table-cell>
          <table:table-cell table:style-name="Таблица3.A2" office:value-type="string">
            <text:p text:style-name="P143">162.01</text:p>
          </table:table-cell>
          <table:table-cell table:style-name="Таблица3.A2" office:value-type="string">
            <text:p text:style-name="P143">211.22</text:p>
          </table:table-cell>
          <table:table-cell table:style-name="Таблица3.F2" office:value-type="string">
            <text:p text:style-name="P143">49.25</text:p>
          </table:table-cell>
        </table:table-row>
        <table:table-row>
          <table:table-cell table:style-name="Таблица3.A2" office:value-type="string">
            <text:p text:style-name="P58">3</text:p>
          </table:table-cell>
          <table:table-cell table:style-name="Таблица3.A2" office:value-type="string">
            <text:p text:style-name="P142"><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61.41</text:p>
          </table:table-cell>
          <table:table-cell table:style-name="Таблица3.A2" office:value-type="string">
            <text:p text:style-name="P143">-123.84</text:p>
          </table:table-cell>
          <table:table-cell table:style-name="Таблица3.A2" office:value-type="string">
            <text:p text:style-name="P143">-73.30</text:p>
          </table:table-cell>
          <table:table-cell table:style-name="Таблица3.F2" office:value-type="string">
            <text:p text:style-name="P143">50.57</text:p>
          </table:table-cell>
        </table:table-row>
        <table:table-row>
          <table:table-cell table:style-name="Таблица3.A2" office:value-type="string">
            <text:p text:style-name="P58">4</text:p>
          </table:table-cell>
          <table:table-cell table:style-name="Таблица3.A2" office:value-type="string">
            <text:p text:style-name="P142"><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36.66</text:p>
          </table:table-cell>
          <table:table-cell table:style-name="Таблица3.A2" office:value-type="string">
            <text:p text:style-name="P143">167.96</text:p>
          </table:table-cell>
          <table:table-cell table:style-name="Таблица3.A2" office:value-type="string">
            <text:p text:style-name="P143">220.57</text:p>
          </table:table-cell>
          <table:table-cell table:style-name="Таблица3.F2" office:value-type="string">
            <text:p text:style-name="P143">52.65</text:p>
          </table:table-cell>
        </table:table-row>
        <table:table-row>
          <table:table-cell table:style-name="Таблица3.A2" office:value-type="string">
            <text:p text:style-name="P58">5</text:p>
          </table:table-cell>
          <table:table-cell table:style-name="Таблица3.A2" office:value-type="string">
            <text:p text:style-name="P142"><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54.35</text:p>
          </table:table-cell>
          <table:table-cell table:style-name="Таблица3.A2" office:value-type="string">
            <text:p text:style-name="P143">91.30</text:p>
          </table:table-cell>
          <table:table-cell table:style-name="Таблица3.A2" office:value-type="string">
            <text:p text:style-name="P143">137.60</text:p>
          </table:table-cell>
          <table:table-cell table:style-name="Таблица3.F2" office:value-type="string">
            <text:p text:style-name="P143">46.33</text:p>
          </table:table-cell>
        </table:table-row>
        <table:table-row>
          <table:table-cell table:style-name="Таблица3.A2" office:value-type="string">
            <text:p text:style-name="P58">6</text:p>
          </table:table-cell>
          <table:table-cell table:style-name="Таблица3.A2" office:value-type="string">
            <text:p text:style-name="P142"><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35.16</text:p>
          </table:table-cell>
          <table:table-cell table:style-name="Таблица3.A2" office:value-type="string">
            <text:p text:style-name="P143">169.26</text:p>
          </table:table-cell>
          <table:table-cell table:style-name="Таблица3.A2" office:value-type="string">
            <text:p text:style-name="P143">219.51</text:p>
          </table:table-cell>
          <table:table-cell table:style-name="Таблица3.F2" office:value-type="string">
            <text:p text:style-name="P143">50.28</text:p>
          </table:table-cell>
        </table:table-row>
        <table:table-row>
          <table:table-cell table:style-name="Таблица3.A2" office:value-type="string">
            <text:p text:style-name="P58">7</text:p>
          </table:table-cell>
          <table:table-cell table:style-name="Таблица3.A2" office:value-type="string">
            <text:p text:style-name="P142"><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58.28</text:p>
          </table:table-cell>
          <table:table-cell table:style-name="Таблица3.A2" office:value-type="string">
            <text:p text:style-name="P143">95.37</text:p>
          </table:table-cell>
          <table:table-cell table:style-name="Таблица3.A2" office:value-type="string">
            <text:p text:style-name="P143">141.38</text:p>
          </table:table-cell>
          <table:table-cell table:style-name="Таблица3.F2" office:value-type="string">
            <text:p text:style-name="P143">46.04</text:p>
          </table:table-cell>
        </table:table-row>
        <table:table-row>
          <table:table-cell table:style-name="Таблица3.A2" office:value-type="string">
            <text:p text:style-name="P58">8</text:p>
          </table:table-cell>
          <table:table-cell table:style-name="Таблица3.A2" office:value-type="string">
            <text:p text:style-name="P142"><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26.48</text:p>
          </table:table-cell>
          <table:table-cell table:style-name="Таблица3.A2" office:value-type="string">
            <text:p text:style-name="P143">159.35</text:p>
          </table:table-cell>
          <table:table-cell table:style-name="Таблица3.A2" office:value-type="string">
            <text:p text:style-name="P143">211.15</text:p>
          </table:table-cell>
          <table:table-cell table:style-name="Таблица3.F2" office:value-type="string">
            <text:p text:style-name="P143">51.83</text:p>
          </table:table-cell>
        </table:table-row>
        <table:table-row>
          <table:table-cell table:style-name="Таблица3.A2" office:value-type="string">
            <text:p text:style-name="P58">9</text:p>
          </table:table-cell>
          <table:table-cell table:style-name="Таблица3.A2" office:value-type="string">
            <text:p text:style-name="P142"><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80.96</text:p>
          </table:table-cell>
          <table:table-cell table:style-name="Таблица3.A2" office:value-type="string">
            <text:p text:style-name="P143">115.55</text:p>
          </table:table-cell>
          <table:table-cell table:style-name="Таблица3.A2" office:value-type="string">
            <text:p text:style-name="P143">163.35</text:p>
          </table:table-cell>
          <table:table-cell table:style-name="Таблица3.F2" office:value-type="string">
            <text:p text:style-name="P143">47.83</text:p>
          </table:table-cell>
        </table:table-row>
        <table:table-row>
          <table:table-cell table:style-name="Таблица3.A2" office:value-type="string">
            <text:p text:style-name="P58">10</text:p>
          </table:table-cell>
          <table:table-cell table:style-name="Таблица3.A2" office:value-type="string">
            <text:p text:style-name="P142"><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165.01</text:p>
          </table:table-cell>
          <table:table-cell table:style-name="Таблица3.A2" office:value-type="string">
            <text:p text:style-name="P143">104.32</text:p>
          </table:table-cell>
          <table:table-cell table:style-name="Таблица3.A2" office:value-type="string">
            <text:p text:style-name="P143">152.68</text:p>
          </table:table-cell>
          <table:table-cell table:style-name="Таблица3.F2" office:value-type="string">
            <text:p text:style-name="P143">48.40</text:p>
          </table:table-cell>
        </table:table-row>
        <table:table-row>
          <table:table-cell table:style-name="Таблица3.A2" office:value-type="string">
            <text:p text:style-name="P58">11</text:p>
          </table:table-cell>
          <table:table-cell table:style-name="Таблица3.A2" office:value-type="string">
            <text:p text:style-name="P142"><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66.04</text:p>
          </table:table-cell>
          <table:table-cell table:style-name="Таблица3.A2" office:value-type="string">
            <text:p text:style-name="P143">100.08</text:p>
          </table:table-cell>
          <table:table-cell table:style-name="Таблица3.A2" office:value-type="string">
            <text:p text:style-name="P143">149.45</text:p>
          </table:table-cell>
          <table:table-cell table:style-name="Таблица3.F2" office:value-type="string">
            <text:p text:style-name="P143">49.40</text:p>
          </table:table-cell>
        </table:table-row>
        <table:table-row>
          <table:table-cell table:style-name="Таблица3.A2" office:value-type="string">
            <text:p text:style-name="P58">12</text:p>
          </table:table-cell>
          <table:table-cell table:style-name="Таблица3.A2" office:value-type="string">
            <text:p text:style-name="P142"><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39.00</text:p>
          </table:table-cell>
          <table:table-cell table:style-name="Таблица3.A2" office:value-type="string">
            <text:p text:style-name="P143">171.23</text:p>
          </table:table-cell>
          <table:table-cell table:style-name="Таблица3.A2" office:value-type="string">
            <text:p text:style-name="P143">223.06</text:p>
          </table:table-cell>
          <table:table-cell table:style-name="Таблица3.F2" office:value-type="string">
            <text:p text:style-name="P143">51.86</text:p>
          </table:table-cell>
        </table:table-row>
        <table:table-row>
          <table:table-cell table:style-name="Таблица3.A2" office:value-type="string">
            <text:p text:style-name="P58">13</text:p>
          </table:table-cell>
          <table:table-cell table:style-name="Таблица3.A2" office:value-type="string">
            <text:p text:style-name="P142"><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48.67</text:p>
          </table:table-cell>
          <table:table-cell table:style-name="Таблица3.A2" office:value-type="string">
            <text:p text:style-name="P143">84.83</text:p>
          </table:table-cell>
          <table:table-cell table:style-name="Таблица3.A2" office:value-type="string">
            <text:p text:style-name="P143">131.52</text:p>
          </table:table-cell>
          <table:table-cell table:style-name="Таблица3.F2" office:value-type="string">
            <text:p text:style-name="P143">46.72</text:p>
          </table:table-cell>
        </table:table-row>
        <table:table-row>
          <table:table-cell table:style-name="Таблица3.A2" office:value-type="string">
            <text:p text:style-name="P58">14</text:p>
          </table:table-cell>
          <table:table-cell table:style-name="Таблица3.A2" office:value-type="string">
            <text:p text:style-name="P142"><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19.71</text:p>
          </table:table-cell>
          <table:table-cell table:style-name="Таблица3.A2" office:value-type="string">
            <text:p text:style-name="P143">154.93</text:p>
          </table:table-cell>
          <table:table-cell table:style-name="Таблица3.A2" office:value-type="string">
            <text:p text:style-name="P143">204.73</text:p>
          </table:table-cell>
          <table:table-cell table:style-name="Таблица3.F2" office:value-type="string">
            <text:p text:style-name="P143">49.84</text:p>
          </table:table-cell>
        </table:table-row>
        <table:table-row>
          <table:table-cell table:style-name="Таблица3.A2" office:value-type="string">
            <text:p text:style-name="P58">15</text:p>
          </table:table-cell>
          <table:table-cell table:style-name="Таблица3.A2" office:value-type="string">
            <text:p text:style-name="P142"><text:span text:style-name="T157">4-Br-Ph-N</text:span><text:span text:style-name="T168">2</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65.99</text:p>
          </table:table-cell>
          <table:table-cell table:style-name="Таблица3.A2" office:value-type="string">
            <text:p text:style-name="P143">100.91</text:p>
          </table:table-cell>
          <table:table-cell table:style-name="Таблица3.A2" office:value-type="string">
            <text:p text:style-name="P143">148.44</text:p>
          </table:table-cell>
          <table:table-cell table:style-name="Таблица3.F2" office:value-type="string">
            <text:p text:style-name="P143">47.56</text:p>
          </table:table-cell>
        </table:table-row>
        <table:table-row>
          <table:table-cell table:style-name="Таблица3.A2" office:value-type="string">
            <text:p text:style-name="P58">16</text:p>
          </table:table-cell>
          <table:table-cell table:style-name="Таблица3.A2" office:value-type="string">
            <text:p text:style-name="P142"><text:span text:style-name="T157">4-Br-Ph-N</text:span><text:span text:style-name="T168">2</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186.02</text:p>
          </table:table-cell>
          <table:table-cell table:style-name="Таблица3.A2" office:value-type="string">
            <text:p text:style-name="P143">125.25</text:p>
          </table:table-cell>
          <table:table-cell table:style-name="Таблица3.A2" office:value-type="string">
            <text:p text:style-name="P143">173.69</text:p>
          </table:table-cell>
          <table:table-cell table:style-name="Таблица3.F2" office:value-type="string">
            <text:p text:style-name="P143">48.47</text:p>
          </table:table-cell>
        </table:table-row>
        <table:table-row>
          <table:table-cell table:style-name="Таблица3.A2" office:value-type="string">
            <text:p text:style-name="P58">17</text:p>
          </table:table-cell>
          <table:table-cell table:style-name="Таблица3.A2" office:value-type="string">
            <text:p text:style-name="P142"><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57">S</text:span><text:span text:style-name="T158">)</text:span><text:span text:style-name="T157"> + N</text:span><text:span text:style-name="T168">2</text:span></text:p>
          </table:table-cell>
          <table:table-cell table:style-name="Таблица3.A2" office:value-type="string">
            <text:p text:style-name="P137">183.66</text:p>
          </table:table-cell>
          <table:table-cell table:style-name="Таблица3.A2" office:value-type="string">
            <text:p text:style-name="P143">116.23</text:p>
          </table:table-cell>
          <table:table-cell table:style-name="Таблица3.A2" office:value-type="string">
            <text:p text:style-name="P143">166.60</text:p>
          </table:table-cell>
          <table:table-cell table:style-name="Таблица3.F2" office:value-type="string">
            <text:p text:style-name="P143">50.40</text:p>
          </table:table-cell>
        </table:table-row>
        <table:table-row>
          <table:table-cell table:style-name="Таблица3.A2" office:value-type="string">
            <text:p text:style-name="P58">18</text:p>
          </table:table-cell>
          <table:table-cell table:style-name="Таблица3.A2" office:value-type="string">
            <text:p text:style-name="P142"><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60">T</text:span><text:span text:style-name="T158">)</text:span><text:span text:style-name="T157"> + N</text:span><text:span text:style-name="T168">2</text:span></text:p>
          </table:table-cell>
          <table:table-cell table:style-name="Таблица3.A2" office:value-type="string">
            <text:p text:style-name="P137">201.87</text:p>
          </table:table-cell>
          <table:table-cell table:style-name="Таблица3.A2" office:value-type="string">
            <text:p text:style-name="P143">137.40</text:p>
          </table:table-cell>
          <table:table-cell table:style-name="Таблица3.A2" office:value-type="string">
            <text:p text:style-name="P143">189.09</text:p>
          </table:table-cell>
          <table:table-cell table:style-name="Таблица3.F2" office:value-type="string">
            <text:p text:style-name="P143">51.73</text:p>
          </table:table-cell>
        </table:table-row>
      </table:table>
      <text:p text:style-name="P130"/>
      <text:list xml:id="list143514024562214" text:continue-numbering="true" text:style-name="WWNum1">
        <text:list-item>
          <text:list>
            <text:list-item>
              <text:list>
                <text:list-item>
                  <text:p text:style-name="P170"><text:span text:style-name="T90">3</text:span>.<text:span text:style-name="T137">4</text:span>. <text:span text:style-name="T175">Расчет профиля потенциальной энергии отщепления азота при фрагментации о-нитрофенилдиазония</text:span></text:p>
                </text:list-item>
                <text:list-item>
                  <text:p text:style-name="P165">?</text:p>
                </text:list-item>
                <text:list-item>
                  <text:p text:style-name="P172"><text:span text:style-name="T90">3</text:span>.<text:span text:style-name="T175">5</text:span>. <text:span text:style-name="T90">Фрагментация кластерных катионов</text:span></text:p>
                </text:list-item>
              </text:list>
            </text:list-item>
          </text:list>
        </text:list-item>
      </text:list>
      <text:p text:style-name="P12">Таблица <text:span text:style-name="T176">3</text:span>. </text:p>
      <text:p text:style-name="P14">Спектр MS2 <text:span text:style-name="T214">кластерных ионов [M + X-Ar-N</text:span><text:span text:style-name="T75">2</text:span><text:span text:style-name="T214">]</text:span><text:span text:style-name="T25">+</text:span><text:span text:style-name="T214"> </text:span>при различных энергиях столкновений</text:p>
      <text:p text:style-name="P17"/>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23">Соединение</text:p>
            </table:table-cell>
            <table:table-cell table:style-name="Таблица4.A1" table:number-rows-spanned="2" office:value-type="string">
              <text:p text:style-name="P122">Прекурсор</text:p>
            </table:table-cell>
            <table:table-cell table:style-name="Таблица4.C1" table:number-columns-spanned="7" office:value-type="string">
              <text:p text:style-name="P122"><text:span text:style-name="T211">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62">0 <text:span text:style-name="T211">eV</text:span></text:p>
            </table:table-cell>
            <table:table-cell table:style-name="Таблица4.C2" office:value-type="string">
              <text:p text:style-name="P63">0.01 <text:span text:style-name="T211">eV</text:span></text:p>
            </table:table-cell>
            <table:table-cell table:style-name="Таблица4.C2" office:value-type="string">
              <text:p text:style-name="P63">0.1 <text:span text:style-name="T211">eV</text:span></text:p>
            </table:table-cell>
            <table:table-cell table:style-name="Таблица4.C2" office:value-type="string">
              <text:p text:style-name="P63">1 <text:span text:style-name="T211">eV</text:span></text:p>
            </table:table-cell>
            <table:table-cell table:style-name="Таблица4.C2" office:value-type="string">
              <text:p text:style-name="P63">10 <text:span text:style-name="T211">eV</text:span></text:p>
            </table:table-cell>
            <table:table-cell table:style-name="Таблица4.C2" office:value-type="string">
              <text:p text:style-name="P63">20 <text:span text:style-name="T211">eV</text:span></text:p>
            </table:table-cell>
            <table:table-cell table:style-name="Таблица4.I2" office:value-type="string">
              <text:p text:style-name="P63">40 <text:span text:style-name="T211">eV</text:span></text:p>
            </table:table-cell>
          </table:table-row>
        </table:table-header-rows>
        <table:table-row>
          <table:table-cell table:style-name="Таблица4.C2" office:value-type="string">
            <text:p text:style-name="P71">2-NO2-Ph-N2+</text:p>
            <text:p text:style-name="P71">OTf-</text:p>
          </table:table-cell>
          <table:table-cell table:style-name="Таблица4.C2" office:value-type="string">
            <text:p text:style-name="P74">449.02</text:p>
          </table:table-cell>
          <table:table-cell table:style-name="Таблица4.C2" office:value-type="string">
            <text:p text:style-name="P74">449.02 (80)</text:p>
            <text:p text:style-name="P74">150.03 (100)</text:p>
          </table:table-cell>
          <table:table-cell table:style-name="Таблица4.C2" office:value-type="string">
            <text:p text:style-name="P74">449.02 (84)</text:p>
            <text:p text:style-name="P74">150.03 (100)</text:p>
          </table:table-cell>
          <table:table-cell table:style-name="Таблица4.C2" office:value-type="string">
            <text:p text:style-name="P74">449.02 (82)</text:p>
            <text:p text:style-name="P74">150.03 (100)</text:p>
          </table:table-cell>
          <table:table-cell table:style-name="Таблица4.C2" office:value-type="string">
            <text:p text:style-name="P74">449.02 (57)</text:p>
            <text:p text:style-name="P74">150.03 (100)</text:p>
          </table:table-cell>
          <table:table-cell table:style-name="Таблица4.C2" office:value-type="string">
            <text:p text:style-name="P74">449.02 (0)</text:p>
            <text:p text:style-name="P74">150.03 (100)</text:p>
            <text:p text:style-name="P74">94.03 (7)</text:p>
            <text:p text:style-name="P74">92.03 (9)</text:p>
          </table:table-cell>
          <table:table-cell table:style-name="Таблица4.C2" office:value-type="string">
            <text:p text:style-name="P74">150.03 (100)</text:p>
            <text:p text:style-name="P74">94.03 (44)</text:p>
            <text:p text:style-name="P74">92.03 (35)</text:p>
            <text:p text:style-name="P74">78.03 (17)</text:p>
            <text:p text:style-name="P74">51.03 (34)</text:p>
          </table:table-cell>
          <table:table-cell table:style-name="Таблица4.I2" office:value-type="string">
            <text:p text:style-name="P74">150.03 (<text:span text:style-name="T177">4</text:span>)</text:p>
            <text:p text:style-name="P74">94.03 (<text:span text:style-name="T177">59</text:span>)</text:p>
            <text:p text:style-name="P74">92.03 (<text:span text:style-name="T177">85</text:span>)</text:p>
            <text:p text:style-name="P74">7<text:span text:style-name="T177">4</text:span>.0<text:span text:style-name="T177">9</text:span> (1<text:span text:style-name="T177">5</text:span>)</text:p>
            <text:p text:style-name="P74"><text:span text:style-name="T177">64.03</text:span> (<text:span text:style-name="T177">16</text:span>)</text:p>
            <text:p text:style-name="P75"><text:soft-page-break/>53.00 (44)</text:p>
            <text:p text:style-name="P75">51.03 (100)</text:p>
            <text:p text:style-name="P75">39.02 (35)</text:p>
          </table:table-cell>
        </table:table-row>
        <table:table-row>
          <table:table-cell table:style-name="Таблица4.C2" office:value-type="string">
            <text:p text:style-name="P71"><text:span text:style-name="T139">3</text:span>-NO2-Ph-N2+</text:p>
            <text:p text:style-name="P71">OTf-</text:p>
          </table:table-cell>
          <table:table-cell table:style-name="Таблица4.C2" office:value-type="string">
            <text:p text:style-name="P74">449.02</text:p>
          </table:table-cell>
          <table:table-cell table:style-name="Таблица4.C2" office:value-type="string">
            <text:p text:style-name="P74">449.02 (<text:span text:style-name="T178">68</text:span>)</text:p>
            <text:p text:style-name="P74">150.03 (<text:span text:style-name="T178">1</text:span>00)</text:p>
            <text:p text:style-name="P76">122.02 (56)</text:p>
          </table:table-cell>
          <table:table-cell table:style-name="Таблица4.C2" office:value-type="string">
            <text:p text:style-name="P74">449.02 (<text:span text:style-name="T178">64</text:span>)</text:p>
            <text:p text:style-name="P74">150.03 (<text:span text:style-name="T178">1</text:span>00)</text:p>
            <text:p text:style-name="P76">122.02 (54)</text:p>
          </table:table-cell>
          <table:table-cell table:style-name="Таблица4.C2" office:value-type="string">
            <text:p text:style-name="P74">449.02 (<text:span text:style-name="T178">68</text:span>)</text:p>
            <text:p text:style-name="P74">150.03 (<text:span text:style-name="T178">1</text:span>00)</text:p>
            <text:p text:style-name="P76">122.02 (57)</text:p>
          </table:table-cell>
          <table:table-cell table:style-name="Таблица4.C2" office:value-type="string">
            <text:p text:style-name="P74">449.02 (<text:span text:style-name="T178">45</text:span>)</text:p>
            <text:p text:style-name="P74">150.03 (<text:span text:style-name="T178">1</text:span>00)</text:p>
            <text:p text:style-name="P76">122.02 (58)</text:p>
          </table:table-cell>
          <table:table-cell table:style-name="Таблица4.C2" office:value-type="string">
            <text:p text:style-name="P74">449.02 (<text:span text:style-name="T178">0</text:span>)</text:p>
            <text:p text:style-name="P74">150.03 (<text:span text:style-name="T178">51</text:span>)</text:p>
            <text:p text:style-name="P76">122.02 (100)</text:p>
          </table:table-cell>
          <table:table-cell table:style-name="Таблица4.C2" office:value-type="string">
            <text:p text:style-name="P74">449.02 (<text:span text:style-name="T178">0</text:span>)</text:p>
            <text:p text:style-name="P74">150.03 (<text:span text:style-name="T178">7</text:span>)</text:p>
            <text:p text:style-name="P76">122.02 (100)</text:p>
            <text:p text:style-name="P76">92.03 (7)</text:p>
          </table:table-cell>
          <table:table-cell table:style-name="Таблица4.I2" office:value-type="string">
            <text:p text:style-name="P74">150.03 (0)</text:p>
            <text:p text:style-name="P76">122.02 (78)</text:p>
            <text:p text:style-name="P76">92.03 (80)</text:p>
            <text:p text:style-name="P76">75.02 (100)</text:p>
            <text:p text:style-name="P76">64.03 (11)</text:p>
          </table:table-cell>
        </table:table-row>
        <table:table-row>
          <table:table-cell table:style-name="Таблица4.C2" office:value-type="string">
            <text:p text:style-name="P71"><text:span text:style-name="T142">4</text:span>-NO2-Ph-N2+</text:p>
            <text:p text:style-name="P71">OTf-</text:p>
          </table:table-cell>
          <table:table-cell table:style-name="Таблица4.C2" office:value-type="string">
            <text:p text:style-name="P74">449.02</text:p>
          </table:table-cell>
          <table:table-cell table:style-name="Таблица4.C2" office:value-type="string">
            <text:p text:style-name="P74">449.02 (<text:span text:style-name="T179">49</text:span>)</text:p>
            <text:p text:style-name="P74">150.03 (<text:span text:style-name="T178">1</text:span>00)</text:p>
            <text:p text:style-name="P76">122.02 (<text:span text:style-name="T179">48</text:span>)</text:p>
          </table:table-cell>
          <table:table-cell table:style-name="Таблица4.C2" office:value-type="string">
            <text:p text:style-name="P77">-</text:p>
          </table:table-cell>
          <table:table-cell table:style-name="Таблица4.C2" office:value-type="string">
            <text:p text:style-name="P77">-</text:p>
          </table:table-cell>
          <table:table-cell table:style-name="Таблица4.C2" office:value-type="string">
            <text:p text:style-name="P74">449.02 (<text:span text:style-name="T180">29</text:span>)</text:p>
            <text:p text:style-name="P74">150.03 (<text:span text:style-name="T178">1</text:span>00)</text:p>
            <text:p text:style-name="P76">122.02 (5<text:span text:style-name="T180">2</text:span>)</text:p>
          </table:table-cell>
          <table:table-cell table:style-name="Таблица4.C2" office:value-type="string">
            <text:p text:style-name="P74">449.02 (<text:span text:style-name="T180">0</text:span>)</text:p>
            <text:p text:style-name="P74">150.03 (<text:span text:style-name="T180">48</text:span>)</text:p>
            <text:p text:style-name="P76">122.02 (<text:span text:style-name="T180">100</text:span>)</text:p>
            <text:p text:style-name="P78">74.10 (16)</text:p>
          </table:table-cell>
          <table:table-cell table:style-name="Таблица4.C2" office:value-type="string">
            <text:p text:style-name="P74">150.03 (<text:span text:style-name="T180">6</text:span>)</text:p>
            <text:p text:style-name="P76">122.02 (<text:span text:style-name="T180">100</text:span>)</text:p>
            <text:p text:style-name="P78">74.10 (18)</text:p>
          </table:table-cell>
          <table:table-cell table:style-name="Таблица4.I2" office:value-type="string">
            <text:p text:style-name="P74">150.03 (<text:span text:style-name="T180">0</text:span>)</text:p>
            <text:p text:style-name="P76">122.02 (<text:span text:style-name="T180">91</text:span>)</text:p>
            <text:p text:style-name="P78">92.03 (89)</text:p>
            <text:p text:style-name="P78">75.02 (100)</text:p>
            <text:p text:style-name="P78">74.10 (35)</text:p>
            <text:p text:style-name="P78">64.03 (12)</text:p>
          </table:table-cell>
        </table:table-row>
        <table:table-row>
          <table:table-cell table:style-name="Таблица4.C2" office:value-type="string">
            <text:p text:style-name="P71"><text:span text:style-name="T142">4</text:span>-<text:span text:style-name="T144">CH3O</text:span>-Ph-N2+</text:p>
            <text:p text:style-name="P71">OTf-</text:p>
          </table:table-cell>
          <table:table-cell table:style-name="Таблица4.C2" office:value-type="string">
            <text:p text:style-name="P77">419.06</text:p>
          </table:table-cell>
          <table:table-cell table:style-name="Таблица4.C2" office:value-type="string">
            <text:p text:style-name="P77">419.06 (65)</text:p>
            <text:p text:style-name="P77">135.05 (100)</text:p>
            <text:p text:style-name="P77">107.05 (38)</text:p>
          </table:table-cell>
          <table:table-cell table:style-name="Таблица4.C2" office:value-type="string">
            <text:p text:style-name="P77">419.06 (64)</text:p>
            <text:p text:style-name="P77">135.05 (100)</text:p>
            <text:p text:style-name="P77">107.05 (37)</text:p>
          </table:table-cell>
          <table:table-cell table:style-name="Таблица4.C2" office:value-type="string">
            <text:p text:style-name="P77">419.06 (61)</text:p>
            <text:p text:style-name="P77">135.05 (100)</text:p>
            <text:p text:style-name="P77">107.05 (42)</text:p>
          </table:table-cell>
          <table:table-cell table:style-name="Таблица4.C2" office:value-type="string">
            <text:p text:style-name="P77">419.06 (37)</text:p>
            <text:p text:style-name="P79">417.25 (15)</text:p>
            <text:p text:style-name="P77">135.05 (100)</text:p>
            <text:p text:style-name="P77">107.05 (3<text:span text:style-name="T181">4</text:span>)</text:p>
          </table:table-cell>
          <table:table-cell table:style-name="Таблица4.C2" office:value-type="string">
            <text:p text:style-name="P77">419.06 (<text:span text:style-name="T182">0</text:span>)</text:p>
            <text:p text:style-name="P77">135.05 (<text:span text:style-name="T182">60</text:span>)</text:p>
            <text:p text:style-name="P77">107.05 (<text:span text:style-name="T182">100</text:span>)</text:p>
            <text:p text:style-name="P80">77.04 (7)</text:p>
          </table:table-cell>
          <table:table-cell table:style-name="Таблица4.C2" office:value-type="string">
            <text:p text:style-name="P77">135.05 (1<text:span text:style-name="T183">1</text:span>)</text:p>
            <text:p text:style-name="P77">107.05 (<text:span text:style-name="T183">100</text:span>)</text:p>
            <text:p text:style-name="P81">77.04 (13)</text:p>
          </table:table-cell>
          <table:table-cell table:style-name="Таблица4.I2" office:value-type="string">
            <text:p text:style-name="P77">135.05 (<text:span text:style-name="T184">0</text:span>)</text:p>
            <text:p text:style-name="P77">107.05 (<text:span text:style-name="T184">62</text:span>)</text:p>
            <text:p text:style-name="P82">92.03 (37)</text:p>
            <text:p text:style-name="P81">77.04 (<text:span text:style-name="T105">100</text:span>)</text:p>
          </table:table-cell>
        </table:table-row>
        <table:table-row>
          <table:table-cell table:style-name="Таблица4.C2" office:value-type="string">
            <text:p text:style-name="P71"><text:span text:style-name="T142">4</text:span>-NO2-Ph-N2+</text:p>
            <text:p text:style-name="P71">O<text:span text:style-name="T185">Ts</text:span>-</text:p>
          </table:table-cell>
          <table:table-cell table:style-name="Таблица4.C2" office:value-type="string">
            <text:p text:style-name="P74">4<text:span text:style-name="T186">71</text:span>.0<text:span text:style-name="T186">7</text:span></text:p>
          </table:table-cell>
          <table:table-cell table:style-name="Таблица4.C2" office:value-type="string">
            <text:p text:style-name="P83">471.07 (33)</text:p>
            <text:p text:style-name="P83">150.03 (100)</text:p>
            <text:p text:style-name="P83">122.03 (46)</text:p>
          </table:table-cell>
          <table:table-cell table:style-name="Таблица4.C2" office:value-type="string">
            <text:p text:style-name="P83">471.07 (33)</text:p>
            <text:p text:style-name="P83">150.03 (100)</text:p>
            <text:p text:style-name="P83">122.03 (4<text:span text:style-name="T187">9</text:span>)</text:p>
          </table:table-cell>
          <table:table-cell table:style-name="Таблица4.C2" office:value-type="string">
            <text:p text:style-name="P83">471.07 (3<text:span text:style-name="T187">2</text:span>)</text:p>
            <text:p text:style-name="P83">150.03 (100)</text:p>
            <text:p text:style-name="P83">122.03 (46)</text:p>
          </table:table-cell>
          <table:table-cell table:style-name="Таблица4.C2" office:value-type="string">
            <text:p text:style-name="P83">471.07 (<text:span text:style-name="T187">17</text:span>)</text:p>
            <text:p text:style-name="P83">150.03 (<text:span text:style-name="T187">100</text:span>)</text:p>
            <text:p text:style-name="P83">122.03 (4<text:span text:style-name="T187">9</text:span>)</text:p>
          </table:table-cell>
          <table:table-cell table:style-name="Таблица4.C2" office:value-type="string">
            <text:p text:style-name="P83">471.07 (<text:span text:style-name="T187">0</text:span>)</text:p>
            <text:p text:style-name="P83">150.03 (<text:span text:style-name="T187">66</text:span>)</text:p>
            <text:p text:style-name="P83">122.03 (<text:span text:style-name="T187">100</text:span>)</text:p>
          </table:table-cell>
          <table:table-cell table:style-name="Таблица4.C2" office:value-type="string">
            <text:p text:style-name="P83">150.03 (10)</text:p>
            <text:p text:style-name="P83">122.03 (<text:span text:style-name="T188">100</text:span>)</text:p>
            <text:p text:style-name="P84">92.03 (10)</text:p>
          </table:table-cell>
          <table:table-cell table:style-name="Таблица4.I2" office:value-type="string">
            <text:p text:style-name="P83">150.03 (0)</text:p>
            <text:p text:style-name="P83">122.03 (<text:span text:style-name="T188">100</text:span>)</text:p>
            <text:p text:style-name="P84">92.03 (<text:span text:style-name="T189">38</text:span>)</text:p>
            <text:p text:style-name="P85">75.03 (56)</text:p>
          </table:table-cell>
        </table:table-row>
        <table:table-row>
          <table:table-cell table:style-name="Таблица4.C2" office:value-type="string">
            <text:p text:style-name="P71"><text:span text:style-name="T142">4</text:span>-NO2-Ph-N2+</text:p>
            <text:p text:style-name="P179">BF4-</text:p>
          </table:table-cell>
          <table:table-cell table:style-name="Таблица4.C2" office:value-type="string">
            <text:p text:style-name="P86">387.07</text:p>
          </table:table-cell>
          <table:table-cell table:style-name="Таблица4.C2" office:value-type="string">
            <text:p text:style-name="P86">387.07 (53)</text:p>
            <text:p text:style-name="P86">150.03 (100)</text:p>
            <text:p text:style-name="P86">122.02 (46)</text:p>
          </table:table-cell>
          <table:table-cell table:style-name="Таблица4.C2" office:value-type="string">
            <text:p text:style-name="P86">387.07 (<text:span text:style-name="T190">45</text:span>)</text:p>
            <text:p text:style-name="P86">150.03 (100)</text:p>
            <text:p text:style-name="P86">122.02 (<text:span text:style-name="T190">5</text:span>6)</text:p>
          </table:table-cell>
          <table:table-cell table:style-name="Таблица4.C2" office:value-type="string">
            <text:p text:style-name="P86">387.07 (<text:span text:style-name="T191">45</text:span>)</text:p>
            <text:p text:style-name="P86">150.03 (100)</text:p>
            <text:p text:style-name="P86">122.02 (<text:span text:style-name="T191">51</text:span>)</text:p>
          </table:table-cell>
          <table:table-cell table:style-name="Таблица4.C2" office:value-type="string">
            <text:p text:style-name="P86">387.07 (<text:span text:style-name="T192">17</text:span>)</text:p>
            <text:p text:style-name="P86">150.03 (100)</text:p>
            <text:p text:style-name="P86">122.02 (4<text:span text:style-name="T192">9</text:span>)</text:p>
          </table:table-cell>
          <table:table-cell table:style-name="Таблица4.C2" office:value-type="string">
            <text:p text:style-name="P86">387.07 (<text:span text:style-name="T193">0</text:span>)</text:p>
            <text:p text:style-name="P86">150.03 (<text:span text:style-name="T193">26</text:span>)</text:p>
            <text:p text:style-name="P86">122.02 (<text:span text:style-name="T193">100</text:span>)</text:p>
          </table:table-cell>
          <table:table-cell table:style-name="Таблица4.C2" office:value-type="string">
            <text:p text:style-name="P86">150.03 (0)</text:p>
            <text:p text:style-name="P86">122.02 (<text:span text:style-name="T193">100</text:span>)</text:p>
            <text:p text:style-name="P87">92.02 (9)</text:p>
          </table:table-cell>
          <table:table-cell table:style-name="Таблица4.I2" office:value-type="string">
            <text:p text:style-name="P86">122.02 (<text:span text:style-name="T194">49</text:span>)</text:p>
            <text:p text:style-name="P87">92.0<text:span text:style-name="T194">3</text:span> (<text:span text:style-name="T194">72</text:span>)</text:p>
            <text:p text:style-name="P88">75.02 (100)</text:p>
            <text:p text:style-name="P88">64.03 (17)</text:p>
          </table:table-cell>
        </table:table-row>
        <table:table-row>
          <table:table-cell table:style-name="Таблица4.C2" office:value-type="string">
            <text:p text:style-name="P90">2-HOOC-Ph-N2+</text:p>
            <text:p text:style-name="P90">OTf-</text:p>
          </table:table-cell>
          <table:table-cell table:style-name="Таблица4.C2" office:value-type="string">
            <text:p text:style-name="P94">447.02</text:p>
          </table:table-cell>
          <table:table-cell table:style-name="Таблица4.C2" office:value-type="string">
            <text:p text:style-name="P95">-</text:p>
          </table:table-cell>
          <table:table-cell table:style-name="Таблица4.C2" office:value-type="string">
            <text:p text:style-name="P95">-</text:p>
          </table:table-cell>
          <table:table-cell table:style-name="Таблица4.C2" office:value-type="string">
            <text:p text:style-name="P95">-</text:p>
          </table:table-cell>
          <table:table-cell table:style-name="Таблица4.C2" office:value-type="string">
            <text:p text:style-name="P95">-</text:p>
          </table:table-cell>
          <table:table-cell table:style-name="Таблица4.C2" office:value-type="string">
            <text:p text:style-name="P95">-</text:p>
          </table:table-cell>
          <table:table-cell table:style-name="Таблица4.C2" office:value-type="string">
            <text:p text:style-name="P95">-</text:p>
          </table:table-cell>
          <table:table-cell table:style-name="Таблица4.I2" office:value-type="string">
            <text:p text:style-name="P95">-</text:p>
          </table:table-cell>
        </table:table-row>
        <table:table-row>
          <table:table-cell table:style-name="Таблица4.C2" office:value-type="string">
            <text:p text:style-name="P90"><text:span text:style-name="T147">4</text:span>-<text:span text:style-name="T147">Br-</text:span>Ph-N2+ </text:p>
            <text:p text:style-name="P90">OTf-</text:p>
          </table:table-cell>
          <table:table-cell table:style-name="Таблица4.C2" office:value-type="string">
            <text:p text:style-name="P96">514.86</text:p>
          </table:table-cell>
          <table:table-cell table:style-name="Таблица4.C2" office:value-type="string">
            <text:p text:style-name="P96">518.86 (32)</text:p>
            <text:p text:style-name="P96">516.86 (23)</text:p>
            <text:p text:style-name="P96">514.86 (0)</text:p>
            <text:p text:style-name="P96">184.96<text:span text:style-name="T210">Образец</text:span> (97)</text:p>
            <text:p text:style-name="P96">182.96 (100)</text:p>
            <text:p text:style-name="P96">156.95 (80)</text:p>
            <text:p text:style-name="P96">154.95 (51)</text:p>
          </table:table-cell>
          <table:table-cell table:style-name="Таблица4.C2" office:value-type="string">
            <text:p text:style-name="P96">518.86 (<text:span text:style-name="T195">20</text:span>)</text:p>
            <text:p text:style-name="P96">516.86 (<text:span text:style-name="T195">14</text:span>)</text:p>
            <text:p text:style-name="P96">514.86 (<text:span text:style-name="T195">41</text:span>)</text:p>
            <text:p text:style-name="P96">184.96 (<text:span text:style-name="T195">100</text:span>)</text:p>
            <text:p text:style-name="P96">182.96 (<text:span text:style-name="T195">91</text:span>)</text:p>
            <text:p text:style-name="P96">156.95 (<text:span text:style-name="T195">13</text:span>)</text:p>
            <text:p text:style-name="P96">154.95 (<text:span text:style-name="T195">38</text:span>)</text:p>
          </table:table-cell>
          <table:table-cell table:style-name="Таблица4.C2" office:value-type="string">
            <text:p text:style-name="P96">518.86 (<text:span text:style-name="T196">20</text:span>)</text:p>
            <text:p text:style-name="P96">516.86 (<text:span text:style-name="T196">6</text:span>3)</text:p>
            <text:p text:style-name="P96">514.86 (<text:span text:style-name="T196">39</text:span>)</text:p>
            <text:p text:style-name="P96">184.96 (<text:span text:style-name="T196">100</text:span>)</text:p>
            <text:p text:style-name="P96">182.96 (<text:span text:style-name="T196">92</text:span>)</text:p>
            <text:p text:style-name="P96">156.95 (0)</text:p>
            <text:p text:style-name="P96">154.95 (<text:span text:style-name="T196">10</text:span>)</text:p>
          </table:table-cell>
          <table:table-cell table:style-name="Таблица4.C2" office:value-type="string">
            <text:p text:style-name="P96">518.86 (32)</text:p>
            <text:p text:style-name="P96">516.86 (23)</text:p>
            <text:p text:style-name="P96">514.86 (<text:span text:style-name="T197">16</text:span>)</text:p>
            <text:p text:style-name="P96">184.96 (97)</text:p>
            <text:p text:style-name="P96">182.96 (100)</text:p>
            <text:p text:style-name="P96">156.95 (<text:span text:style-name="T197">40</text:span>)</text:p>
            <text:p text:style-name="P96">154.95 (<text:span text:style-name="T197">3</text:span>1)</text:p>
          </table:table-cell>
          <table:table-cell table:style-name="Таблица4.C2" office:value-type="string">
            <text:p text:style-name="P96">518.86 (<text:span text:style-name="T198">0</text:span>)</text:p>
            <text:p text:style-name="P96">516.86 (<text:span text:style-name="T198">0</text:span>)</text:p>
            <text:p text:style-name="P96">514.86 (<text:span text:style-name="T198">0</text:span>)</text:p>
            <text:p text:style-name="P96">184.96 (<text:span text:style-name="T198">55</text:span>)</text:p>
            <text:p text:style-name="P96">182.96 (<text:span text:style-name="T198">89</text:span>)</text:p>
            <text:p text:style-name="P96">156.95 (<text:span text:style-name="T198">96</text:span>)</text:p>
            <text:p text:style-name="P96">154.95 (<text:span text:style-name="T198">100</text:span>)</text:p>
          </table:table-cell>
          <table:table-cell table:style-name="Таблица4.C2" office:value-type="string">
            <text:p text:style-name="P96">184.96 (<text:span text:style-name="T198">0</text:span>)</text:p>
            <text:p text:style-name="P96">182.96 (0)</text:p>
            <text:p text:style-name="P96">156.95 (<text:span text:style-name="T198">100</text:span>)</text:p>
            <text:p text:style-name="P96">154.95 (<text:span text:style-name="T198">70</text:span>)</text:p>
          </table:table-cell>
          <table:table-cell table:style-name="Таблица4.I2" office:value-type="string">
            <text:p text:style-name="P96">156.95 (<text:span text:style-name="T199">77</text:span>)</text:p>
            <text:p text:style-name="P96">154.95 (<text:span text:style-name="T199">100</text:span>)</text:p>
          </table:table-cell>
        </table:table-row>
        <table:table-row>
          <table:table-cell table:style-name="Таблица4.C2" office:value-type="string">
            <text:p text:style-name="P89">Ph-N2+ OTf-</text:p>
          </table:table-cell>
          <table:table-cell table:style-name="Таблица4.C2" office:value-type="string">
            <text:p text:style-name="P97">359.04</text:p>
          </table:table-cell>
          <table:table-cell table:style-name="Таблица4.C2" office:value-type="string">
            <text:p text:style-name="P97">359.04 (15)</text:p>
            <text:p text:style-name="P97">105.05 (100)</text:p>
            <text:p text:style-name="P97">77.04 (84)</text:p>
          </table:table-cell>
          <table:table-cell table:style-name="Таблица4.C2" office:value-type="string">
            <text:p text:style-name="P97">359.04 (16)</text:p>
            <text:p text:style-name="P97">105.05 (100)</text:p>
            <text:p text:style-name="P97">77.04 (67)</text:p>
          </table:table-cell>
          <table:table-cell table:style-name="Таблица4.C2" office:value-type="string">
            <text:p text:style-name="P97">359.04 (13)</text:p>
            <text:p text:style-name="P97">105.05 (100)</text:p>
            <text:p text:style-name="P97">77.04 (84)</text:p>
          </table:table-cell>
          <table:table-cell table:style-name="Таблица4.C2" office:value-type="string">
            <text:p text:style-name="P97">359.04 (<text:span text:style-name="T200">14</text:span>)</text:p>
            <text:p text:style-name="P97">105.05 (100)</text:p>
            <text:p text:style-name="P97">77.04 (84)</text:p>
          </table:table-cell>
          <table:table-cell table:style-name="Таблица4.C2" office:value-type="string">
            <text:p text:style-name="P97">359.04 (<text:span text:style-name="T200">0</text:span>)</text:p>
            <text:p text:style-name="P97">105.05 (<text:span text:style-name="T200">24</text:span>)</text:p>
            <text:p text:style-name="P97">77.04 (<text:span text:style-name="T200">100</text:span>)</text:p>
          </table:table-cell>
          <table:table-cell table:style-name="Таблица4.C2" office:value-type="string">
            <text:p text:style-name="P97">105.05 (<text:span text:style-name="T201">2</text:span>)</text:p>
            <text:p text:style-name="P97">77.04 (<text:span text:style-name="T201">100</text:span>)</text:p>
            <text:p text:style-name="P97"/>
          </table:table-cell>
          <table:table-cell table:style-name="Таблица4.I2" office:value-type="string">
            <text:p text:style-name="P97">105.05 (0)</text:p>
            <text:p text:style-name="P97">77.04 (<text:span text:style-name="T202">100</text:span>)</text:p>
            <text:p text:style-name="P98">51.06 (5)</text:p>
          </table:table-cell>
        </table:table-row>
        <table:table-row>
          <table:table-cell table:style-name="Таблица4.C2" office:value-type="string">
            <text:p text:style-name="P89"><text:span text:style-name="T216">4-HOOC-</text:span>Ph-N2+ OTf-</text:p>
          </table:table-cell>
          <table:table-cell table:style-name="Таблица4.C2" office:value-type="string">
            <text:p text:style-name="P99">447.02</text:p>
          </table:table-cell>
          <table:table-cell table:style-name="Таблица4.C2" office:value-type="string">
            <text:p text:style-name="P99">447.02 <text:span text:style-name="T203">(29)</text:span></text:p>
            <text:p text:style-name="P100">149.04 (47)</text:p>
            <text:p text:style-name="P100">121.03 (100)</text:p>
          </table:table-cell>
          <table:table-cell table:style-name="Таблица4.C2" office:value-type="string">
            <text:p text:style-name="P99">447.02 <text:span text:style-name="T203">(45)</text:span></text:p>
            <text:p text:style-name="P100">149.04 (<text:span text:style-name="T204">100</text:span>)</text:p>
            <text:p text:style-name="P100">121.03 (<text:span text:style-name="T204">78</text:span>)</text:p>
          </table:table-cell>
          <table:table-cell table:style-name="Таблица4.C2" office:value-type="string">
            <text:p text:style-name="P99">447.02 <text:span text:style-name="T203">(28)</text:span></text:p>
            <text:p text:style-name="P100">149.04 (<text:span text:style-name="T204">96</text:span>)</text:p>
            <text:p text:style-name="P100">121.03 (<text:span text:style-name="T204">100</text:span>)</text:p>
          </table:table-cell>
          <table:table-cell table:style-name="Таблица4.C2" office:value-type="string">
            <text:p text:style-name="P99">447.02 <text:span text:style-name="T203">(12)</text:span></text:p>
            <text:p text:style-name="P100">149.04 (<text:span text:style-name="T204">91</text:span>)</text:p>
            <text:p text:style-name="P100">121.03 (100)</text:p>
          </table:table-cell>
          <table:table-cell table:style-name="Таблица4.C2" office:value-type="string">
            <text:p text:style-name="P99">447.02 <text:span text:style-name="T203">(0)</text:span></text:p>
            <text:p text:style-name="P100">149.04 (<text:span text:style-name="T205">12</text:span>)</text:p>
            <text:p text:style-name="P100">121.03 (100)</text:p>
          </table:table-cell>
          <table:table-cell table:style-name="Таблица4.C2" office:value-type="string">
            <text:p text:style-name="P100">149.04 (<text:span text:style-name="T205">0</text:span>)</text:p>
            <text:p text:style-name="P100">121.03 (100)</text:p>
            <text:p text:style-name="P100"/>
          </table:table-cell>
          <table:table-cell table:style-name="Таблица4.I2" office:value-type="string">
            <text:p text:style-name="P100">149.04 (<text:span text:style-name="T205">0</text:span>)</text:p>
            <text:p text:style-name="P100">121.03 (100)</text:p>
          </table:table-cell>
        </table:table-row>
      </table:table>
      <text:p text:style-name="P15"/>
      <text:p text:style-name="P12">Таблица <text:span text:style-name="T206">4</text:span>. </text:p>
      <text:p text:style-name="P14"><text:span text:style-name="T207">Соотношение интенсивностей диазониевого катиона (</text:span><text:span text:style-name="T209">4</text:span><text:span text:style-name="T208">-NO</text:span><text:span text:style-name="T71">2</text:span><text:span text:style-name="T208">-Ph-N</text:span><text:span text:style-name="T71">2</text:span><text:span text:style-name="T21">+ <text:s/></text:span><text:span text:style-name="T207">M/Z=150.03) к </text:span></text:p>
      <text:p text:style-name="P14"><text:span text:style-name="T207">интенсивности арильного катиона (</text:span><text:span text:style-name="T209">4</text:span><text:span text:style-name="T208">-NO</text:span><text:span text:style-name="T71">2</text:span><text:span text:style-name="T208">-Ph</text:span><text:span text:style-name="T21">+ <text:s/></text:span><text:span text:style-name="T207">M/Z=122.03) в с</text:span>пектр<text:span text:style-name="T207">ах</text:span> MS2 </text:p>
      <text:p text:style-name="P14"><text:soft-page-break/><text:span text:style-name="T176">комплексных диазониевых ионов [M + X-Ar-N</text:span><text:span text:style-name="T72">2</text:span><text:span text:style-name="T176">]</text:span><text:span text:style-name="T22">+</text:span><text:span text:style-name="T176"> </text:span>при различных энергиях столкновений</text:p>
      <text:p text:style-name="P17"/>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26">Кластерный ион</text:p>
            </table:table-cell>
            <table:table-cell table:style-name="Таблица5.A1" table:number-rows-spanned="2" office:value-type="string">
              <text:p text:style-name="P124">Прекурсор</text:p>
            </table:table-cell>
            <table:table-cell table:style-name="Таблица5.C1" table:number-columns-spanned="4" office:value-type="string">
              <text:p text:style-name="P125">Int(<text:span text:style-name="T142">4-NO</text:span><text:span text:style-name="T73">2</text:span><text:span text:style-name="T142">-Ph-N</text:span><text:span text:style-name="T73">2</text:span><text:span text:style-name="T23">+</text:span>) / Int(<text:span text:style-name="T142">4-NO</text:span><text:span text:style-name="T73">2</text:span><text:span text:style-name="T142">-Ph</text:span><text:span text:style-name="T23">+</text:span>)</text:p>
            </table:table-cell>
            <table:covered-table-cell/>
            <table:covered-table-cell/>
            <table:covered-table-cell/>
          </table:table-row>
          <table:table-row>
            <table:covered-table-cell/>
            <table:covered-table-cell/>
            <table:table-cell table:style-name="Таблица5.C2" office:value-type="string">
              <text:p text:style-name="P68">0 <text:span text:style-name="T213">eV</text:span></text:p>
            </table:table-cell>
            <table:table-cell table:style-name="Таблица5.C2" office:value-type="string">
              <text:p text:style-name="P69">1 <text:span text:style-name="T213">eV</text:span></text:p>
            </table:table-cell>
            <table:table-cell table:style-name="Таблица5.C2" office:value-type="string">
              <text:p text:style-name="P69">10 <text:span text:style-name="T213">eV</text:span></text:p>
            </table:table-cell>
            <table:table-cell table:style-name="Таблица5.F2" office:value-type="string">
              <text:p text:style-name="P69">20 <text:span text:style-name="T213">eV</text:span></text:p>
            </table:table-cell>
          </table:table-row>
        </table:table-header-rows>
        <table:table-row>
          <table:table-cell table:style-name="Таблица5.C2" office:value-type="string">
            <text:p text:style-name="P64"><text:span text:style-name="T212">[4</text:span>-NO<text:span text:style-name="T61">2</text:span>-Ph-N<text:span text:style-name="T61">2</text:span><text:span text:style-name="T9">+</text:span><text:span text:style-name="T212">]</text:span><text:span text:style-name="T74">2</text:span><text:span text:style-name="T212"> </text:span>OTf<text:span text:style-name="T9">-</text:span></text:p>
          </table:table-cell>
          <table:table-cell table:style-name="Таблица5.C2" office:value-type="string">
            <text:p text:style-name="P66">449.02</text:p>
          </table:table-cell>
          <table:table-cell table:style-name="Таблица5.C2" office:value-type="string">
            <text:p text:style-name="P70">2.08</text:p>
          </table:table-cell>
          <table:table-cell table:style-name="Таблица5.C2" office:value-type="string">
            <text:p text:style-name="P70">1.92</text:p>
          </table:table-cell>
          <table:table-cell table:style-name="Таблица5.C2" office:value-type="string">
            <text:p text:style-name="P70">0.48</text:p>
          </table:table-cell>
          <table:table-cell table:style-name="Таблица5.F2" office:value-type="string">
            <text:p text:style-name="P70">0.06</text:p>
          </table:table-cell>
        </table:table-row>
        <table:table-row>
          <table:table-cell table:style-name="Таблица5.C2" office:value-type="string">
            <text:p text:style-name="P65"><text:span text:style-name="T212">[4</text:span>-NO<text:span text:style-name="T61">2</text:span>-Ph-N<text:span text:style-name="T61">2</text:span><text:span text:style-name="T9">+</text:span><text:span text:style-name="T212">]</text:span><text:span text:style-name="T74">2</text:span><text:span text:style-name="T212"> </text:span>O<text:span text:style-name="T185">Ts</text:span><text:span text:style-name="T9">-</text:span></text:p>
          </table:table-cell>
          <table:table-cell table:style-name="Таблица5.C2" office:value-type="string">
            <text:p text:style-name="P66">4<text:span text:style-name="T186">71</text:span>.0<text:span text:style-name="T186">7</text:span></text:p>
          </table:table-cell>
          <table:table-cell table:style-name="Таблица5.C2" office:value-type="string">
            <text:p text:style-name="P70">2.17</text:p>
          </table:table-cell>
          <table:table-cell table:style-name="Таблица5.C2" office:value-type="string">
            <text:p text:style-name="P70">2.04</text:p>
          </table:table-cell>
          <table:table-cell table:style-name="Таблица5.C2" office:value-type="string">
            <text:p text:style-name="P70">0.60</text:p>
          </table:table-cell>
          <table:table-cell table:style-name="Таблица5.F2" office:value-type="string">
            <text:p text:style-name="P70">0.10</text:p>
          </table:table-cell>
        </table:table-row>
        <table:table-row>
          <table:table-cell table:style-name="Таблица5.C2" office:value-type="string">
            <text:p text:style-name="P65"><text:span text:style-name="T212">[4</text:span>-NO<text:span text:style-name="T61">2</text:span>-Ph-N<text:span text:style-name="T61">2</text:span><text:span text:style-name="T9">+</text:span><text:span text:style-name="T212">]</text:span><text:span text:style-name="T74">2</text:span><text:span text:style-name="T212"> BF</text:span><text:span text:style-name="T66">4</text:span><text:span text:style-name="T24">-</text:span></text:p>
          </table:table-cell>
          <table:table-cell table:style-name="Таблица5.C2" office:value-type="string">
            <text:p text:style-name="P67">387.07</text:p>
          </table:table-cell>
          <table:table-cell table:style-name="Таблица5.C2" office:value-type="string">
            <text:p text:style-name="P70">2.17</text:p>
          </table:table-cell>
          <table:table-cell table:style-name="Таблица5.C2" office:value-type="string">
            <text:p text:style-name="P70">2.04</text:p>
          </table:table-cell>
          <table:table-cell table:style-name="Таблица5.C2" office:value-type="string">
            <text:p text:style-name="P70">0.26</text:p>
          </table:table-cell>
          <table:table-cell table:style-name="Таблица5.F2" office:value-type="string">
            <text:p text:style-name="P70">0.00</text:p>
          </table:table-cell>
        </table:table-row>
      </table:table>
      <text:p text:style-name="P4"/>
      <text:list xml:id="list143515274705923" text:continue-numbering="true" text:style-name="WWNum1">
        <text:list-item>
          <text:list>
            <text:list-item>
              <text:list>
                <text:list-item>
                  <text:p text:style-name="P169"><text:span text:style-name="T90">3</text:span>.<text:span text:style-name="T175">6</text:span>. <text:span text:style-name="T90">Квантовохимический расчет прочности кластерных катионов</text:span></text:p>
                </text:list-item>
              </text:list>
            </text:list-item>
          </text:list>
        </text:list-item>
      </text:list>
      <text:p text:style-name="P144">Таблица <text:span text:style-name="T217">5</text:span>. </text:p>
      <text:p text:style-name="P146">Термодинамика диссоциации молекул диазониевых солей в газовой фазе</text:p>
      <text:p text:style-name="P147"/>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0">№</text:p>
          </table:table-cell>
          <table:table-cell table:style-name="Таблица6.A1" office:value-type="string">
            <text:p text:style-name="P140">Process</text:p>
          </table:table-cell>
          <table:table-cell table:style-name="Таблица6.A1" office:value-type="string">
            <text:p text:style-name="P59"><text:span text:style-name="T171">D</text:span>E<text:span text:style-name="T61">0</text:span>, </text:p>
            <text:p text:style-name="P61">kJ/mol</text:p>
          </table:table-cell>
          <table:table-cell table:style-name="Таблица6.A1" office:value-type="string">
            <text:p text:style-name="P59"><text:span text:style-name="T170">D</text:span>G<text:span text:style-name="T61">298</text:span>,</text:p>
            <text:p text:style-name="P61">kJ/mol</text:p>
          </table:table-cell>
          <table:table-cell table:style-name="Таблица6.A1" office:value-type="string">
            <text:p text:style-name="P59"><text:span text:style-name="T170">D</text:span>H<text:span text:style-name="T61">298</text:span>,</text:p>
            <text:p text:style-name="P61">kJ/mol</text:p>
          </table:table-cell>
          <table:table-cell table:style-name="Таблица6.F1" office:value-type="string">
            <text:p text:style-name="P59"><text:span text:style-name="T170">D</text:span>S<text:span text:style-name="T61">298</text:span><text:span text:style-name="T172">·</text:span>T,</text:p>
            <text:p text:style-name="P61">kJ/mol</text:p>
          </table:table-cell>
        </table:table-row>
        <table:table-row>
          <table:table-cell table:style-name="Таблица6.A2" office:value-type="string">
            <text:p text:style-name="P185"><text:span text:style-name="T157">1</text:span></text:p>
          </table:table-cell>
          <table:table-cell table:style-name="Таблица6.A2" office:value-type="string">
            <text:p text:style-name="P190"><text:span text:style-name="T157">Ph-N</text:span><text:span text:style-name="T168">2</text:span><text:span text:style-name="T157">-OTf = Ph-N</text:span><text:span text:style-name="T168">2</text:span><text:span text:style-name="T19">+</text:span><text:span text:style-name="T157"> + TfO</text:span><text:span text:style-name="T19">-</text:span></text:p>
          </table:table-cell>
          <table:table-cell table:style-name="Таблица6.A2" office:value-type="string">
            <text:p text:style-name="P180">365.15</text:p>
          </table:table-cell>
          <table:table-cell table:style-name="Таблица6.A2" office:value-type="string">
            <text:p text:style-name="P180">316.70</text:p>
          </table:table-cell>
          <table:table-cell table:style-name="Таблица6.A2" office:value-type="string">
            <text:p text:style-name="P180">360.78</text:p>
          </table:table-cell>
          <table:table-cell table:style-name="Таблица6.F2" office:value-type="string">
            <text:p text:style-name="P180">44.12</text:p>
          </table:table-cell>
        </table:table-row>
        <table:table-row>
          <table:table-cell table:style-name="Таблица6.A2" office:value-type="string">
            <text:p text:style-name="P185"><text:span text:style-name="T157">2</text:span></text:p>
          </table:table-cell>
          <table:table-cell table:style-name="Таблица6.A2" office:value-type="string">
            <text:p text:style-name="P191"><text:span text:style-name="T157">2-NO</text:span><text:span text:style-name="T168">2</text:span><text:span text:style-name="T157">-Ph-N</text:span><text:span text:style-name="T168">2</text:span><text:span text:style-name="T157">-OTf = 2-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180">391.77</text:p>
          </table:table-cell>
          <table:table-cell table:style-name="Таблица6.A2" office:value-type="string">
            <text:p text:style-name="P180">342.08</text:p>
          </table:table-cell>
          <table:table-cell table:style-name="Таблица6.A2" office:value-type="string">
            <text:p text:style-name="P180">386.39</text:p>
          </table:table-cell>
          <table:table-cell table:style-name="Таблица6.F2" office:value-type="string">
            <text:p text:style-name="P180">44.35</text:p>
          </table:table-cell>
        </table:table-row>
        <table:table-row>
          <table:table-cell table:style-name="Таблица6.A2" office:value-type="string">
            <text:p text:style-name="P185"><text:span text:style-name="T157">3</text:span></text:p>
          </table:table-cell>
          <table:table-cell table:style-name="Таблица6.A2" office:value-type="string">
            <text:p text:style-name="P191"><text:span text:style-name="T157">3-NO</text:span><text:span text:style-name="T168">2</text:span><text:span text:style-name="T157">-Ph-N</text:span><text:span text:style-name="T168">2</text:span><text:span text:style-name="T157">-OTf = 3-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180">406.91</text:p>
          </table:table-cell>
          <table:table-cell table:style-name="Таблица6.A2" office:value-type="string">
            <text:p text:style-name="P180">355.65</text:p>
          </table:table-cell>
          <table:table-cell table:style-name="Таблица6.A2" office:value-type="string">
            <text:p text:style-name="P180">401.25</text:p>
          </table:table-cell>
          <table:table-cell table:style-name="Таблица6.F2" office:value-type="string">
            <text:p text:style-name="P180">45.63</text:p>
          </table:table-cell>
        </table:table-row>
        <table:table-row>
          <table:table-cell table:style-name="Таблица6.A2" office:value-type="string">
            <text:p text:style-name="P185"><text:span text:style-name="T157">4</text:span></text:p>
          </table:table-cell>
          <table:table-cell table:style-name="Таблица6.A2" office:value-type="string">
            <text:p text:style-name="P191"><text:span text:style-name="T157">4-NO</text:span><text:span text:style-name="T168">2</text:span><text:span text:style-name="T157">-Ph-N</text:span><text:span text:style-name="T168">2</text:span><text:span text:style-name="T157">-OTf = 4-NO</text:span><text:span text:style-name="T168">2</text:span><text:span text:style-name="T157">-Ph-N</text:span><text:span text:style-name="T168">2</text:span><text:span text:style-name="T19">+</text:span><text:span text:style-name="T157"> + TfO</text:span><text:span text:style-name="T19">-</text:span></text:p>
          </table:table-cell>
          <table:table-cell table:style-name="Таблица6.A2" office:value-type="string">
            <text:p text:style-name="P180">408.03</text:p>
          </table:table-cell>
          <table:table-cell table:style-name="Таблица6.A2" office:value-type="string">
            <text:p text:style-name="P180">357.21</text:p>
          </table:table-cell>
          <table:table-cell table:style-name="Таблица6.A2" office:value-type="string">
            <text:p text:style-name="P180">402.39</text:p>
          </table:table-cell>
          <table:table-cell table:style-name="Таблица6.F2" office:value-type="string">
            <text:p text:style-name="P180">45.21</text:p>
          </table:table-cell>
        </table:table-row>
        <table:table-row>
          <table:table-cell table:style-name="Таблица6.A2" office:value-type="string">
            <text:p text:style-name="P185"><text:span text:style-name="T157">5</text:span></text:p>
          </table:table-cell>
          <table:table-cell table:style-name="Таблица6.A2" office:value-type="string">
            <text:p text:style-name="P191"><text:span text:style-name="T157">4-NO</text:span><text:span text:style-name="T168">2</text:span><text:span text:style-name="T157">-Ph-N</text:span><text:span text:style-name="T168">2</text:span><text:span text:style-name="T157">-OTs = 4-NO</text:span><text:span text:style-name="T168">2</text:span><text:span text:style-name="T157">-Ph-N</text:span><text:span text:style-name="T168">2</text:span><text:span text:style-name="T19">+</text:span><text:span text:style-name="T157"> + TsO</text:span><text:span text:style-name="T19">-</text:span></text:p>
          </table:table-cell>
          <table:table-cell table:style-name="Таблица6.A2" office:value-type="string">
            <text:p text:style-name="P180">446.67</text:p>
          </table:table-cell>
          <table:table-cell table:style-name="Таблица6.A2" office:value-type="string">
            <text:p text:style-name="P180">399.91</text:p>
          </table:table-cell>
          <table:table-cell table:style-name="Таблица6.A2" office:value-type="string">
            <text:p text:style-name="P180">440.57</text:p>
          </table:table-cell>
          <table:table-cell table:style-name="Таблица6.F2" office:value-type="string">
            <text:p text:style-name="P180">40.69</text:p>
          </table:table-cell>
        </table:table-row>
        <table:table-row>
          <table:table-cell table:style-name="Таблица6.A2" office:value-type="string">
            <text:p text:style-name="P185"><text:span text:style-name="T157">6</text:span></text:p>
          </table:table-cell>
          <table:table-cell table:style-name="Таблица6.A2" office:value-type="string">
            <text:p text:style-name="P191"><text:span text:style-name="T157">4-NO</text:span><text:span text:style-name="T168">2</text:span><text:span text:style-name="T157">-Ph-N</text:span><text:span text:style-name="T168">2</text:span><text:span text:style-name="T157">-BF</text:span><text:span text:style-name="T168">4</text:span><text:span text:style-name="T157"> = 4-NO</text:span><text:span text:style-name="T168">2</text:span><text:span text:style-name="T157">-Ph-N</text:span><text:span text:style-name="T168">2</text:span><text:span text:style-name="T19">+</text:span><text:span text:style-name="T157"> + BF</text:span><text:span text:style-name="T168">4</text:span><text:span text:style-name="T215">-</text:span></text:p>
          </table:table-cell>
          <table:table-cell table:style-name="Таблица6.A2" office:value-type="string">
            <text:p text:style-name="P180">438.56</text:p>
          </table:table-cell>
          <table:table-cell table:style-name="Таблица6.A2" office:value-type="string">
            <text:p text:style-name="P180">386.13</text:p>
          </table:table-cell>
          <table:table-cell table:style-name="Таблица6.A2" office:value-type="string">
            <text:p text:style-name="P180">432.81</text:p>
          </table:table-cell>
          <table:table-cell table:style-name="Таблица6.F2" office:value-type="string">
            <text:p text:style-name="P180">46.71</text:p>
          </table:table-cell>
        </table:table-row>
        <table:table-row>
          <table:table-cell table:style-name="Таблица6.A2" office:value-type="string">
            <text:p text:style-name="P185"><text:span text:style-name="T157">7</text:span></text:p>
          </table:table-cell>
          <table:table-cell table:style-name="Таблица6.A2" office:value-type="string">
            <text:p text:style-name="P191"><text:span text:style-name="T157">4-CH</text:span><text:span text:style-name="T168">3</text:span><text:span text:style-name="T157">O-Ph-N</text:span><text:span text:style-name="T168">2</text:span><text:span text:style-name="T157">-OTf = 4-CH</text:span><text:span text:style-name="T168">3</text:span><text:span text:style-name="T157">O-Ph-N</text:span><text:span text:style-name="T168">2</text:span><text:span text:style-name="T19">+</text:span><text:span text:style-name="T157"> + TfO</text:span><text:span text:style-name="T19">-</text:span></text:p>
          </table:table-cell>
          <table:table-cell table:style-name="Таблица6.A2" office:value-type="string">
            <text:p text:style-name="P180">348.53</text:p>
          </table:table-cell>
          <table:table-cell table:style-name="Таблица6.A2" office:value-type="string">
            <text:p text:style-name="P180">302.47</text:p>
          </table:table-cell>
          <table:table-cell table:style-name="Таблица6.A2" office:value-type="string">
            <text:p text:style-name="P180">343.29</text:p>
          </table:table-cell>
          <table:table-cell table:style-name="Таблица6.F2" office:value-type="string">
            <text:p text:style-name="P180">40.85</text:p>
          </table:table-cell>
        </table:table-row>
        <table:table-row>
          <table:table-cell table:style-name="Таблица6.A2" office:value-type="string">
            <text:p text:style-name="P185"><text:span text:style-name="T157">8</text:span></text:p>
          </table:table-cell>
          <table:table-cell table:style-name="Таблица6.A2" office:value-type="string">
            <text:p text:style-name="P191"><text:span text:style-name="T157">4-HOOC-Ph-N</text:span><text:span text:style-name="T168">2</text:span><text:span text:style-name="T157">-OTf = 4-HOOC-Ph-N</text:span><text:span text:style-name="T168">2</text:span><text:span text:style-name="T19">+</text:span><text:span text:style-name="T157"> + TfO</text:span><text:span text:style-name="T19">-</text:span></text:p>
          </table:table-cell>
          <table:table-cell table:style-name="Таблица6.A2" office:value-type="string">
            <text:p text:style-name="P180">381.41</text:p>
          </table:table-cell>
          <table:table-cell table:style-name="Таблица6.A2" office:value-type="string">
            <text:p text:style-name="P180">333.59</text:p>
          </table:table-cell>
          <table:table-cell table:style-name="Таблица6.A2" office:value-type="string">
            <text:p text:style-name="P180">376.31</text:p>
          </table:table-cell>
          <table:table-cell table:style-name="Таблица6.F2" office:value-type="string">
            <text:p text:style-name="P180">42.74</text:p>
          </table:table-cell>
        </table:table-row>
        <table:table-row>
          <table:table-cell table:style-name="Таблица6.A2" office:value-type="string">
            <text:p text:style-name="P185"><text:span text:style-name="T157">9</text:span></text:p>
          </table:table-cell>
          <table:table-cell table:style-name="Таблица6.A2" office:value-type="string">
            <text:p text:style-name="P191"><text:span text:style-name="T157">4-Br-Ph-N</text:span><text:span text:style-name="T168">2</text:span><text:span text:style-name="T157">-OTf = 4-Br-Ph-N</text:span><text:span text:style-name="T168">2</text:span><text:span text:style-name="T19">+</text:span><text:span text:style-name="T157"> + TfO</text:span><text:span text:style-name="T19">-</text:span></text:p>
          </table:table-cell>
          <table:table-cell table:style-name="Таблица6.A2" office:value-type="string">
            <text:p text:style-name="P180">375.52</text:p>
          </table:table-cell>
          <table:table-cell table:style-name="Таблица6.A2" office:value-type="string">
            <text:p text:style-name="P180">329.79</text:p>
          </table:table-cell>
          <table:table-cell table:style-name="Таблица6.A2" office:value-type="string">
            <text:p text:style-name="P180">370.80</text:p>
          </table:table-cell>
          <table:table-cell table:style-name="Таблица6.F2" office:value-type="string">
            <text:p text:style-name="P180">41.04</text:p>
          </table:table-cell>
        </table:table-row>
        <table:table-row>
          <table:table-cell table:style-name="Таблица6.A2" office:value-type="string">
            <text:p text:style-name="P185"><text:span text:style-name="T157">10</text:span></text:p>
          </table:table-cell>
          <table:table-cell table:style-name="Таблица6.A2" office:value-type="string">
            <text:p text:style-name="P191"><text:span text:style-name="T157">2-HOOC-Ph-N</text:span><text:span text:style-name="T168">2</text:span><text:span text:style-name="T157">-OTf = 2-HOOC-Ph-N</text:span><text:span text:style-name="T168">2</text:span><text:span text:style-name="T19">+</text:span><text:span text:style-name="T157"> + TfO</text:span><text:span text:style-name="T19">-</text:span></text:p>
          </table:table-cell>
          <table:table-cell table:style-name="Таблица6.A2" office:value-type="string">
            <text:p text:style-name="P180">367.89</text:p>
          </table:table-cell>
          <table:table-cell table:style-name="Таблица6.A2" office:value-type="string">
            <text:p text:style-name="P180">319.97</text:p>
          </table:table-cell>
          <table:table-cell table:style-name="Таблица6.A2" office:value-type="string">
            <text:p text:style-name="P180">362.96</text:p>
          </table:table-cell>
          <table:table-cell table:style-name="Таблица6.F2" office:value-type="string">
            <text:p text:style-name="P180">43.02</text:p>
          </table:table-cell>
        </table:table-row>
        <table:table-row>
          <table:table-cell table:style-name="Таблица6.A2" office:value-type="string">
            <text:p text:style-name="P185"><text:span text:style-name="T157">11</text:span></text:p>
          </table:table-cell>
          <table:table-cell table:style-name="Таблица6.A2" office:value-type="string">
            <text:p text:style-name="P191"><text:span text:style-name="T157">2-HOOC-4-Br-Ph-N</text:span><text:span text:style-name="T168">2</text:span><text:span text:style-name="T157">-OTf = 2-HOOC-4-Br-Ph-N</text:span><text:span text:style-name="T168">2</text:span><text:span text:style-name="T19">+</text:span><text:span text:style-name="T157"> + TfO</text:span><text:span text:style-name="T19">-</text:span></text:p>
          </table:table-cell>
          <table:table-cell table:style-name="Таблица6.A2" office:value-type="string">
            <text:p text:style-name="P180">369.74</text:p>
          </table:table-cell>
          <table:table-cell table:style-name="Таблица6.A2" office:value-type="string">
            <text:p text:style-name="P180">322.28</text:p>
          </table:table-cell>
          <table:table-cell table:style-name="Таблица6.A2" office:value-type="string">
            <text:p text:style-name="P180">364.92</text:p>
          </table:table-cell>
          <table:table-cell table:style-name="Таблица6.F2" office:value-type="string">
            <text:p text:style-name="P180">42.67</text:p>
          </table:table-cell>
        </table:table-row>
      </table:table>
      <text:p text:style-name="P157"/>
      <text:p text:style-name="P145">Таблица <text:span text:style-name="T218">6</text:span>. </text:p>
      <text:p text:style-name="P153">Термодинамика диссоциации <text:span text:style-name="T218">кластерных ионов</text:span> диазониевых солей в газовой фазе</text:p>
      <text:p text:style-name="P164"/>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0">№</text:p>
            </table:table-cell>
            <table:table-cell table:style-name="Таблица7.A1" office:value-type="string">
              <text:p text:style-name="P140">Process</text:p>
            </table:table-cell>
            <table:table-cell table:style-name="Таблица7.A1" office:value-type="string">
              <text:p text:style-name="P59"><text:span text:style-name="T171">D</text:span>E<text:span text:style-name="T61">0</text:span>, </text:p>
              <text:p text:style-name="P61">kJ/mol</text:p>
            </table:table-cell>
            <table:table-cell table:style-name="Таблица7.A1" office:value-type="string">
              <text:p text:style-name="P59"><text:span text:style-name="T170">D</text:span>G<text:span text:style-name="T61">298</text:span>,</text:p>
              <text:p text:style-name="P61">kJ/mol</text:p>
            </table:table-cell>
            <table:table-cell table:style-name="Таблица7.A1" office:value-type="string">
              <text:p text:style-name="P59"><text:span text:style-name="T170">D</text:span>H<text:span text:style-name="T61">298</text:span>,</text:p>
              <text:p text:style-name="P61">kJ/mol</text:p>
            </table:table-cell>
            <table:table-cell table:style-name="Таблица7.F1" office:value-type="string">
              <text:p text:style-name="P59"><text:span text:style-name="T170">D</text:span>S<text:span text:style-name="T61">298</text:span><text:span text:style-name="T172">·</text:span>T,</text:p>
              <text:p text:style-name="P61">kJ/mol</text:p>
            </table:table-cell>
          </table:table-row>
        </table:table-header-rows>
        <table:table-row table:style-name="Таблица7.1">
          <table:table-cell table:style-name="Таблица7.A2" office:value-type="string">
            <text:p text:style-name="P186"><text:span text:style-name="T157">1</text:span><text:span text:style-name="T161">a</text:span></text:p>
          </table:table-cell>
          <table:table-cell table:style-name="Таблица7.A2" table:number-rows-spanned="2" office:value-type="string">
            <text:p text:style-name="P188"><text:span text:style-name="T162">[</text:span><text:span text:style-name="T157">Ph-N</text:span><text:span text:style-name="T168">2</text:span><text:span text:style-name="T20">+</text:span><text:span text:style-name="T167">]</text:span><text:span text:style-name="T169">2</text:span><text:span text:style-name="T168"> </text:span><text:span text:style-name="T157">OTf</text:span><text:span text:style-name="T20">-</text:span><text:span text:style-name="T157"> = Ph-N</text:span><text:span text:style-name="T168">2</text:span><text:span text:style-name="T19">+</text:span><text:span text:style-name="T157"> + Ph-N</text:span><text:span text:style-name="T168">2</text:span><text:span text:style-name="T157">-OTf</text:span></text:p>
          </table:table-cell>
          <table:table-cell table:style-name="Таблица7.A2" office:value-type="string">
            <text:p text:style-name="P181">138.67</text:p>
          </table:table-cell>
          <table:table-cell table:style-name="Таблица7.A2" office:value-type="string">
            <text:p text:style-name="P181">96.35</text:p>
          </table:table-cell>
          <table:table-cell table:style-name="Таблица7.A2" office:value-type="string">
            <text:p text:style-name="P181">132.33</text:p>
          </table:table-cell>
          <table:table-cell table:style-name="Таблица7.F2" office:value-type="string">
            <text:p text:style-name="P181">36.00</text:p>
          </table:table-cell>
        </table:table-row>
        <table:table-row table:style-name="Таблица7.1">
          <table:table-cell table:style-name="Таблица7.A2" office:value-type="string">
            <text:p text:style-name="P187"><text:span text:style-name="T157">1b</text:span></text:p>
          </table:table-cell>
          <table:covered-table-cell/>
          <table:table-cell table:style-name="Таблица7.A2" office:value-type="string">
            <text:p text:style-name="P181">136.29</text:p>
          </table:table-cell>
          <table:table-cell table:style-name="Таблица7.A2" office:value-type="string">
            <text:p text:style-name="P181">94.47</text:p>
          </table:table-cell>
          <table:table-cell table:style-name="Таблица7.A2" office:value-type="string">
            <text:p text:style-name="P181">130.01</text:p>
          </table:table-cell>
          <table:table-cell table:style-name="Таблица7.F2" office:value-type="string">
            <text:p text:style-name="P181">35.57</text:p>
          </table:table-cell>
        </table:table-row>
        <table:table-row table:style-name="Таблица7.1">
          <table:table-cell table:style-name="Таблица7.A2" office:value-type="string">
            <text:p text:style-name="P187"><text:span text:style-name="T157">2a</text:span></text:p>
          </table:table-cell>
          <table:table-cell table:style-name="Таблица7.A2" table:number-rows-spanned="2" office:value-type="string">
            <text:p text:style-name="P188"><text:span text:style-name="T162">[2</text:span><text:span text:style-name="T157">-NO</text:span><text:span text:style-name="T168">2</text:span><text:span text:style-name="T157">-Ph-N</text:span><text:span text:style-name="T168">2</text:span><text:span text:style-name="T20">+</text:span><text:span text:style-name="T167">]</text:span><text:span text:style-name="T169">2</text:span><text:span text:style-name="T157"> OTf</text:span><text:span text:style-name="T20">-</text:span><text:span text:style-name="T157"> = 2-NO</text:span><text:span text:style-name="T168">2</text:span><text:span text:style-name="T157">-Ph-N</text:span><text:span text:style-name="T168">2</text:span><text:span text:style-name="T19">+</text:span><text:span text:style-name="T157"> + 2-NO</text:span><text:span text:style-name="T168">2</text:span><text:span text:style-name="T157">-Ph-N</text:span><text:span text:style-name="T168">2</text:span><text:span text:style-name="T157">-OTf</text:span></text:p>
          </table:table-cell>
          <table:table-cell table:style-name="Таблица7.A2" office:value-type="string">
            <text:p text:style-name="P181">130.34</text:p>
          </table:table-cell>
          <table:table-cell table:style-name="Таблица7.A2" office:value-type="string">
            <text:p text:style-name="P181">91.37</text:p>
          </table:table-cell>
          <table:table-cell table:style-name="Таблица7.A2" office:value-type="string">
            <text:p text:style-name="P181">124.74</text:p>
          </table:table-cell>
          <table:table-cell table:style-name="Таблица7.F2" office:value-type="string">
            <text:p text:style-name="P181">33.39</text:p>
          </table:table-cell>
        </table:table-row>
        <table:table-row table:style-name="Таблица7.1">
          <table:table-cell table:style-name="Таблица7.A2" office:value-type="string">
            <text:p text:style-name="P187"><text:span text:style-name="T157">2b</text:span></text:p>
          </table:table-cell>
          <table:covered-table-cell/>
          <table:table-cell table:style-name="Таблица7.A2" office:value-type="string">
            <text:p text:style-name="P181">127.06</text:p>
          </table:table-cell>
          <table:table-cell table:style-name="Таблица7.A2" office:value-type="string">
            <text:p text:style-name="P181">86.73</text:p>
          </table:table-cell>
          <table:table-cell table:style-name="Таблица7.A2" office:value-type="string">
            <text:p text:style-name="P181">121.67</text:p>
          </table:table-cell>
          <table:table-cell table:style-name="Таблица7.F2" office:value-type="string">
            <text:p text:style-name="P181">34.96</text:p>
          </table:table-cell>
        </table:table-row>
        <table:table-row table:style-name="Таблица7.1">
          <table:table-cell table:style-name="Таблица7.A2" office:value-type="string">
            <text:p text:style-name="P187"><text:span text:style-name="T157">3a</text:span></text:p>
          </table:table-cell>
          <table:table-cell table:style-name="Таблица7.A2" table:number-rows-spanned="2" office:value-type="string">
            <text:p text:style-name="P188"><text:span text:style-name="T162">[</text:span><text:span text:style-name="T157">3-NO</text:span><text:span text:style-name="T168">2</text:span><text:span text:style-name="T157">-Ph-N</text:span><text:span text:style-name="T168">2</text:span><text:span text:style-name="T20">+</text:span><text:span text:style-name="T167">]</text:span><text:span text:style-name="T169">2</text:span><text:span text:style-name="T162"> </text:span><text:span text:style-name="T157">OTf</text:span><text:span text:style-name="T20">-</text:span><text:span text:style-name="T157"> = 3-NO</text:span><text:span text:style-name="T168">2</text:span><text:span text:style-name="T157">-Ph-N</text:span><text:span text:style-name="T168">2</text:span><text:span text:style-name="T19">+</text:span><text:span text:style-name="T157"> + 3-NO</text:span><text:span text:style-name="T168">2</text:span><text:span text:style-name="T157">-Ph-N</text:span><text:span text:style-name="T168">2</text:span><text:span text:style-name="T157">-OTf</text:span></text:p>
          </table:table-cell>
          <table:table-cell table:style-name="Таблица7.A2" office:value-type="string">
            <text:p text:style-name="P181">126.86</text:p>
          </table:table-cell>
          <table:table-cell table:style-name="Таблица7.A2" office:value-type="string">
            <text:p text:style-name="P181">88.16</text:p>
          </table:table-cell>
          <table:table-cell table:style-name="Таблица7.A2" office:value-type="string">
            <text:p text:style-name="P181">121.30</text:p>
          </table:table-cell>
          <table:table-cell table:style-name="Таблица7.F2" office:value-type="string">
            <text:p text:style-name="P181">33.16</text:p>
          </table:table-cell>
        </table:table-row>
        <table:table-row table:style-name="Таблица7.1">
          <table:table-cell table:style-name="Таблица7.A2" office:value-type="string">
            <text:p text:style-name="P187"><text:span text:style-name="T157">3b</text:span></text:p>
          </table:table-cell>
          <table:covered-table-cell/>
          <table:table-cell table:style-name="Таблица7.A2" office:value-type="string">
            <text:p text:style-name="P181">124.17</text:p>
          </table:table-cell>
          <table:table-cell table:style-name="Таблица7.A2" office:value-type="string">
            <text:p text:style-name="P181">83.95</text:p>
          </table:table-cell>
          <table:table-cell table:style-name="Таблица7.A2" office:value-type="string">
            <text:p text:style-name="P181">118.60</text:p>
          </table:table-cell>
          <table:table-cell table:style-name="Таблица7.F2" office:value-type="string">
            <text:p text:style-name="P181">34.67</text:p>
          </table:table-cell>
        </table:table-row>
        <table:table-row table:style-name="Таблица7.1">
          <table:table-cell table:style-name="Таблица7.A2" office:value-type="string">
            <text:p text:style-name="P187"><text:span text:style-name="T157">4a</text:span></text:p>
          </table:table-cell>
          <table:table-cell table:style-name="Таблица7.A2" table:number-rows-spanned="2" office:value-type="string">
            <text:p text:style-name="P188"><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 OTf</text:span><text:span text:style-name="T20">-</text:span><text:span text:style-name="T157">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OTf</text:span></text:p>
          </table:table-cell>
          <table:table-cell table:style-name="Таблица7.A2" office:value-type="string">
            <text:p text:style-name="P181">125.53</text:p>
          </table:table-cell>
          <table:table-cell table:style-name="Таблица7.A2" office:value-type="string">
            <text:p text:style-name="P181">86.86</text:p>
          </table:table-cell>
          <table:table-cell table:style-name="Таблица7.A2" office:value-type="string">
            <text:p text:style-name="P181">119.96</text:p>
          </table:table-cell>
          <table:table-cell table:style-name="Таблица7.F2" office:value-type="string">
            <text:p text:style-name="P181">33.12</text:p>
          </table:table-cell>
        </table:table-row>
        <table:table-row table:style-name="Таблица7.1">
          <table:table-cell table:style-name="Таблица7.A2" office:value-type="string">
            <text:p text:style-name="P187"><text:span text:style-name="T157">4b</text:span></text:p>
          </table:table-cell>
          <table:covered-table-cell/>
          <table:table-cell table:style-name="Таблица7.A2" office:value-type="string">
            <text:p text:style-name="P181">125.97</text:p>
          </table:table-cell>
          <table:table-cell table:style-name="Таблица7.A2" office:value-type="string">
            <text:p text:style-name="P181">83.76</text:p>
          </table:table-cell>
          <table:table-cell table:style-name="Таблица7.A2" office:value-type="string">
            <text:p text:style-name="P181">120.13</text:p>
          </table:table-cell>
          <table:table-cell table:style-name="Таблица7.F2" office:value-type="string">
            <text:p text:style-name="P181">36.39</text:p>
          </table:table-cell>
        </table:table-row>
        <table:table-row table:style-name="Таблица7.1">
          <table:table-cell table:style-name="Таблица7.A2" office:value-type="string">
            <text:p text:style-name="P187"><text:span text:style-name="T157">5a</text:span></text:p>
          </table:table-cell>
          <table:table-cell table:style-name="Таблица7.A2" table:number-rows-spanned="2" office:value-type="string">
            <text:p text:style-name="P188"><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 OTs</text:span><text:span text:style-name="T20">-</text:span><text:span text:style-name="T157">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OTs</text:span></text:p>
          </table:table-cell>
          <table:table-cell table:style-name="Таблица7.A2" office:value-type="string">
            <text:p text:style-name="P181">134.44</text:p>
          </table:table-cell>
          <table:table-cell table:style-name="Таблица7.A2" office:value-type="string">
            <text:p text:style-name="P181">89.60</text:p>
          </table:table-cell>
          <table:table-cell table:style-name="Таблица7.A2" office:value-type="string">
            <text:p text:style-name="P181">128.47</text:p>
          </table:table-cell>
          <table:table-cell table:style-name="Таблица7.F2" office:value-type="string">
            <text:p text:style-name="P181">38.89</text:p>
          </table:table-cell>
        </table:table-row>
        <table:table-row table:style-name="Таблица7.1">
          <table:table-cell table:style-name="Таблица7.A2" office:value-type="string">
            <text:p text:style-name="P187"><text:span text:style-name="T157">5b</text:span></text:p>
          </table:table-cell>
          <table:covered-table-cell/>
          <table:table-cell table:style-name="Таблица7.A2" office:value-type="string">
            <text:p text:style-name="P181">132.80</text:p>
          </table:table-cell>
          <table:table-cell table:style-name="Таблица7.A2" office:value-type="string">
            <text:p text:style-name="P181">89.23</text:p>
          </table:table-cell>
          <table:table-cell table:style-name="Таблица7.A2" office:value-type="string">
            <text:p text:style-name="P181">126.93</text:p>
          </table:table-cell>
          <table:table-cell table:style-name="Таблица7.F2" office:value-type="string">
            <text:p text:style-name="P181">37.73</text:p>
          </table:table-cell>
        </table:table-row>
        <table:table-row table:style-name="Таблица7.1">
          <table:table-cell table:style-name="Таблица7.A2" office:value-type="string">
            <text:p text:style-name="P187"><text:span text:style-name="T157">6a</text:span></text:p>
          </table:table-cell>
          <table:table-cell table:style-name="Таблица7.A2" table:number-rows-spanned="2" office:value-type="string">
            <text:p text:style-name="P188"><text:span text:style-name="T162">[</text:span><text:span text:style-name="T157">4-NO</text:span><text:span text:style-name="T168">2</text:span><text:span text:style-name="T157">-Ph-N</text:span><text:span text:style-name="T168">2</text:span><text:span text:style-name="T20">+</text:span><text:span text:style-name="T167">]</text:span><text:span text:style-name="T169">2</text:span><text:span text:style-name="T157">-BF</text:span><text:span text:style-name="T168">4</text:span><text:span text:style-name="T215">-</text:span><text:span text:style-name="T157">v1 = 4-NO</text:span><text:span text:style-name="T168">2</text:span><text:span text:style-name="T157">-Ph-N</text:span><text:span text:style-name="T168">2</text:span><text:span text:style-name="T19">+</text:span><text:span text:style-name="T157"> + 4-NO</text:span><text:span text:style-name="T168">2</text:span><text:span text:style-name="T157">-Ph-N</text:span><text:span text:style-name="T168">2</text:span><text:span text:style-name="T157">-BF</text:span><text:span text:style-name="T168">4</text:span></text:p>
          </table:table-cell>
          <table:table-cell table:style-name="Таблица7.A2" office:value-type="string">
            <text:p text:style-name="P181">141.89</text:p>
          </table:table-cell>
          <table:table-cell table:style-name="Таблица7.A2" office:value-type="string">
            <text:p text:style-name="P181">93.74</text:p>
          </table:table-cell>
          <table:table-cell table:style-name="Таблица7.A2" office:value-type="string">
            <text:p text:style-name="P181">135.82</text:p>
          </table:table-cell>
          <table:table-cell table:style-name="Таблица7.F2" office:value-type="string">
            <text:p text:style-name="P181">42.11</text:p>
          </table:table-cell>
        </table:table-row>
        <table:table-row table:style-name="Таблица7.1">
          <table:table-cell table:style-name="Таблица7.A2" office:value-type="string">
            <text:p text:style-name="P187"><text:span text:style-name="T157">6b</text:span></text:p>
          </table:table-cell>
          <table:covered-table-cell/>
          <table:table-cell table:style-name="Таблица7.A2" office:value-type="string">
            <text:p text:style-name="P181">145.01</text:p>
          </table:table-cell>
          <table:table-cell table:style-name="Таблица7.A2" office:value-type="string">
            <text:p text:style-name="P181">97.17</text:p>
          </table:table-cell>
          <table:table-cell table:style-name="Таблица7.A2" office:value-type="string">
            <text:p text:style-name="P181">138.71</text:p>
          </table:table-cell>
          <table:table-cell table:style-name="Таблица7.F2" office:value-type="string">
            <text:p text:style-name="P181">41.56</text:p>
          </table:table-cell>
        </table:table-row>
        <table:table-row table:style-name="Таблица7.1">
          <table:table-cell table:style-name="Таблица7.A2" office:value-type="string">
            <text:p text:style-name="P187"><text:span text:style-name="T157">7a</text:span></text:p>
          </table:table-cell>
          <table:table-cell table:style-name="Таблица7.A2" table:number-rows-spanned="2" office:value-type="string">
            <text:p text:style-name="P188"><text:soft-page-break/><text:span text:style-name="T162">[</text:span><text:span text:style-name="T157">4-CH</text:span><text:span text:style-name="T168">3</text:span><text:span text:style-name="T157">O-Ph-N</text:span><text:span text:style-name="T168">2</text:span><text:span text:style-name="T20">+</text:span><text:span text:style-name="T167">]</text:span><text:span text:style-name="T169">2</text:span><text:span text:style-name="T157"> OTf</text:span><text:span text:style-name="T20">-</text:span><text:span text:style-name="T157"> = 4-CH</text:span><text:span text:style-name="T168">3</text:span><text:span text:style-name="T157">O-Ph-N</text:span><text:span text:style-name="T168">2</text:span><text:span text:style-name="T19">+</text:span><text:span text:style-name="T157"> + 4-CH</text:span><text:span text:style-name="T168">3</text:span><text:span text:style-name="T157">O-Ph-N</text:span><text:span text:style-name="T168">2</text:span><text:span text:style-name="T157">-OTf</text:span></text:p>
          </table:table-cell>
          <table:table-cell table:style-name="Таблица7.A2" office:value-type="string">
            <text:p text:style-name="P181">129.79</text:p>
          </table:table-cell>
          <table:table-cell table:style-name="Таблица7.A2" office:value-type="string">
            <text:p text:style-name="P181">85.81</text:p>
          </table:table-cell>
          <table:table-cell table:style-name="Таблица7.A2" office:value-type="string">
            <text:p text:style-name="P181">124.36</text:p>
          </table:table-cell>
          <table:table-cell table:style-name="Таблица7.F2" office:value-type="string">
            <text:p text:style-name="P181">38.58</text:p>
          </table:table-cell>
        </table:table-row>
        <table:table-row table:style-name="Таблица7.1">
          <table:table-cell table:style-name="Таблица7.A2" office:value-type="string">
            <text:p text:style-name="P187"><text:span text:style-name="T157">7b</text:span></text:p>
          </table:table-cell>
          <table:covered-table-cell/>
          <table:table-cell table:style-name="Таблица7.A2" office:value-type="string">
            <text:p text:style-name="P181">126.29</text:p>
          </table:table-cell>
          <table:table-cell table:style-name="Таблица7.A2" office:value-type="string">
            <text:p text:style-name="P181">85.43</text:p>
          </table:table-cell>
          <table:table-cell table:style-name="Таблица7.A2" office:value-type="string">
            <text:p text:style-name="P181">121.02</text:p>
          </table:table-cell>
          <table:table-cell table:style-name="Таблица7.F2" office:value-type="string">
            <text:p text:style-name="P181">35.61</text:p>
          </table:table-cell>
        </table:table-row>
        <table:table-row table:style-name="Таблица7.1">
          <table:table-cell table:style-name="Таблица7.A2" office:value-type="string">
            <text:p text:style-name="P187"><text:span text:style-name="T157">8a</text:span></text:p>
          </table:table-cell>
          <table:table-cell table:style-name="Таблица7.A2" table:number-rows-spanned="2" office:value-type="string">
            <text:p text:style-name="P188"><text:span text:style-name="T162">[</text:span><text:span text:style-name="T157">4-HOOC-Ph-N</text:span><text:span text:style-name="T168">2</text:span><text:span text:style-name="T20">+</text:span><text:span text:style-name="T167">]</text:span><text:span text:style-name="T169">2</text:span><text:span text:style-name="T157"> OTf</text:span><text:span text:style-name="T20">-</text:span><text:span text:style-name="T157"> = </text:span></text:p>
            <text:p text:style-name="P188"><text:span text:style-name="T157">4-HOOC-Ph-N</text:span><text:span text:style-name="T168">2</text:span><text:span text:style-name="T19">+</text:span><text:span text:style-name="T157"> + 4-HOOC-Ph-N</text:span><text:span text:style-name="T168">2</text:span><text:span text:style-name="T157">-OTf</text:span></text:p>
          </table:table-cell>
          <table:table-cell table:style-name="Таблица7.A2" office:value-type="string">
            <text:p text:style-name="P181">127.96</text:p>
          </table:table-cell>
          <table:table-cell table:style-name="Таблица7.A2" office:value-type="string">
            <text:p text:style-name="P181">83.97</text:p>
          </table:table-cell>
          <table:table-cell table:style-name="Таблица7.A2" office:value-type="string">
            <text:p text:style-name="P181">121.92</text:p>
          </table:table-cell>
          <table:table-cell table:style-name="Таблица7.F2" office:value-type="string">
            <text:p text:style-name="P181">37.96</text:p>
          </table:table-cell>
        </table:table-row>
        <table:table-row table:style-name="Таблица7.1">
          <table:table-cell table:style-name="Таблица7.A2" office:value-type="string">
            <text:p text:style-name="P187"><text:span text:style-name="T157">8b</text:span></text:p>
          </table:table-cell>
          <table:covered-table-cell/>
          <table:table-cell table:style-name="Таблица7.A2" office:value-type="string">
            <text:p text:style-name="P181">124.64</text:p>
          </table:table-cell>
          <table:table-cell table:style-name="Таблица7.A2" office:value-type="string">
            <text:p text:style-name="P181">86.54</text:p>
          </table:table-cell>
          <table:table-cell table:style-name="Таблица7.A2" office:value-type="string">
            <text:p text:style-name="P181">118.59</text:p>
          </table:table-cell>
          <table:table-cell table:style-name="Таблица7.F2" office:value-type="string">
            <text:p text:style-name="P181">32.07</text:p>
          </table:table-cell>
        </table:table-row>
        <table:table-row table:style-name="Таблица7.1">
          <table:table-cell table:style-name="Таблица7.A2" office:value-type="string">
            <text:p text:style-name="P187"><text:span text:style-name="T157">9a</text:span></text:p>
          </table:table-cell>
          <table:table-cell table:style-name="Таблица7.A2" table:number-rows-spanned="2" office:value-type="string">
            <text:p text:style-name="P188"><text:span text:style-name="T162">[</text:span><text:span text:style-name="T157">4-Br-Ph-N</text:span><text:span text:style-name="T168">2</text:span><text:span text:style-name="T20">+</text:span><text:span text:style-name="T167">]</text:span><text:span text:style-name="T169">2</text:span><text:span text:style-name="T157"> OTf</text:span><text:span text:style-name="T20">-</text:span><text:span text:style-name="T157"> = 4-Br-Ph-N</text:span><text:span text:style-name="T168">2</text:span><text:span text:style-name="T19">+</text:span><text:span text:style-name="T157"> + 4-Br-Ph-N</text:span><text:span text:style-name="T168">2</text:span><text:span text:style-name="T157">-OTf</text:span></text:p>
          </table:table-cell>
          <table:table-cell table:style-name="Таблица7.A2" office:value-type="string">
            <text:p text:style-name="P181">127.78</text:p>
          </table:table-cell>
          <table:table-cell table:style-name="Таблица7.A2" office:value-type="string">
            <text:p text:style-name="P181">83.54</text:p>
          </table:table-cell>
          <table:table-cell table:style-name="Таблица7.A2" office:value-type="string">
            <text:p text:style-name="P181">121.78</text:p>
          </table:table-cell>
          <table:table-cell table:style-name="Таблица7.F2" office:value-type="string">
            <text:p text:style-name="P181">38.27</text:p>
          </table:table-cell>
        </table:table-row>
        <table:table-row table:style-name="Таблица7.1">
          <table:table-cell table:style-name="Таблица7.A2" office:value-type="string">
            <text:p text:style-name="P187"><text:span text:style-name="T157">9b</text:span></text:p>
          </table:table-cell>
          <table:covered-table-cell/>
          <table:table-cell table:style-name="Таблица7.A2" office:value-type="string">
            <text:p text:style-name="P181">125.90</text:p>
          </table:table-cell>
          <table:table-cell table:style-name="Таблица7.A2" office:value-type="string">
            <text:p text:style-name="P181">82.48</text:p>
          </table:table-cell>
          <table:table-cell table:style-name="Таблица7.A2" office:value-type="string">
            <text:p text:style-name="P181">120.05</text:p>
          </table:table-cell>
          <table:table-cell table:style-name="Таблица7.F2" office:value-type="string">
            <text:p text:style-name="P181">37.59</text:p>
          </table:table-cell>
        </table:table-row>
        <table:table-row table:style-name="Таблица7.1">
          <table:table-cell table:style-name="Таблица7.A2" office:value-type="string">
            <text:p text:style-name="P187"><text:span text:style-name="T157">10a</text:span></text:p>
          </table:table-cell>
          <table:table-cell table:style-name="Таблица7.A2" table:number-rows-spanned="2" office:value-type="string">
            <text:p text:style-name="P188"><text:span text:style-name="T162">[</text:span><text:span text:style-name="T157">2-HOOC-Ph-N</text:span><text:span text:style-name="T168">2</text:span><text:span text:style-name="T20">+</text:span><text:span text:style-name="T167">]</text:span><text:span text:style-name="T169">2</text:span><text:span text:style-name="T157">-OTf</text:span><text:span text:style-name="T20">-</text:span><text:span text:style-name="T157"> = </text:span></text:p>
            <text:p text:style-name="P188"><text:span text:style-name="T157">2-HOOC-Ph-N</text:span><text:span text:style-name="T168">2</text:span><text:span text:style-name="T19">+</text:span><text:span text:style-name="T157"> + 2-HOOC-Ph-N</text:span><text:span text:style-name="T168">2</text:span><text:span text:style-name="T157">-OTf</text:span></text:p>
          </table:table-cell>
          <table:table-cell table:style-name="Таблица7.A2" office:value-type="string">
            <text:p text:style-name="P181">127.07</text:p>
          </table:table-cell>
          <table:table-cell table:style-name="Таблица7.A2" office:value-type="string">
            <text:p text:style-name="P181">86.05</text:p>
          </table:table-cell>
          <table:table-cell table:style-name="Таблица7.A2" office:value-type="string">
            <text:p text:style-name="P181">121.06</text:p>
          </table:table-cell>
          <table:table-cell table:style-name="Таблица7.F2" office:value-type="string">
            <text:p text:style-name="P181">35.04</text:p>
          </table:table-cell>
        </table:table-row>
        <table:table-row table:style-name="Таблица7.1">
          <table:table-cell table:style-name="Таблица7.A2" office:value-type="string">
            <text:p text:style-name="P187"><text:span text:style-name="T157">10b</text:span></text:p>
          </table:table-cell>
          <table:covered-table-cell/>
          <table:table-cell table:style-name="Таблица7.A2" office:value-type="string">
            <text:p text:style-name="P181">115.03</text:p>
          </table:table-cell>
          <table:table-cell table:style-name="Таблица7.A2" office:value-type="string">
            <text:p text:style-name="P181">75.08</text:p>
          </table:table-cell>
          <table:table-cell table:style-name="Таблица7.A2" office:value-type="string">
            <text:p text:style-name="P181">109.45</text:p>
          </table:table-cell>
          <table:table-cell table:style-name="Таблица7.F2" office:value-type="string">
            <text:p text:style-name="P181">34.40</text:p>
          </table:table-cell>
        </table:table-row>
        <table:table-row table:style-name="Таблица7.1">
          <table:table-cell table:style-name="Таблица7.A2" office:value-type="string">
            <text:p text:style-name="P187"><text:span text:style-name="T157">11a</text:span></text:p>
          </table:table-cell>
          <table:table-cell table:style-name="Таблица7.A2" table:number-rows-spanned="2" office:value-type="string">
            <text:p text:style-name="P188"><text:span text:style-name="T162">[</text:span><text:span text:style-name="T157">2-HOOC-4-Br-Ph-N</text:span><text:span text:style-name="T168">2</text:span><text:span text:style-name="T20">+</text:span><text:span text:style-name="T167">]</text:span><text:span text:style-name="T169">2</text:span><text:span text:style-name="T157"> OTf</text:span><text:span text:style-name="T20">-</text:span><text:span text:style-name="T157"> = </text:span></text:p>
            <text:p text:style-name="P188"><text:span text:style-name="T157">2-HOOC-4-Br-Ph-N</text:span><text:span text:style-name="T168">2</text:span><text:span text:style-name="T19">+</text:span><text:span text:style-name="T157"> + 2-HOOC-4-Br-Ph-N</text:span><text:span text:style-name="T168">2</text:span><text:span text:style-name="T157">-OTf</text:span></text:p>
          </table:table-cell>
          <table:table-cell table:style-name="Таблица7.A2" office:value-type="string">
            <text:p text:style-name="P181">125.14</text:p>
          </table:table-cell>
          <table:table-cell table:style-name="Таблица7.A2" office:value-type="string">
            <text:p text:style-name="P181">83.23</text:p>
          </table:table-cell>
          <table:table-cell table:style-name="Таблица7.A2" office:value-type="string">
            <text:p text:style-name="P181">119.14</text:p>
          </table:table-cell>
          <table:table-cell table:style-name="Таблица7.F2" office:value-type="string">
            <text:p text:style-name="P181">35.93</text:p>
          </table:table-cell>
        </table:table-row>
        <table:table-row table:style-name="Таблица7.1">
          <table:table-cell table:style-name="Таблица7.A2" office:value-type="string">
            <text:p text:style-name="P187"><text:span text:style-name="T157">11b</text:span></text:p>
          </table:table-cell>
          <table:covered-table-cell/>
          <table:table-cell table:style-name="Таблица7.A2" office:value-type="string">
            <text:p text:style-name="P181">113.96</text:p>
          </table:table-cell>
          <table:table-cell table:style-name="Таблица7.A2" office:value-type="string">
            <text:p text:style-name="P181">73.36</text:p>
          </table:table-cell>
          <table:table-cell table:style-name="Таблица7.A2" office:value-type="string">
            <text:p text:style-name="P181">108.35</text:p>
          </table:table-cell>
          <table:table-cell table:style-name="Таблица7.F2" office:value-type="string">
            <text:p text:style-name="P181">35.01</text:p>
          </table:table-cell>
        </table:table-row>
      </table:table>
      <text:p text:style-name="P154"/>
      <text:p text:style-name="P163"/>
      <text:list xml:id="list143514160380554" text:continue-numbering="true" text:style-name="WWNum1">
        <text:list-item>
          <text:list>
            <text:list-item>
              <text:list>
                <text:list-item>
                  <text:h text:style-name="P177" text:outline-level="3">4. Conclusions</text:h>
                </text:list-item>
                <text:list-item>
                  <text:p text:style-name="P149">При исследовании мы выявили следующие закономерности. </text:p>
                </text:list-item>
                <text:list-item>
                  <text:p text:style-name="P151">Первой стадией при фрагментации является процесс отщепления молекулярного азота, что согласуется с литературными данными.</text:p>
                </text:list-item>
                <text:list-item>
                  <text:p text:style-name="P150">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52">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52">Особеннос<text:span text:style-name="T135">тью</text:span> фрагментации 2-нитрофенилдиазония <text:span text:style-name="T135">является отсутствие массы соответствующей о-нитрофенильному катиону</text:span>. <text:span text:style-name="T135">Сканирование поверхности потенциальной энергии показало, что п</text:span>роисходит перегруппировка <text:span text:style-name="T135">и </text:span>последующи<text:span text:style-name="T135">й</text:span> распад с отщеплением NO.</text:p>
                </text:list-item>
                <text:list-item>
                  <text:p text:style-name="P152">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5">Диазониевые катионы характеризуются невысокими значениями энергии отщепления азота в диапазоне 82-116 кДж/моль.</text:span></text:p>
                </text:list-item>
                <text:list-item>
                  <text:p text:style-name="P152">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6">в вакууме или газовой фазе</text:span>.</text:p>
                </text:list-item>
                <text:list-item>
                  <text:h text:style-name="P178" text:outline-level="3"><text:soft-page-break/>References</text:h>
                </text:list-item>
              </text:list>
            </text:list-item>
          </text:list>
        </text:list-item>
        <text:list-item>
          <text:p text:style-name="P193"><text:span text:style-name="T52">1. (a) Zollinger, H. </text:span><text:span text:style-name="T57">Diazo Chemistry I: Aromatic and Heteroaromatic Compounds</text:span><text:span text:style-name="T52">; VCH, Weinheim, </text:span><text:span text:style-name="T54">1994</text:span><text:span text:style-name="T52">. (b) Roglands, A.; Pla-Quintana, A.; Moreno-Manas M. </text:span><text:span text:style-name="T57">Chem. Rev</text:span><text:span text:style-name="T52">. </text:span><text:span text:style-name="T54">2006</text:span><text:span text:style-name="T52">, </text:span><text:span text:style-name="T57">106</text:span><text:span text:style-name="T52">, 4622. (c) Bonin H.; Fouquet, E.; Felpin, F.-X. </text:span><text:span text:style-name="T57">Adv. Synth. Catal</text:span><text:span text:style-name="T52">. </text:span><text:span text:style-name="T54">2011</text:span><text:span text:style-name="T52">, </text:span><text:span text:style-name="T57">353</text:span><text:span text:style-name="T52">, 3063. (d) Mo, F.; Dong, G.; Zhang, Y.; Wang, </text:span><text:span text:style-name="T57">J. Org. Biomol. Chem</text:span><text:span text:style-name="T52">. </text:span><text:span text:style-name="T54">2013</text:span><text:span text:style-name="T52">, </text:span><text:span text:style-name="T57">11</text:span><text:span text:style-name="T52">, 1582. (e) Kölmel, D. K.; Jung, N.; Bräse, S. </text:span><text:span text:style-name="T57">Aust. J. Chem</text:span><text:span text:style-name="T52">. </text:span><text:span text:style-name="T54">2014</text:span><text:span text:style-name="T52">, </text:span><text:span text:style-name="T57">67</text:span><text:span text:style-name="T52">, 328. (f) Deadman, B. J.; Collins, S.G.; Maguire, A. R. </text:span><text:span text:style-name="T57">Chem. Eur. J.</text:span><text:span text:style-name="T52"> </text:span><text:span text:style-name="T54">2015</text:span><text:span text:style-name="T52">, </text:span><text:span text:style-name="T57">21</text:span><text:span text:style-name="T52">, 2298.</text:span></text:p>
        </text:list-item>
        <text:list-item>
          <text:p text:style-name="P158"><text:span text:style-name="T52">2. Mahouche-Chergui, S.; Gam-Derouich, S.; Manganey, C.; Chehimi, M. M. </text:span><text:span text:style-name="T57">Chem. Soc. Rev.</text:span><text:span text:style-name="T52"> </text:span><text:span text:style-name="T54">2011</text:span><text:span text:style-name="T52">, </text:span><text:span text:style-name="T57">40</text:span><text:span text:style-name="T52">, 4143.</text:span></text:p>
        </text:list-item>
        <text:list-item>
          <text:p text:style-name="P158"><text:span text:style-name="T52">3. </text:span><text:span text:style-name="T60">Filimonov V. D., Trusova M.E., Postnikov P.S., Krasnokutskaya E.A., Lee Y.M., Hwang H.Y., Kim H., Ki-Whan Chi. Unusually Stable, Versatile, and Pure Arenediazonium Tosylates: their Preparation, Structures, and Synthetic Applicability. </text:span><text:span text:style-name="T59">Org. Lett.</text:span><text:span text:style-name="T60">, </text:span><text:span text:style-name="T56">2008</text:span><text:span text:style-name="T60">, </text:span><text:span text:style-name="T59">10</text:span><text:span text:style-name="T60">, 3961-3964</text:span></text:p>
        </text:list-item>
        <text:list-item>
          <text:p text:style-name="P158"><text:span text:style-name="T60">4. </text:span><text:span text:style-name="T52">(a) Krasnokutskaya E.A., Semenischeva N.I., Filimonov V.D., Knochel P. </text:span><text:span text:style-name="T57">Synthesis</text:span><text:span text:style-name="T52">, </text:span><text:span text:style-name="T54">2007</text:span><text:span text:style-name="T52">, 81 (b) Gorlushko D.A., Filimonov V.D., Krasnokutskaya E.A., Semenischeva N.I., Go B.S., Hwang H.Y., Chi K-W. </text:span><text:span text:style-name="T57">Tetrahedron Lett.</text:span><text:span text:style-name="T52">, </text:span><text:span text:style-name="T54">2008</text:span><text:span text:style-name="T52">, </text:span><text:span text:style-name="T57">49</text:span><text:span text:style-name="T52">, 1080 (c) Moon M.E., Choi Y., Lee Y.M., Vajpayee V., Trusova M.E., Filimonov V.D., Chi K.-W. </text:span><text:span text:style-name="T57">Tetrahedron Lett.</text:span><text:span text:style-name="T52">, </text:span><text:span text:style-name="T54">2010</text:span><text:span text:style-name="T52">, </text:span><text:span text:style-name="T57">51</text:span><text:span text:style-name="T52">, 6769. (d) Lee Y.M., Moon M.E., Vajpayee V., Filimonov V.D., Chi K.-W. </text:span><text:span text:style-name="T57">Tetrahedron</text:span><text:span text:style-name="T52">, </text:span><text:span text:style-name="T54">2010</text:span><text:span text:style-name="T52">, </text:span><text:span text:style-name="T57">66</text:span><text:span text:style-name="T52">, 7418. (e) Trusova M.E., Krasnokutskaya E.A. Postnikov, P.S., Choi Y.; Chi, K-W., Filimonov V.D.</text:span><text:span text:style-name="T53"> </text:span><text:span text:style-name="T58">Synthesis</text:span><text:span text:style-name="T53">, </text:span><text:span text:style-name="T55">2011</text:span><text:span text:style-name="T53">, 2154. (f) Riss, P. J.; Kuschel, S.; Aigbirhio, F. I. Tetrahedron Lett. 2012, 53, 1717; (g) Kutonova, K.V.; Trusova, M.E.; Postnikov, P.S.; Filimonov, V.D.; Parello, J. </text:span><text:span text:style-name="T58">Synthesis</text:span><text:span text:style-name="T53">. </text:span><text:span text:style-name="T55">2013</text:span><text:span text:style-name="T53">, </text:span><text:span text:style-name="T58">45</text:span><text:span text:style-name="T53">, 2706.</text:span></text:p>
        </text:list-item>
        <text:list-item>
          <text:p text:style-name="P158"><text:span text:style-name="T1">5. </text:span><text:span text:style-name="T5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7">Nanotechnologies in Russia</text:span><text:span text:style-name="T52">, </text:span><text:span text:style-name="T54">2010</text:span><text:span text:style-name="T52">, </text:span><text:span text:style-name="T57">5</text:span><text:span text:style-name="T52">, 446. (f) Min, M.; Seo, S.; Lee, J.; Lee, S. M.; Hwang, E.; Lee, H. </text:span><text:span text:style-name="T57">Chem. Commun</text:span><text:span text:style-name="T52">. </text:span><text:span text:style-name="T54">2013</text:span><text:span text:style-name="T52">, </text:span><text:span text:style-name="T57">49</text:span><text:span text:style-name="T52">, 6289</text:span></text:p>
        </text:list-item>
        <text:list-item>
          <text:p text:style-name="P158"><text:span text:style-name="T5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2">. Supramolec. Chem. </text:span><text:span text:style-name="T26">2002, 14, 473-475.</text:span></text:p>
        </text:list-item>
      </text:list>
      <text:p text:style-name="P2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5"><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6"><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2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8">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29">4n. <text:span text:style-name="T110">Sergey V. Bondarchuk, Boris F. Minaev. Density functional study of ortho-substituted phenyl cations in polar medium and in the gas phase. / Chemical Physics 389 (2011) 68–74. doi:10.1016/j.chemphys.2011.08.005</text:span></text:p>
      <text:p text:style-name="P30">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1">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2">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3">8n. <text:span text:style-name="T114">J.R. Fulton, V.K. Aggarwal, J.de Vicente. The Use of Tosylhydrazone Salts as a Safe Alternative for Handling Diazo Compounds and Their Applications in Organic Synthesis. / Eur. J. Org. Chem. 2005, 1479–1492 DOI: 10.1002/ejoc.200400700</text:span></text:p>
      <text:p text:style-name="P34">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35">10n. <text:span text:style-name="T116">Minoru Tsuda, Setsuko Oikawa. Photochemical proton generation mechanism from onium salts. / Journal of Photopolymer Science and Technology Volume 3, Number 3 (1990) 249 — 258</text:span></text:p>
      <text:p text:style-name="P36">11n. <text:span text:style-name="T117">T. J. Kemp, P. Pinot de moira. The photochemistry of aryldiazonium salts: fundamental aspects and applications to reprographic processes. / Rev. Port. Quím., 17, 174 (1975)</text:span></text:p>
      <text:p text:style-name="P37"><text:soft-page-break/>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38">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39">14n. <text:span text:style-name="T120">Omer Khayyam Rasheed. New Directions in the Chemistry of Azo-compounds. A Thesis submitted to The University Manchester for the degree of Master of Philosophy in the Faculty of Engineering and Physical Sciences. 2011</text:span></text:p>
      <text:p text:style-name="P40">15n. <text:span text:style-name="T121">A.K. Vrkic, R.A.J. O’Hair. Gas phase ion chemistry of para substituted benzene diazonium ions, their salt clusters and their related phenyl cations / International Journal of Mass Spectrometry 218 (2002) 131–160</text:span></text:p>
      <text:p text:style-name="P41">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2">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3">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44">19n. <text:span text:style-name="T126">Tom Waters, Richard A. J. O’Hair. Organic gas phase ion chemistry. / Annu. Rep. Prog. Chem., Sect. B, 2002, 98, 433–501</text:span></text:p>
      <text:p text:style-name="P45">20n. <text:span text:style-name="T127">[btsj.45.2047.pdf]</text:span></text:p>
      <text:p text:style-name="P46">21n. <text:span text:style-name="T127">L. L. Brown and J. S. Drury. Nitrogen Isotope Effects in the Decomposition of Diazonium Salts. The Journal of Chemical Physics 43, 1688 (1965); doi: 10.1063/1.1696991</text:span></text:p>
      <text:p text:style-name="P47">22n. <text:span text:style-name="T128">Trevor J. Broxton, Ray Colton, John C. Traeger. Electrospray Mass Spectral Studies of Aromatic Diazonium Salts and Diazotates. Journal of mass spectrometry, vol. 30, 319-323 (1995).</text:span></text:p>
      <text:p text:style-name="P48">23n. <text:span text:style-name="T129">Nicole J. Rijs, Gustavo B. Sanvido, George N. Khairallah, Richard A. J. O’Hair. Gas phase synthesis and reactivity of dimethylaurate. / Dalton Trans., 2010, 39, 8655–8662 | 8655 DOI: 10.1039/c0dt00508h</text:span></text:p>
      <text:p text:style-name="P49">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1"><text:soft-page-break/>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1"/>
      <text:p text:style-name="P50"/>
      <text:p text:style-name="P22"/>
      <text:p text:style-name="P129"/>
      <text:p text:style-name="P56"><text:span text:style-name="T83">Приложение </text:span><text:span text:style-name="T84">1. </text:span><text:span text:style-name="T85">Результаты квантовохимических расчетов структур диазониевых катионов </text:span><text:span text:style-name="T86">в (S)-синглетном и (</text:span><text:span text:style-name="T87">T</text:span><text:span text:style-name="T86">)-триплетном состоянии</text:span></text:p>
      <text:p text:style-name="P54"/>
      <text:p text:style-name="P10">Таблица ???. </text:p>
      <text:p text:style-name="P20">Термодинамика синглет-триплетного перехода</text:p>
      <text:p text:style-name="P129"/>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0">№</text:p>
          </table:table-cell>
          <table:table-cell table:style-name="Таблица2.A1" office:value-type="string">
            <text:p text:style-name="P139">Process</text:p>
          </table:table-cell>
          <table:table-cell table:style-name="Таблица2.A1" office:value-type="string">
            <text:p text:style-name="P59"><text:span text:style-name="T171">D</text:span>E<text:span text:style-name="T61">0</text:span>, </text:p>
            <text:p text:style-name="P61">kJ/mol</text:p>
          </table:table-cell>
          <table:table-cell table:style-name="Таблица2.A1" office:value-type="string">
            <text:p text:style-name="P59"><text:span text:style-name="T170">D</text:span>G<text:span text:style-name="T61">298</text:span>,</text:p>
            <text:p text:style-name="P61">kJ/mol</text:p>
          </table:table-cell>
          <table:table-cell table:style-name="Таблица2.A1" office:value-type="string">
            <text:p text:style-name="P59"><text:span text:style-name="T170">D</text:span>H<text:span text:style-name="T61">298</text:span>,</text:p>
            <text:p text:style-name="P61">kJ/mol</text:p>
          </table:table-cell>
          <table:table-cell table:style-name="Таблица2.F1" office:value-type="string">
            <text:p text:style-name="P59"><text:span text:style-name="T170">D</text:span>S<text:span text:style-name="T61">298</text:span><text:span text:style-name="T172">·</text:span>T,</text:p>
            <text:p text:style-name="P61">kJ/mol</text:p>
          </table:table-cell>
        </table:table-row>
        <table:table-row>
          <table:table-cell table:style-name="Таблица2.A2" office:value-type="string">
            <text:p text:style-name="P57">1</text:p>
          </table:table-cell>
          <table:table-cell table:style-name="Таблица2.A2" office:value-type="string">
            <text:p text:style-name="P141"><text:span text:style-name="T157">Ph</text:span><text:span text:style-name="T19">+</text:span><text:span text:style-name="T157"> </text:span><text:span text:style-name="T158">(</text:span><text:span text:style-name="T157">S</text:span><text:span text:style-name="T158">)</text:span><text:span text:style-name="T157"> = Ph</text:span><text:span text:style-name="T19">+</text:span><text:span text:style-name="T157"> </text:span><text:span text:style-name="T158">(</text:span><text:span text:style-name="T159">T)</text:span></text:p>
          </table:table-cell>
          <table:table-cell table:style-name="Таблица2.A2" office:value-type="string">
            <text:p text:style-name="P136">79.70</text:p>
          </table:table-cell>
          <table:table-cell table:style-name="Таблица2.A2" office:value-type="string">
            <text:p text:style-name="P136">79.37</text:p>
          </table:table-cell>
          <table:table-cell table:style-name="Таблица2.A2" office:value-type="string">
            <text:p text:style-name="P136">81.87</text:p>
          </table:table-cell>
          <table:table-cell table:style-name="Таблица2.F2" office:value-type="string">
            <text:p text:style-name="P138">2.50</text:p>
          </table:table-cell>
        </table:table-row>
        <table:table-row>
          <table:table-cell table:style-name="Таблица2.A2" office:value-type="string">
            <text:p text:style-name="P57">2</text:p>
          </table:table-cell>
          <table:table-cell table:style-name="Таблица2.A2" office:value-type="string">
            <text:p text:style-name="P141"><text:span text:style-name="T157">Ph-N</text:span><text:span text:style-name="T168">2</text:span><text:span text:style-name="T19">+</text:span><text:span text:style-name="T157"> </text:span><text:span text:style-name="T158">(</text:span><text:span text:style-name="T157">S</text:span><text:span text:style-name="T158">)</text:span><text:span text:style-name="T157"> = 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47.32</text:p>
          </table:table-cell>
          <table:table-cell table:style-name="Таблица2.A2" office:value-type="string">
            <text:p text:style-name="P136">228.51</text:p>
          </table:table-cell>
          <table:table-cell table:style-name="Таблица2.A2" office:value-type="string">
            <text:p text:style-name="P136">239.48</text:p>
          </table:table-cell>
          <table:table-cell table:style-name="Таблица2.F2" office:value-type="string">
            <text:p text:style-name="P138">10.99</text:p>
          </table:table-cell>
        </table:table-row>
        <table:table-row>
          <table:table-cell table:style-name="Таблица2.A2" office:value-type="string">
            <text:p text:style-name="P57">3</text:p>
          </table:table-cell>
          <table:table-cell table:style-name="Таблица2.A2" office:value-type="string">
            <text:p text:style-name="P141"><text:span text:style-name="T157">2-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36">298.07</text:p>
          </table:table-cell>
          <table:table-cell table:style-name="Таблица2.A2" office:value-type="string">
            <text:p text:style-name="P136">291.80</text:p>
          </table:table-cell>
          <table:table-cell table:style-name="Таблица2.A2" office:value-type="string">
            <text:p text:style-name="P136">293.87</text:p>
          </table:table-cell>
          <table:table-cell table:style-name="Таблица2.F2" office:value-type="string">
            <text:p text:style-name="P138">2.07</text:p>
          </table:table-cell>
        </table:table-row>
        <table:table-row>
          <table:table-cell table:style-name="Таблица2.A2" office:value-type="string">
            <text:p text:style-name="P57">4</text:p>
          </table:table-cell>
          <table:table-cell table:style-name="Таблица2.A2" office:value-type="string">
            <text:p text:style-name="P141"><text:span text:style-name="T157">2-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2-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13.54</text:p>
          </table:table-cell>
          <table:table-cell table:style-name="Таблица2.A2" office:value-type="string">
            <text:p text:style-name="P136">201.43</text:p>
          </table:table-cell>
          <table:table-cell table:style-name="Таблица2.A2" office:value-type="string">
            <text:p text:style-name="P136">206.50</text:p>
          </table:table-cell>
          <table:table-cell table:style-name="Таблица2.F2" office:value-type="string">
            <text:p text:style-name="P138">5.08</text:p>
          </table:table-cell>
        </table:table-row>
        <table:table-row>
          <table:table-cell table:style-name="Таблица2.A2" office:value-type="string">
            <text:p text:style-name="P57">5</text:p>
          </table:table-cell>
          <table:table-cell table:style-name="Таблица2.A2" office:value-type="string">
            <text:p text:style-name="P141"><text:span text:style-name="T157">3-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36">80.80</text:p>
          </table:table-cell>
          <table:table-cell table:style-name="Таблица2.A2" office:value-type="string">
            <text:p text:style-name="P136">77.97</text:p>
          </table:table-cell>
          <table:table-cell table:style-name="Таблица2.A2" office:value-type="string">
            <text:p text:style-name="P136">81.91</text:p>
          </table:table-cell>
          <table:table-cell table:style-name="Таблица2.F2" office:value-type="string">
            <text:p text:style-name="P138">3.95</text:p>
          </table:table-cell>
        </table:table-row>
        <table:table-row>
          <table:table-cell table:style-name="Таблица2.A2" office:value-type="string">
            <text:p text:style-name="P57">6</text:p>
          </table:table-cell>
          <table:table-cell table:style-name="Таблица2.A2" office:value-type="string">
            <text:p text:style-name="P141"><text:span text:style-name="T157">3-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3-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23.43</text:p>
          </table:table-cell>
          <table:table-cell table:style-name="Таблица2.A2" office:value-type="string">
            <text:p text:style-name="P136">210.04</text:p>
          </table:table-cell>
          <table:table-cell table:style-name="Таблица2.A2" office:value-type="string">
            <text:p text:style-name="P136">215.59</text:p>
          </table:table-cell>
          <table:table-cell table:style-name="Таблица2.F2" office:value-type="string">
            <text:p text:style-name="P138">5.56</text:p>
          </table:table-cell>
        </table:table-row>
        <table:table-row>
          <table:table-cell table:style-name="Таблица2.A2" office:value-type="string">
            <text:p text:style-name="P57">7</text:p>
          </table:table-cell>
          <table:table-cell table:style-name="Таблица2.A2" office:value-type="string">
            <text:p text:style-name="P141"><text:span text:style-name="T157">4-NO</text:span><text:span text:style-name="T168">2</text:span><text:span text:style-name="T157">-Ph</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text:span><text:span text:style-name="T19">+</text:span><text:span text:style-name="T157"> </text:span><text:span text:style-name="T158">(</text:span><text:span text:style-name="T159">T)</text:span></text:p>
          </table:table-cell>
          <table:table-cell table:style-name="Таблица2.A2" office:value-type="string">
            <text:p text:style-name="P136">68.20</text:p>
          </table:table-cell>
          <table:table-cell table:style-name="Таблица2.A2" office:value-type="string">
            <text:p text:style-name="P136">63.99</text:p>
          </table:table-cell>
          <table:table-cell table:style-name="Таблица2.A2" office:value-type="string">
            <text:p text:style-name="P136">69.77</text:p>
          </table:table-cell>
          <table:table-cell table:style-name="Таблица2.F2" office:value-type="string">
            <text:p text:style-name="P138">5.79</text:p>
          </table:table-cell>
        </table:table-row>
        <table:table-row>
          <table:table-cell table:style-name="Таблица2.A2" office:value-type="string">
            <text:p text:style-name="P57">8</text:p>
          </table:table-cell>
          <table:table-cell table:style-name="Таблица2.A2" office:value-type="string">
            <text:p text:style-name="P141"><text:span text:style-name="T157">4-NO</text:span><text:span text:style-name="T168">2</text:span><text:span text:style-name="T157">-Ph-N</text:span><text:span text:style-name="T168">2</text:span><text:span text:style-name="T19">+</text:span><text:span text:style-name="T157"> </text:span><text:span text:style-name="T158">(</text:span><text:span text:style-name="T157">S</text:span><text:span text:style-name="T158">)</text:span><text:span text:style-name="T157"> = 4-NO</text:span><text:span text:style-name="T168">2</text:span><text:span text:style-name="T157">-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186.81</text:p>
          </table:table-cell>
          <table:table-cell table:style-name="Таблица2.A2" office:value-type="string">
            <text:p text:style-name="P136">178.10</text:p>
          </table:table-cell>
          <table:table-cell table:style-name="Таблица2.A2" office:value-type="string">
            <text:p text:style-name="P136">180.60</text:p>
          </table:table-cell>
          <table:table-cell table:style-name="Таблица2.F2" office:value-type="string">
            <text:p text:style-name="P138">2.50</text:p>
          </table:table-cell>
        </table:table-row>
        <table:table-row>
          <table:table-cell table:style-name="Таблица2.A2" office:value-type="string">
            <text:p text:style-name="P57">9</text:p>
          </table:table-cell>
          <table:table-cell table:style-name="Таблица2.A2" office:value-type="string">
            <text:p text:style-name="P141"><text:span text:style-name="T157">4-CH</text:span><text:span text:style-name="T168">3</text:span><text:span text:style-name="T157">O-Ph</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text:span><text:span text:style-name="T19">+</text:span><text:span text:style-name="T157"> </text:span><text:span text:style-name="T158">(</text:span><text:span text:style-name="T159">T)</text:span></text:p>
          </table:table-cell>
          <table:table-cell table:style-name="Таблица2.A2" office:value-type="string">
            <text:p text:style-name="P136">-15.95</text:p>
          </table:table-cell>
          <table:table-cell table:style-name="Таблица2.A2" office:value-type="string">
            <text:p text:style-name="P136">-11.23</text:p>
          </table:table-cell>
          <table:table-cell table:style-name="Таблица2.A2" office:value-type="string">
            <text:p text:style-name="P136">-10.67</text:p>
          </table:table-cell>
          <table:table-cell table:style-name="Таблица2.F2" office:value-type="string">
            <text:p text:style-name="P138">0.56</text:p>
          </table:table-cell>
        </table:table-row>
        <table:table-row>
          <table:table-cell table:style-name="Таблица2.A2" office:value-type="string">
            <text:p text:style-name="P57">10</text:p>
          </table:table-cell>
          <table:table-cell table:style-name="Таблица2.A2" office:value-type="string">
            <text:p text:style-name="P141"><text:span text:style-name="T157">4-CH</text:span><text:span text:style-name="T168">3</text:span><text:span text:style-name="T157">O-Ph-N</text:span><text:span text:style-name="T168">2</text:span><text:span text:style-name="T19">+</text:span><text:span text:style-name="T157"> </text:span><text:span text:style-name="T158">(</text:span><text:span text:style-name="T157">S</text:span><text:span text:style-name="T158">)</text:span><text:span text:style-name="T157"> = 4-CH</text:span><text:span text:style-name="T168">3</text:span><text:span text:style-name="T157">O-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189.93</text:p>
          </table:table-cell>
          <table:table-cell table:style-name="Таблица2.A2" office:value-type="string">
            <text:p text:style-name="P136">176.94</text:p>
          </table:table-cell>
          <table:table-cell table:style-name="Таблица2.A2" office:value-type="string">
            <text:p text:style-name="P136">183.83</text:p>
          </table:table-cell>
          <table:table-cell table:style-name="Таблица2.F2" office:value-type="string">
            <text:p text:style-name="P138">6.90</text:p>
          </table:table-cell>
        </table:table-row>
        <table:table-row>
          <table:table-cell table:style-name="Таблица2.A2" office:value-type="string">
            <text:p text:style-name="P57">11</text:p>
          </table:table-cell>
          <table:table-cell table:style-name="Таблица2.A2" office:value-type="string">
            <text:p text:style-name="P141"><text:span text:style-name="T157">2-HOOC-Ph</text:span><text:span text:style-name="T19">+</text:span><text:span text:style-name="T157"> </text:span><text:span text:style-name="T158">(</text:span><text:span text:style-name="T157">S</text:span><text:span text:style-name="T158">)</text:span><text:span text:style-name="T157"> = 2-HOOC-Ph</text:span><text:span text:style-name="T19">+</text:span><text:span text:style-name="T157"> </text:span><text:span text:style-name="T158">(</text:span><text:span text:style-name="T159">T)</text:span></text:p>
          </table:table-cell>
          <table:table-cell table:style-name="Таблица2.A2" office:value-type="string">
            <text:p text:style-name="P136">72.96</text:p>
          </table:table-cell>
          <table:table-cell table:style-name="Таблица2.A2" office:value-type="string">
            <text:p text:style-name="P136">71.15</text:p>
          </table:table-cell>
          <table:table-cell table:style-name="Таблица2.A2" office:value-type="string">
            <text:p text:style-name="P136">73.62</text:p>
          </table:table-cell>
          <table:table-cell table:style-name="Таблица2.F2" office:value-type="string">
            <text:p text:style-name="P138">2.46</text:p>
          </table:table-cell>
        </table:table-row>
        <table:table-row>
          <table:table-cell table:style-name="Таблица2.A2" office:value-type="string">
            <text:p text:style-name="P57">12</text:p>
          </table:table-cell>
          <table:table-cell table:style-name="Таблица2.A2" office:value-type="string">
            <text:p text:style-name="P141"><text:span text:style-name="T157">2-HOOC-Ph-N</text:span><text:span text:style-name="T168">2</text:span><text:span text:style-name="T19">+</text:span><text:span text:style-name="T157"> </text:span><text:span text:style-name="T158">(</text:span><text:span text:style-name="T157">S</text:span><text:span text:style-name="T158">)</text:span><text:span text:style-name="T157"> = 2-HOOC-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69.44</text:p>
          </table:table-cell>
          <table:table-cell table:style-name="Таблица2.A2" office:value-type="string">
            <text:p text:style-name="P136">247.33</text:p>
          </table:table-cell>
          <table:table-cell table:style-name="Таблица2.A2" office:value-type="string">
            <text:p text:style-name="P136">258.09</text:p>
          </table:table-cell>
          <table:table-cell table:style-name="Таблица2.F2" office:value-type="string">
            <text:p text:style-name="P138">10.77</text:p>
          </table:table-cell>
        </table:table-row>
        <table:table-row>
          <table:table-cell table:style-name="Таблица2.A2" office:value-type="string">
            <text:p text:style-name="P57">13</text:p>
          </table:table-cell>
          <table:table-cell table:style-name="Таблица2.A2" office:value-type="string">
            <text:p text:style-name="P141"><text:span text:style-name="T157">4-HOOC-Ph</text:span><text:span text:style-name="T19">+</text:span><text:span text:style-name="T157"> </text:span><text:span text:style-name="T158">(</text:span><text:span text:style-name="T157">S</text:span><text:span text:style-name="T158">)</text:span><text:span text:style-name="T157"> = 4-HOOC-Ph</text:span><text:span text:style-name="T19">+</text:span><text:span text:style-name="T157"> </text:span><text:span text:style-name="T158">(</text:span><text:span text:style-name="T159">T)</text:span></text:p>
          </table:table-cell>
          <table:table-cell table:style-name="Таблица2.A2" office:value-type="string">
            <text:p text:style-name="P136">71.03</text:p>
          </table:table-cell>
          <table:table-cell table:style-name="Таблица2.A2" office:value-type="string">
            <text:p text:style-name="P136">70.10</text:p>
          </table:table-cell>
          <table:table-cell table:style-name="Таблица2.A2" office:value-type="string">
            <text:p text:style-name="P136">73.21</text:p>
          </table:table-cell>
          <table:table-cell table:style-name="Таблица2.F2" office:value-type="string">
            <text:p text:style-name="P138">3.12</text:p>
          </table:table-cell>
        </table:table-row>
        <table:table-row>
          <table:table-cell table:style-name="Таблица2.A2" office:value-type="string">
            <text:p text:style-name="P57">14</text:p>
          </table:table-cell>
          <table:table-cell table:style-name="Таблица2.A2" office:value-type="string">
            <text:p text:style-name="P141"><text:span text:style-name="T157">4-HOOC-Ph-N</text:span><text:span text:style-name="T168">2</text:span><text:span text:style-name="T19">+</text:span><text:span text:style-name="T157"> </text:span><text:span text:style-name="T158">(</text:span><text:span text:style-name="T157">S</text:span><text:span text:style-name="T158">)</text:span><text:span text:style-name="T157"> = 4-HOOC-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49.23</text:p>
          </table:table-cell>
          <table:table-cell table:style-name="Таблица2.A2" office:value-type="string">
            <text:p text:style-name="P136">232.14</text:p>
          </table:table-cell>
          <table:table-cell table:style-name="Таблица2.A2" office:value-type="string">
            <text:p text:style-name="P136">239.22</text:p>
          </table:table-cell>
          <table:table-cell table:style-name="Таблица2.F2" office:value-type="string">
            <text:p text:style-name="P138">7.08</text:p>
          </table:table-cell>
        </table:table-row>
        <table:table-row>
          <table:table-cell table:style-name="Таблица2.A2" office:value-type="string">
            <text:p text:style-name="P57">15</text:p>
          </table:table-cell>
          <table:table-cell table:style-name="Таблица2.A2" office:value-type="string">
            <text:p text:style-name="P141"><text:span text:style-name="T157">4-Br-Ph</text:span><text:span text:style-name="T19">+</text:span><text:span text:style-name="T157"> </text:span><text:span text:style-name="T158">(</text:span><text:span text:style-name="T157">S</text:span><text:span text:style-name="T158">)</text:span><text:span text:style-name="T157"> = 4-Br-Ph</text:span><text:span text:style-name="T19">+</text:span><text:span text:style-name="T157"> </text:span><text:span text:style-name="T158">(</text:span><text:span text:style-name="T159">T)</text:span></text:p>
          </table:table-cell>
          <table:table-cell table:style-name="Таблица2.A2" office:value-type="string">
            <text:p text:style-name="P136">20.03</text:p>
          </table:table-cell>
          <table:table-cell table:style-name="Таблица2.A2" office:value-type="string">
            <text:p text:style-name="P136">24.35</text:p>
          </table:table-cell>
          <table:table-cell table:style-name="Таблица2.A2" office:value-type="string">
            <text:p text:style-name="P136">25.25</text:p>
          </table:table-cell>
          <table:table-cell table:style-name="Таблица2.F2" office:value-type="string">
            <text:p text:style-name="P138">0.90</text:p>
          </table:table-cell>
        </table:table-row>
        <table:table-row>
          <table:table-cell table:style-name="Таблица2.A2" office:value-type="string">
            <text:p text:style-name="P57">16</text:p>
          </table:table-cell>
          <table:table-cell table:style-name="Таблица2.A2" office:value-type="string">
            <text:p text:style-name="P141"><text:span text:style-name="T157">4-Br-Ph-N</text:span><text:span text:style-name="T168">2</text:span><text:span text:style-name="T19">+</text:span><text:span text:style-name="T157"> </text:span><text:span text:style-name="T158">(</text:span><text:span text:style-name="T157">S</text:span><text:span text:style-name="T158">)</text:span><text:span text:style-name="T157"> = 4-Br-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10.81</text:p>
          </table:table-cell>
          <table:table-cell table:style-name="Таблица2.A2" office:value-type="string">
            <text:p text:style-name="P136">198.47</text:p>
          </table:table-cell>
          <table:table-cell table:style-name="Таблица2.A2" office:value-type="string">
            <text:p text:style-name="P136">205.03</text:p>
          </table:table-cell>
          <table:table-cell table:style-name="Таблица2.F2" office:value-type="string">
            <text:p text:style-name="P138">6.57</text:p>
          </table:table-cell>
        </table:table-row>
        <table:table-row>
          <table:table-cell table:style-name="Таблица2.A2" office:value-type="string">
            <text:p text:style-name="P57">17</text:p>
          </table:table-cell>
          <table:table-cell table:style-name="Таблица2.A2" office:value-type="string">
            <text:p text:style-name="P141"><text:span text:style-name="T157">2-HOOC-4-Br-Ph</text:span><text:span text:style-name="T19">+</text:span><text:span text:style-name="T157"> </text:span><text:span text:style-name="T158">(</text:span><text:span text:style-name="T157">S</text:span><text:span text:style-name="T158">)</text:span><text:span text:style-name="T157"> = 2-HOOC-4-Br-Ph</text:span><text:span text:style-name="T19">+</text:span><text:span text:style-name="T157"> </text:span><text:span text:style-name="T158">(</text:span><text:span text:style-name="T159">T)</text:span></text:p>
          </table:table-cell>
          <table:table-cell table:style-name="Таблица2.A2" office:value-type="string">
            <text:p text:style-name="P136">18.21</text:p>
          </table:table-cell>
          <table:table-cell table:style-name="Таблица2.A2" office:value-type="string">
            <text:p text:style-name="P136">21.17</text:p>
          </table:table-cell>
          <table:table-cell table:style-name="Таблица2.A2" office:value-type="string">
            <text:p text:style-name="P136">22.49</text:p>
          </table:table-cell>
          <table:table-cell table:style-name="Таблица2.F2" office:value-type="string">
            <text:p text:style-name="P138">1.32</text:p>
          </table:table-cell>
        </table:table-row>
        <table:table-row>
          <table:table-cell table:style-name="Таблица2.A2" office:value-type="string">
            <text:p text:style-name="P57">18</text:p>
          </table:table-cell>
          <table:table-cell table:style-name="Таблица2.A2" office:value-type="string">
            <text:p text:style-name="P141"><text:span text:style-name="T157">2-HOOC-4-Br-Ph-N</text:span><text:span text:style-name="T168">2</text:span><text:span text:style-name="T19">+</text:span><text:span text:style-name="T157"> </text:span><text:span text:style-name="T158">(</text:span><text:span text:style-name="T157">S</text:span><text:span text:style-name="T158">)</text:span><text:span text:style-name="T157"> = 2-HOOC-4-Br-Ph-N</text:span><text:span text:style-name="T168">2</text:span><text:span text:style-name="T19">+</text:span><text:span text:style-name="T157"> </text:span><text:span text:style-name="T158">(</text:span><text:span text:style-name="T159">T)</text:span></text:p>
          </table:table-cell>
          <table:table-cell table:style-name="Таблица2.A2" office:value-type="string">
            <text:p text:style-name="P136">234.39</text:p>
          </table:table-cell>
          <table:table-cell table:style-name="Таблица2.A2" office:value-type="string">
            <text:p text:style-name="P136">219.18</text:p>
          </table:table-cell>
          <table:table-cell table:style-name="Таблица2.A2" office:value-type="string">
            <text:p text:style-name="P136">227.30</text:p>
          </table:table-cell>
          <table:table-cell table:style-name="Таблица2.F2" office:value-type="string">
            <text:p text:style-name="P138">8.13</text:p>
          </table:table-cell>
        </table:table-row>
      </table:table>
      <text:p text:style-name="P55"/>
      <text:p text:style-name="P53"><text:span text:style-name="T83">Приложение </text:span><text:span text:style-name="T85">2</text:span><text:span text:style-name="T84">. </text:span><text:span text:style-name="T85">Результаты квантовохимических расчетов структур фенильных катионов (синглет-триплетные состояни</text:span></text:p>
      <text:p text:style-name="P155"/>
      <text:p text:style-name="P52"><text:span text:style-name="T83">Приложение </text:span><text:span text:style-name="T85">3</text:span><text:span text:style-name="T84">. </text:span><text:span text:style-name="T85">Фрагментация комплексных катионов</text:span></text:p>
      <text:p text:style-name="P156"/>
      <text:p text:style-name="P23">Приложение <text:span text:style-name="T91">4</text:span>. <text:span text:style-name="T91">Результаты к</text:span>вантовохимических расчетов <text:span text:style-name="T91">структур комплексных частиц</text:span></text:p>
      <text:p text:style-name="P131"/>
      <text:p text:style-name="P132"/>
      <text:p text:style-name="P133"><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15</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496</meta:editing-cycles>
    <meta:print-date>1900-12-31T17:00:00</meta:print-date>
    <meta:creation-date>2017-06-12T04:04:00</meta:creation-date>
    <dc:date>2018-06-27T14:35:13.626709140</dc:date>
    <meta:editing-duration>P4DT13H19M34S</meta:editing-duration>
    <meta:generator>LibreOffice/5.2.7.2$Linux_X86_64 LibreOffice_project/20m0$Build-2</meta:generator>
    <meta:document-statistic meta:table-count="7" meta:image-count="0" meta:object-count="0" meta:page-count="15" meta:paragraph-count="1031" meta:word-count="5158" meta:character-count="35693" meta:non-whitespace-character-count="315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